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4.9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4.396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9.135cm" fo:break-before="auto" style:use-optimal-row-height="true"/>
    </style:style>
    <style:style style:name="ro9" style:family="table-row">
      <style:table-row-properties style:row-height="2.817cm" fo:break-before="auto" style:use-optimal-row-height="true"/>
    </style:style>
    <style:style style:name="ro10" style:family="table-row">
      <style:table-row-properties style:row-height="3.21cm" fo:break-before="auto" style:use-optimal-row-height="true"/>
    </style:style>
    <style:style style:name="ro11" style:family="table-row">
      <style:table-row-properties style:row-height="4.791cm" fo:break-before="auto" style:use-optimal-row-height="true"/>
    </style:style>
    <style:style style:name="ro12" style:family="table-row">
      <style:table-row-properties style:row-height="3.605cm" fo:break-before="auto" style:use-optimal-row-height="true"/>
    </style:style>
    <style:style style:name="ro13" style:family="table-row">
      <style:table-row-properties style:row-height="4.001cm" fo:break-before="auto" style:use-optimal-row-height="true"/>
    </style:style>
    <style:style style:name="ro14" style:family="table-row">
      <style:table-row-properties style:row-height="7.555cm" fo:break-before="auto" style:use-optimal-row-height="true"/>
    </style:style>
    <style:style style:name="ro15" style:family="table-row">
      <style:table-row-properties style:row-height="5.976cm" fo:break-before="auto" style:use-optimal-row-height="true"/>
    </style:style>
    <style:style style:name="ro16" style:family="table-row">
      <style:table-row-properties style:row-height="5.581cm" fo:break-before="auto" style:use-optimal-row-height="true"/>
    </style:style>
    <style:style style:name="ro17" style:family="table-row">
      <style:table-row-properties style:row-height="5.186cm" fo:break-before="auto" style:use-optimal-row-height="true"/>
    </style:style>
    <style:style style:name="ro18" style:family="table-row">
      <style:table-row-properties style:row-height="6.3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default-cell-style-name="ce3"/>
        <table:table-column table:style-name="co2" table:default-cell-style-name="ce3"/>
        <table:table-column table:style-name="co1" table:default-cell-style-name="ce4"/>
        <table:table-column table:style-name="co1" table:default-cell-style-name="ce2"/>
        <table:table-column table:style-name="co1" table:number-columns-repeated="2" table:default-cell-style-name="ce3"/>
        <table:table-row table:style-name="ro1">
          <table:table-cell table:style-name="ce1" office:value-type="string" table:number-columns-spanned="7" table:number-rows-spanned="1">
            <text:p>Schleswig-Holstein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de.wikipedia.org/wiki/Bundestagswahlkreis_Flensburg_–_Schleswig">Flensburg – Schleswig</text:a></text:p>
          </table:table-cell>
          <table:table-cell office:value-type="string">
            <text:p><text:a xlink:href="http://de.wikipedia.org/wiki/Flensburg">Flensburg</text:a>, <text:a xlink:href="http://de.wikipedia.org/wiki/Kreis_Schleswig-Flensburg">Kreis Schleswig-Flensburg</text:a></text:p>
          </table:table-cell>
          <table:table-cell/>
          <table:table-cell office:value-type="float" office:value="2">
            <text:p>2</text:p>
          </table:table-cell>
          <table:table-cell office:value-type="string">
            <text:p><text:a xlink:href="http://de.wikipedia.org/wiki/Bundestagswahlkreis_Nordfriesland_–_Dithmarschen_Nord">Nordfriesland – Dithmarschen Nord</text:a></text:p>
          </table:table-cell>
          <table:table-cell office:value-type="string">
            <text:p><text:a xlink:href="http://de.wikipedia.org/wiki/Kreis_Nordfriesland">Kreis Nordfriesland</text:a>, <text:a xlink:href="http://de.wikipedia.org/wiki/Kreis_Dithmarschen">Kreis Dithmarschen</text:a>(nördl. Teil)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<text:a xlink:href="http://de.wikipedia.org/wiki/Bundestagswahlkreis_Steinburg_–_Dithmarschen_Süd">Steinburg – Dithmarschen Süd</text:a></text:p>
          </table:table-cell>
          <table:table-cell office:value-type="string">
            <text:p><text:a xlink:href="http://de.wikipedia.org/wiki/Kreis_Steinburg">Kreis Steinburg</text:a>, <text:a xlink:href="http://de.wikipedia.org/wiki/Kreis_Dithmarschen">Kreis Dithmarschen</text:a> (südl. Teil), vom <text:a xlink:href="http://de.wikipedia.org/wiki/Kreis_Segeberg">Kreis Segeberg</text:a> die Gemeinde <text:a xlink:href="http://de.wikipedia.org/wiki/Bad_Bramstedt">Bad Bramstedt</text:a> und das <text:a xlink:href="http://de.wikipedia.org/wiki/Amt_Bad_Bramstedt-Land">Amt Bad Bramstedt-Land</text:a></text:p>
          </table:table-cell>
          <table:table-cell/>
          <table:table-cell office:value-type="float" office:value="4">
            <text:p>4</text:p>
          </table:table-cell>
          <table:table-cell office:value-type="string">
            <text:p><text:a xlink:href="http://de.wikipedia.org/wiki/Bundestagswahlkreis_Rendsburg-Eckernförde">Rendsburg-Eckernförde</text:a></text:p>
          </table:table-cell>
          <table:table-cell office:value-type="string">
            <text:p><text:a xlink:href="http://de.wikipedia.org/wiki/Kreis_Rendsburg-Eckernförde">Kreis Rendsburg-Eckernförde</text:a> ohne die Gemeinden <text:a xlink:href="http://de.wikipedia.org/wiki/Altenholz">Altenholz</text:a> und <text:a xlink:href="http://de.wikipedia.org/wiki/Kronshagen">Kronshagen</text:a>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<text:a xlink:href="http://de.wikipedia.org/wiki/Bundestagswahlkreis_Kiel">Kiel</text:a></text:p>
          </table:table-cell>
          <table:table-cell office:value-type="string">
            <text:p><text:a xlink:href="http://de.wikipedia.org/wiki/Kiel">Kiel</text:a>, vom <text:a xlink:href="http://de.wikipedia.org/wiki/Kreis_Rendsburg-Eckernförde">Kreis Rendsburg-Eckernförde</text:a> die Gemeinden <text:a xlink:href="http://de.wikipedia.org/wiki/Altenholz">Altenholz</text:a> und <text:a xlink:href="http://de.wikipedia.org/wiki/Kronshagen">Kronshagen</text:a></text:p>
          </table:table-cell>
          <table:table-cell/>
          <table:table-cell office:value-type="float" office:value="6">
            <text:p>6</text:p>
          </table:table-cell>
          <table:table-cell office:value-type="string">
            <text:p><text:a xlink:href="http://de.wikipedia.org/wiki/Bundestagswahlkreis_Plön_–_Neumünster">Plön – Neumünster</text:a></text:p>
          </table:table-cell>
          <table:table-cell office:value-type="string">
            <text:p><text:a xlink:href="http://de.wikipedia.org/wiki/Kreis_Plön">Kreis Plön</text:a>, <text:a xlink:href="http://de.wikipedia.org/wiki/Neumünster">Neumünster</text:a>, vom <text:a xlink:href="http://de.wikipedia.org/wiki/Kreis_Segeberg">Kreis Segeberg</text:a>das <text:a xlink:href="http://de.wikipedia.org/wiki/Amt_Boostedt-Rickling">Amt Boostedt-Rickling</text:a></text:p>
          </table:table-cell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<text:a xlink:href="http://de.wikipedia.org/wiki/Bundestagswahlkreis_Pinneberg">Pinneberg</text:a></text:p>
          </table:table-cell>
          <table:table-cell office:value-type="string">
            <text:p><text:a xlink:href="http://de.wikipedia.org/wiki/Kreis_Pinneberg">Kreis Pinneberg</text:a></text:p>
          </table:table-cell>
          <table:table-cell/>
          <table:table-cell office:value-type="float" office:value="8">
            <text:p>8</text:p>
          </table:table-cell>
          <table:table-cell office:value-type="string">
            <text:p><text:a xlink:href="http://de.wikipedia.org/wiki/Bundestagswahlkreis_Segeberg_–_Stormarn-Nord">Segeberg – Stormarn-Nord</text:a></text:p>
          </table:table-cell>
          <table:table-cell office:value-type="string">
            <text:p><text:a xlink:href="http://de.wikipedia.org/wiki/Kreis_Segeberg">Kreis Segeberg</text:a> ohne <text:a xlink:href="http://de.wikipedia.org/wiki/Bad_Bramstedt">Bad Bramstedt</text:a> und die Ämter <text:a xlink:href="http://de.wikipedia.org/wiki/Amt_Bad_Bramstedt-Land">Bramstedt-Land</text:a> und <text:a xlink:href="http://de.wikipedia.org/wiki/Amt_Boostedt-Rickling">Boostedt-Rickling</text:a>,<text:a xlink:href="http://de.wikipedia.org/wiki/Kreis_Stormarn">Kreis Stormarn</text:a> (nördl. Teil)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de.wikipedia.org/wiki/Bundestagswahlkreis_Ostholstein">Ostholstein</text:a></text:p>
          </table:table-cell>
          <table:table-cell office:value-type="string">
            <text:p><text:a xlink:href="http://de.wikipedia.org/wiki/Kreis_Ostholstein">Kreis Ostholstein</text:a>, vom <text:a xlink:href="http://de.wikipedia.org/wiki/Kreis_Stormarn">Kreis Stormarn</text:a> die Gemeinde <text:a xlink:href="http://de.wikipedia.org/wiki/Reinfeld_(Holstein)">Reinfeld</text:a> und das <text:a xlink:href="http://de.wikipedia.org/wiki/Amt_Nordstormarn">Amt Nordstormarn</text:a>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<text:a xlink:href="http://de.wikipedia.org/wiki/Bundestagswahlkreis_Herzogtum_Lauenburg_–_Stormarn-Süd">Herzogtum Lauenburg – Stormarn-Süd</text:a></text:p>
          </table:table-cell>
          <table:table-cell office:value-type="string">
            <text:p><text:a xlink:href="http://de.wikipedia.org/wiki/Kreis_Herzogtum_Lauenburg">Kreis Herzogtum Lauenburg</text:a> (südöstl. Teil),<text:a xlink:href="http://de.wikipedia.org/wiki/Kreis_Stormarn">Kreis Stormarn</text:a> (südl. Teil)</text:p>
          </table:table-cell>
        </table:table-row>
        <table:table-row table:style-name="ro6">
          <table:table-cell office:value-type="float" office:value="11">
            <text:p>11</text:p>
          </table:table-cell>
          <table:table-cell office:value-type="string">
            <text:p><text:a xlink:href="http://de.wikipedia.org/wiki/Bundestagswahlkreis_Lübeck">Lübeck</text:a></text:p>
          </table:table-cell>
          <table:table-cell office:value-type="string">
            <text:p><text:a xlink:href="http://de.wikipedia.org/wiki/Lübeck">Lübeck</text:a>, <text:a xlink:href="http://de.wikipedia.org/wiki/Kreis_Herzogtum_Lauenburg">Kreis Herzogtum Lauenburg</text:a>(nordwestl. Teil)</text:p>
          </table:table-cell>
          <table:table-cell/>
          <table:table-cell table:style-name="ce4" table:number-columns-repeated="3"/>
        </table:table-row>
        <table:table-row table:style-name="ro1">
          <table:table-cell table:style-name="ce1" office:value-type="string" table:number-columns-spanned="7" table:number-rows-spanned="1">
            <text:p>Mecklenburg-Vorpommern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6">
          <table:table-cell office:value-type="float" office:value="12">
            <text:p>12</text:p>
          </table:table-cell>
          <table:table-cell office:value-type="string">
            <text:p><text:a xlink:href="http://de.wikipedia.org/wiki/Bundestagswahlkreis_Wismar_–_Nordwestmecklenburg_–_Parchim">Wismar – Nordwestmecklenburg – Parchim</text:a></text:p>
          </table:table-cell>
          <table:table-cell office:value-type="string">
            <text:p><text:a xlink:href="http://de.wikipedia.org/wiki/Wismar">Wismar</text:a>, <text:a xlink:href="http://de.wikipedia.org/wiki/Landkreis_Nordwestmecklenburg">Landkreis Nordwestmecklenburg</text:a>,<text:a xlink:href="http://de.wikipedia.org/wiki/Landkreis_Parchim">Landkreis Parchim</text:a>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<text:a xlink:href="http://de.wikipedia.org/wiki/Bundestagswahlkreis_Schwerin_–_Ludwigslust">Schwerin – Ludwigslust</text:a></text:p>
          </table:table-cell>
          <table:table-cell office:value-type="string">
            <text:p><text:a xlink:href="http://de.wikipedia.org/wiki/Schwerin">Schwerin</text:a>, <text:a xlink:href="http://de.wikipedia.org/wiki/Landkreis_Ludwigslust">Landkreis Ludwigslust</text:a>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de.wikipedia.org/wiki/Bundestagswahlkreis_Rostock">Rostock</text:a></text:p>
          </table:table-cell>
          <table:table-cell office:value-type="string">
            <text:p><text:a xlink:href="http://de.wikipedia.org/wiki/Rostock">Rostock</text:a>, <text:a xlink:href="http://de.wikipedia.org/wiki/Landkreis_Bad_Doberan">Landkreis Bad Doberan</text:a> (östl. Teil)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<text:a xlink:href="http://de.wikipedia.org/wiki/Bundestagswahlkreis_Stralsund_–_Nordvorpommern_–_Rügen">Stralsund – Nordvorpommern – Rügen</text:a></text:p>
          </table:table-cell>
          <table:table-cell office:value-type="string">
            <text:p><text:a xlink:href="http://de.wikipedia.org/wiki/Stralsund">Stralsund</text:a>, <text:a xlink:href="http://de.wikipedia.org/wiki/Landkreis_Nordvorpommern">Landkreis Nordvorpommern</text:a>,<text:a xlink:href="http://de.wikipedia.org/wiki/Landkreis_Rügen">Landkreis Rügen</text:a>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<text:a xlink:href="http://de.wikipedia.org/wiki/Bundestagswahlkreis_Greifswald_–_Demmin_–_Ostvorpommern">Greifswald – Demmin – Ostvorpommern</text:a></text:p>
          </table:table-cell>
          <table:table-cell office:value-type="string">
            <text:p><text:a xlink:href="http://de.wikipedia.org/wiki/Greifswald">Greifswald</text:a>, <text:a xlink:href="http://de.wikipedia.org/wiki/Landkreis_Demmin">Landkreis Demmin</text:a>, <text:a xlink:href="http://de.wikipedia.org/wiki/Landkreis_Ostvorpommern">Landkreis Ostvorpommern</text:a></text:p>
          </table:table-cell>
          <table:table-cell/>
          <table:table-cell office:value-type="float" office:value="17">
            <text:p>17</text:p>
          </table:table-cell>
          <table:table-cell office:value-type="string">
            <text:p><text:a xlink:href="http://de.wikipedia.org/wiki/Bundestagswahlkreis_Bad_Doberan_–_Güstrow_–_Müritz">Bad Doberan – Güstrow – Müritz</text:a></text:p>
          </table:table-cell>
          <table:table-cell office:value-type="string">
            <text:p><text:a xlink:href="http://de.wikipedia.org/wiki/Landkreis_Bad_Doberan">Landkreis Bad Doberan</text:a> (westl. Teil),<text:a xlink:href="http://de.wikipedia.org/wiki/Landkreis_Güstrow">Landkreis Güstrow</text:a>, <text:a xlink:href="http://de.wikipedia.org/wiki/Landkreis_Müritz">Landkreis Müritz</text:a></text:p>
          </table:table-cell>
        </table:table-row>
        <table:table-row table:style-name="ro7">
          <table:table-cell office:value-type="float" office:value="18">
            <text:p>18</text:p>
          </table:table-cell>
          <table:table-cell office:value-type="string">
            <text:p><text:a xlink:href="http://de.wikipedia.org/wiki/Bundestagswahlkreis_Neubrandenburg_–_Mecklenburg-Strelitz_–_Uecker-Randow">Neubrandenburg – Mecklenburg-Strelitz – Uecker-Randow</text:a></text:p>
          </table:table-cell>
          <table:table-cell office:value-type="string">
            <text:p><text:a xlink:href="http://de.wikipedia.org/wiki/Neubrandenburg">Neubrandenburg</text:a>, <text:a xlink:href="http://de.wikipedia.org/wiki/Landkreis_Mecklenburg-Strelitz">Landkreis Mecklenburg-Strelitz</text:a>, <text:a xlink:href="http://de.wikipedia.org/wiki/Landkreis_Uecker-Randow">Landkreis Uecker-Randow</text:a></text:p>
          </table:table-cell>
          <table:table-cell/>
          <table:table-cell table:style-name="ce4" table:number-columns-repeated="3"/>
        </table:table-row>
        <table:table-row table:style-name="ro1">
          <table:table-cell table:style-name="ce1" office:value-type="string" table:number-columns-spanned="7" table:number-rows-spanned="1">
            <text:p>Hamburg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4">
          <table:table-cell office:value-type="float" office:value="19">
            <text:p>19</text:p>
          </table:table-cell>
          <table:table-cell office:value-type="string">
            <text:p><text:a xlink:href="http://de.wikipedia.org/wiki/Bundestagswahlkreis_Hamburg-Mitte">Hamburg-Mitte</text:a></text:p>
          </table:table-cell>
          <table:table-cell office:value-type="string">
            <text:p><text:a xlink:href="http://de.wikipedia.org/wiki/Bezirk_Hamburg-Mitte">Bezirk Hamburg-Mitte</text:a> ohne <text:a xlink:href="http://de.wikipedia.org/wiki/Hamburg-Wilhelmsburg">Wilhelmsburg</text:a>, vom <text:a xlink:href="http://de.wikipedia.org/wiki/Bezirk_Altona">Bezirk Altona</text:a> der Stadtteil <text:a xlink:href="http://de.wikipedia.org/wiki/Hamburg-Sternschanze">Sternschanze</text:a>(teilw.), vom <text:a xlink:href="http://de.wikipedia.org/wiki/Bezirk_Hamburg-Nord">Bezirk Hamburg-Nord</text:a> die Stadtteile <text:a xlink:href="http://de.wikipedia.org/wiki/Hamburg-Barmbek-Nord">Barmbek-Nord</text:a>, <text:a xlink:href="http://de.wikipedia.org/wiki/Hamburg-Barmbek-Süd">Barmbek-Süd</text:a>,<text:a xlink:href="http://de.wikipedia.org/wiki/Hamburg-Dulsberg">Dulsberg</text:a>, <text:a xlink:href="http://de.wikipedia.org/wiki/Hamburg-Hohenfelde">Hohenfelde</text:a> und <text:a xlink:href="http://de.wikipedia.org/wiki/Hamburg-Uhlenhorst">Uhlenhorst</text:a>, vom<text:a xlink:href="http://de.wikipedia.org/wiki/Bezirk_Wandsbek">Bezirk Wandsbek</text:a> der Stadtteil <text:a xlink:href="http://de.wikipedia.org/wiki/Hamburg-Eilbek">Eilbek</text:a>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<text:a xlink:href="http://de.wikipedia.org/wiki/Bundestagswahlkreis_Hamburg-Altona">Hamburg-Altona</text:a></text:p>
          </table:table-cell>
          <table:table-cell office:value-type="string">
            <text:p><text:a xlink:href="http://de.wikipedia.org/wiki/Bezirk_Altona">Bezirk Altona</text:a> ohne Teile von <text:a xlink:href="http://de.wikipedia.org/wiki/Hamburg-Sternschanze">Sternschanze</text:a></text:p>
          </table:table-cell>
        </table:table-row>
        <table:table-row table:style-name="ro8">
          <table:table-cell office:value-type="float" office:value="21">
            <text:p>21</text:p>
          </table:table-cell>
          <table:table-cell office:value-type="string">
            <text:p><text:a xlink:href="http://de.wikipedia.org/wiki/Bundestagswahlkreis_Hamburg-Eimsbüttel">Hamburg-Eimsbüttel</text:a></text:p>
          </table:table-cell>
          <table:table-cell office:value-type="string">
            <text:p><text:a xlink:href="http://de.wikipedia.org/wiki/Bezirk_Eimsbüttel">Bezirk Eimsbüttel</text:a>, vom <text:a xlink:href="http://de.wikipedia.org/wiki/Bezirk_Altona">Bezirk Altona</text:a> der Stadtteil <text:a xlink:href="http://de.wikipedia.org/wiki/Hamburg-Sternschanze">Sternschanze</text:a> (teilw.)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<text:a xlink:href="http://de.wikipedia.org/wiki/Bundestagswahlkreis_Hamburg-Nord">Hamburg-Nord</text:a></text:p>
          </table:table-cell>
          <table:table-cell office:value-type="string">
            <text:p>Vom <text:a xlink:href="http://de.wikipedia.org/wiki/Bezirk_Hamburg-Nord">Bezirk Hamburg-Nord</text:a> die Stadtteile<text:a xlink:href="http://de.wikipedia.org/wiki/Hamburg-Alsterdorf">Alsterdorf</text:a>, <text:a xlink:href="http://de.wikipedia.org/wiki/Hamburg-Eppendorf">Eppendorf</text:a>, <text:a xlink:href="http://de.wikipedia.org/wiki/Hamburg-Fuhlsbüttel">Fuhlsbüttel</text:a>, <text:a xlink:href="http://de.wikipedia.org/wiki/Hamburg-Groß_Borstel">Groß Borstel</text:a>, <text:a xlink:href="http://de.wikipedia.org/wiki/Hamburg-Hoheluft-Ost">Hoheluft-Ost</text:a>, <text:a xlink:href="http://de.wikipedia.org/wiki/Hamburg-Langenhorn">Langenhorn</text:a>, <text:a xlink:href="http://de.wikipedia.org/wiki/Hamburg-Ohlsdorf">Ohlsdorf</text:a>und <text:a xlink:href="http://de.wikipedia.org/wiki/Hamburg-Winterhude">Winterhude</text:a>, vom <text:a xlink:href="http://de.wikipedia.org/wiki/Bezirk_Wandsbek">Bezirk Wandsbek</text:a> die Stadtteile <text:a xlink:href="http://de.wikipedia.org/wiki/Hamburg-Hummelsbüttel">Hummelsbüttel</text:a>, <text:a xlink:href="http://de.wikipedia.org/wiki/Hamburg-Poppenbüttel">Poppenbüttel</text:a>,<text:a xlink:href="http://de.wikipedia.org/wiki/Hamburg-Sasel">Sasel</text:a>, <text:a xlink:href="http://de.wikipedia.org/wiki/Hamburg-Wellingsbüttel">Wellingsbüttel</text:a>, <text:a xlink:href="http://de.wikipedia.org/wiki/Hamburg-Lemsahl-Mellingstedt">Lemsahl-Mellingstedt</text:a>,<text:a xlink:href="http://de.wikipedia.org/wiki/Hamburg-Duvenstedt">Duvenstedt</text:a>, <text:a xlink:href="http://de.wikipedia.org/wiki/Hamburg-Wohldorf-Ohlstedt">Wohldorf-Ohlstedt</text:a> und <text:a xlink:href="http://de.wikipedia.org/wiki/Hamburg-Bergstedt">Bergstedt</text:a></text:p>
          </table:table-cell>
        </table:table-row>
        <table:table-row table:style-name="ro9">
          <table:table-cell office:value-type="float" office:value="23">
            <text:p>23</text:p>
          </table:table-cell>
          <table:table-cell office:value-type="string">
            <text:p><text:a xlink:href="http://de.wikipedia.org/wiki/Bundestagswahlkreis_Hamburg-Wandsbek">Hamburg-Wandsbek</text:a></text:p>
          </table:table-cell>
          <table:table-cell office:value-type="string">
            <text:p>Vom <text:a xlink:href="http://de.wikipedia.org/wiki/Bezirk_Wandsbek">Bezirk Wandsbek</text:a> die Stadtteile<text:a xlink:href="http://de.wikipedia.org/wiki/Hamburg-Steilshoop">Steilshoop</text:a>, <text:a xlink:href="http://de.wikipedia.org/wiki/Hamburg-Rahlstedt">Rahlstedt</text:a>, <text:a xlink:href="http://de.wikipedia.org/wiki/Hamburg-Bramfeld">Bramfeld</text:a>, <text:a xlink:href="http://de.wikipedia.org/wiki/Hamburg-Wandsbek">Wandsbek</text:a>,<text:a xlink:href="http://de.wikipedia.org/wiki/Hamburg-Farmsen-Berne">Farmsen-Berne</text:a>, <text:a xlink:href="http://de.wikipedia.org/wiki/Hamburg-Volksdorf">Volksdorf</text:a>, <text:a xlink:href="http://de.wikipedia.org/wiki/Hamburg-Marienthal">Marienthal</text:a>,<text:a xlink:href="http://de.wikipedia.org/wiki/Hamburg-Jenfeld">Jenfeld</text:a> und <text:a xlink:href="http://de.wikipedia.org/wiki/Hamburg-Tonndorf">Tonndorf</text:a>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<text:a xlink:href="http://de.wikipedia.org/wiki/Bundestagswahlkreis_Hamburg-Bergedorf_–_Harburg">Hamburg-Bergedorf – Harburg</text:a></text:p>
          </table:table-cell>
          <table:table-cell office:value-type="string">
            <text:p><text:a xlink:href="http://de.wikipedia.org/wiki/Bezirk_Bergedorf">Bezirk Bergedorf</text:a>, <text:a xlink:href="http://de.wikipedia.org/wiki/Bezirk_Harburg">Bezirk Harburg</text:a>, vom <text:a xlink:href="http://de.wikipedia.org/wiki/Bezirk_Hamburg-Mitte">Bezirk Hamburg-Mitte</text:a> der Stadtteil <text:a xlink:href="http://de.wikipedia.org/wiki/Hamburg-Wilhelmsburg">Wilhelmsburg</text:a></text:p>
          </table:table-cell>
        </table:table-row>
        <table:table-row table:style-name="ro1">
          <table:table-cell table:style-name="ce1" office:value-type="string" table:number-columns-spanned="7" table:number-rows-spanned="1">
            <text:p>Niedersachsen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7">
          <table:table-cell office:value-type="float" office:value="25">
            <text:p>25</text:p>
          </table:table-cell>
          <table:table-cell office:value-type="string">
            <text:p><text:a xlink:href="http://de.wikipedia.org/wiki/Bundestagswahlkreis_Aurich_–_Emden">Aurich – Emden</text:a></text:p>
          </table:table-cell>
          <table:table-cell office:value-type="string">
            <text:p><text:a xlink:href="http://de.wikipedia.org/wiki/Landkreis_Aurich">Landkreis Aurich</text:a>, <text:a xlink:href="http://de.wikipedia.org/wiki/Emden">Emden</text:a></text:p>
          </table:table-cell>
          <table:table-cell/>
          <table:table-cell office:value-type="float" office:value="26">
            <text:p>26</text:p>
          </table:table-cell>
          <table:table-cell office:value-type="string">
            <text:p><text:a xlink:href="http://de.wikipedia.org/wiki/Bundestagswahlkreis_Unterems">Unterems</text:a></text:p>
          </table:table-cell>
          <table:table-cell office:value-type="string">
            <text:p><text:a xlink:href="http://de.wikipedia.org/wiki/Landkreis_Emsland">Landkreis Emsland</text:a> (nördl. Teil), <text:a xlink:href="http://de.wikipedia.org/wiki/Landkreis_Leer">Landkreis Leer</text:a></text:p>
          </table:table-cell>
        </table:table-row>
        <table:table-row table:style-name="ro6">
          <table:table-cell office:value-type="float" office:value="27">
            <text:p>27</text:p>
          </table:table-cell>
          <table:table-cell office:value-type="string">
            <text:p><text:a xlink:href="http://de.wikipedia.org/wiki/Bundestagswahlkreis_Friesland_–_Wilhelmshaven">Friesland – Wilhelmshaven</text:a></text:p>
          </table:table-cell>
          <table:table-cell office:value-type="string">
            <text:p><text:a xlink:href="http://de.wikipedia.org/wiki/Landkreis_Friesland">Landkreis Friesland</text:a>, <text:a xlink:href="http://de.wikipedia.org/wiki/Wilhelmshaven">Wilhelmshaven</text:a>,<text:a xlink:href="http://de.wikipedia.org/wiki/Landkreis_Wittmund">Landkreis Wittmund</text:a></text:p>
          </table:table-cell>
          <table:table-cell/>
          <table:table-cell office:value-type="float" office:value="28">
            <text:p>28</text:p>
          </table:table-cell>
          <table:table-cell office:value-type="string">
            <text:p><text:a xlink:href="http://de.wikipedia.org/wiki/Bundestagswahlkreis_Oldenburg_–_Ammerland">Oldenburg – Ammerland</text:a></text:p>
          </table:table-cell>
          <table:table-cell office:value-type="string">
            <text:p><text:a xlink:href="http://de.wikipedia.org/wiki/Oldenburg_(Oldenburg)">Oldenburg</text:a>, <text:a xlink:href="http://de.wikipedia.org/wiki/Landkreis_Ammerland">Landkreis Ammerland</text:a>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<text:a xlink:href="http://de.wikipedia.org/wiki/Bundestagswahlkreis_Delmenhorst_–_Wesermarsch_–_Oldenburg-Land">Delmenhorst – Wesermarsch – Oldenburg-Land</text:a></text:p>
          </table:table-cell>
          <table:table-cell office:value-type="string">
            <text:p><text:a xlink:href="http://de.wikipedia.org/wiki/Delmenhorst">Delmenhorst</text:a>, <text:a xlink:href="http://de.wikipedia.org/wiki/Landkreis_Wesermarsch">Landkreis Wesermarsch</text:a>,<text:a xlink:href="http://de.wikipedia.org/wiki/Landkreis_Oldenburg">Landkreis Oldenburg</text:a>,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<text:a xlink:href="http://de.wikipedia.org/wiki/Bundestagswahlkreis_Cuxhaven_–_Stade_II">Cuxhaven – Stade II</text:a></text:p>
          </table:table-cell>
          <table:table-cell office:value-type="string">
            <text:p><text:a xlink:href="http://de.wikipedia.org/wiki/Landkreis_Cuxhaven">Landkreis Cuxhaven</text:a>, <text:a xlink:href="http://de.wikipedia.org/wiki/Landkreis_Stade">Landkreis Stade</text:a> (nördl. Teil)</text:p>
          </table:table-cell>
        </table:table-row>
        <table:table-row table:style-name="ro7">
          <table:table-cell office:value-type="float" office:value="31">
            <text:p>31</text:p>
          </table:table-cell>
          <table:table-cell office:value-type="string">
            <text:p><text:a xlink:href="http://de.wikipedia.org/wiki/Bundestagswahlkreis_Stade_I_–_Rotenburg_II">Stade I – Rotenburg II</text:a></text:p>
          </table:table-cell>
          <table:table-cell office:value-type="string">
            <text:p><text:a xlink:href="http://de.wikipedia.org/wiki/Landkreis_Stade">Landkreis Stade</text:a> (südl. Teil), <text:a xlink:href="http://de.wikipedia.org/wiki/Landkreis_Rotenburg_(Wümme)">Landkreis Rotenburg (Wümme)</text:a> (nördl. Teil)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<text:a xlink:href="http://de.wikipedia.org/wiki/Bundestagswahlkreis_Mittelems">Mittelems</text:a></text:p>
          </table:table-cell>
          <table:table-cell office:value-type="string">
            <text:p><text:a xlink:href="http://de.wikipedia.org/wiki/Landkreis_Emsland">Landkreis Emsland</text:a> (teilw.), <text:a xlink:href="http://de.wikipedia.org/wiki/Landkreis_Grafschaft_Bentheim">Landkreis Grafschaft Bentheim</text:a></text:p>
          </table:table-cell>
        </table:table-row>
        <table:table-row table:style-name="ro10">
          <table:table-cell office:value-type="float" office:value="33">
            <text:p>33</text:p>
          </table:table-cell>
          <table:table-cell office:value-type="string">
            <text:p><text:a xlink:href="http://de.wikipedia.org/wiki/Bundestagswahlkreis_Cloppenburg_–_Vechta">Cloppenburg – Vechta</text:a></text:p>
          </table:table-cell>
          <table:table-cell office:value-type="string">
            <text:p><text:a xlink:href="http://de.wikipedia.org/wiki/Landkreis_Cloppenburg">Landkreis Cloppenburg</text:a>, <text:a xlink:href="http://de.wikipedia.org/wiki/Landkreis_Vechta">Landkreis Vechta</text:a>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<text:a xlink:href="http://de.wikipedia.org/wiki/Bundestagswahlkreis_Diepholz_–_Nienburg_I">Diepholz – Nienburg I</text:a></text:p>
          </table:table-cell>
          <table:table-cell office:value-type="string">
            <text:p><text:a xlink:href="http://de.wikipedia.org/wiki/Landkreis_Diepholz">Landkreis Diepholz</text:a>, vom <text:a xlink:href="http://de.wikipedia.org/wiki/Landkreis_Nienburg/Weser">Landkreis Nienburg/Weser</text:a> die Samtgemeinden <text:a xlink:href="http://de.wikipedia.org/wiki/Samtgemeinde_Eystrup">Eystrup</text:a>,<text:a xlink:href="http://de.wikipedia.org/wiki/Samtgemeinde_Uchte">Uchte</text:a> und <text:a xlink:href="http://de.wikipedia.org/wiki/Samtgemeinde_Grafschaft_Hoya">Grafschaft Hoya</text:a></text:p>
          </table:table-cell>
        </table:table-row>
        <table:table-row table:style-name="ro7">
          <table:table-cell office:value-type="float" office:value="35">
            <text:p>35</text:p>
          </table:table-cell>
          <table:table-cell office:value-type="string">
            <text:p><text:a xlink:href="http://de.wikipedia.org/wiki/Bundestagswahlkreis_Osterholz_–_Verden">Osterholz – Verden</text:a></text:p>
          </table:table-cell>
          <table:table-cell office:value-type="string">
            <text:p><text:a xlink:href="http://de.wikipedia.org/wiki/Landkreis_Osterholz">Landkreis Osterholz</text:a>, <text:a xlink:href="http://de.wikipedia.org/wiki/Landkreis_Verden">Landkreis Verden</text:a></text:p>
          </table:table-cell>
          <table:table-cell/>
          <table:table-cell office:value-type="float" office:value="36">
            <text:p>36</text:p>
          </table:table-cell>
          <table:table-cell office:value-type="string">
            <text:p><text:a xlink:href="http://de.wikipedia.org/wiki/Bundestagswahlkreis_Rotenburg_I_–_Soltau-Fallingbostel">Rotenburg I - Soltau-Fallingbostel</text:a></text:p>
          </table:table-cell>
          <table:table-cell office:value-type="string">
            <text:p><text:a xlink:href="http://de.wikipedia.org/wiki/Landkreis_Rotenburg_(Wümme)">Landkreis Rotenburg (Wümme)</text:a> (südl. Teil),<text:a xlink:href="http://de.wikipedia.org/wiki/Landkreis_Soltau-Fallingbostel">Landkreis Soltau-Fallingbostel</text:a></text:p>
          </table:table-cell>
        </table:table-row>
        <table:table-row table:style-name="ro7">
          <table:table-cell office:value-type="float" office:value="37">
            <text:p>37</text:p>
          </table:table-cell>
          <table:table-cell office:value-type="string">
            <text:p><text:a xlink:href="http://de.wikipedia.org/wiki/Bundestagswahlkreis_Harburg">Harburg</text:a></text:p>
          </table:table-cell>
          <table:table-cell office:value-type="string">
            <text:p><text:a xlink:href="http://de.wikipedia.org/wiki/Landkreis_Harburg">Landkreis Harburg</text:a></text:p>
          </table:table-cell>
          <table:table-cell/>
          <table:table-cell office:value-type="float" office:value="38">
            <text:p>38</text:p>
          </table:table-cell>
          <table:table-cell office:value-type="string">
            <text:p><text:a xlink:href="http://de.wikipedia.org/wiki/Bundestagswahlkreis_Lüchow-Dannenberg_–_Lüneburg">Lüchow-Dannenberg – Lüneburg</text:a></text:p>
          </table:table-cell>
          <table:table-cell office:value-type="string">
            <text:p><text:a xlink:href="http://de.wikipedia.org/wiki/Landkreis_Lüchow-Dannenberg">Landkreis Lüchow-Dannenberg</text:a>, <text:a xlink:href="http://de.wikipedia.org/wiki/Landkreis_Lüneburg">Landkreis Lüneburg</text:a></text:p>
          </table:table-cell>
        </table:table-row>
        <table:table-row table:style-name="ro11">
          <table:table-cell office:value-type="float" office:value="39">
            <text:p>39</text:p>
          </table:table-cell>
          <table:table-cell office:value-type="string">
            <text:p><text:a xlink:href="http://de.wikipedia.org/wiki/Bundestagswahlkreis_Osnabrück-Land">Osnabrück-Land</text:a></text:p>
          </table:table-cell>
          <table:table-cell office:value-type="string">
            <text:p><text:a xlink:href="http://de.wikipedia.org/wiki/Landkreis_Osnabrück">Landkreis Osnabrück</text:a> ohne <text:a xlink:href="http://de.wikipedia.org/wiki/Belm">Belm</text:a>,<text:a xlink:href="http://de.wikipedia.org/wiki/Georgsmarienhütte">Georgsmarienhütte</text:a>, <text:a xlink:href="http://de.wikipedia.org/wiki/Hagen_am_Teutoburger_Wald">Hagen am Teutoburger Wald</text:a>, <text:a xlink:href="http://de.wikipedia.org/wiki/Hasbergen">Hasbergen</text:a> und <text:a xlink:href="http://de.wikipedia.org/wiki/Wallenhorst">Wallenhorst</text:a></text:p>
          </table:table-cell>
          <table:table-cell/>
          <table:table-cell office:value-type="float" office:value="40">
            <text:p>40</text:p>
          </table:table-cell>
          <table:table-cell office:value-type="string">
            <text:p><text:a xlink:href="http://de.wikipedia.org/wiki/Bundestagswahlkreis_Stadt_Osnabrück">Stadt Osnabrück</text:a></text:p>
          </table:table-cell>
          <table:table-cell office:value-type="string">
            <text:p><text:a xlink:href="http://de.wikipedia.org/wiki/Osnabrück">Osnabrück</text:a>, vom <text:a xlink:href="http://de.wikipedia.org/wiki/Landkreis_Osnabrück">Landkreis Osnabrück</text:a> die Gemeinden <text:a xlink:href="http://de.wikipedia.org/wiki/Belm">Belm</text:a>, <text:a xlink:href="http://de.wikipedia.org/wiki/Georgsmarienhütte">Georgsmarienhütte</text:a>, <text:a xlink:href="http://de.wikipedia.org/wiki/Hagen_am_Teutoburger_Wald">Hagen am Teutoburger Wald</text:a>, <text:a xlink:href="http://de.wikipedia.org/wiki/Hasbergen">Hasbergen</text:a> und<text:a xlink:href="http://de.wikipedia.org/wiki/Wallenhorst">Wallenhorst</text:a></text:p>
          </table:table-cell>
        </table:table-row>
        <table:table-row table:style-name="ro7">
          <table:table-cell office:value-type="float" office:value="41">
            <text:p>41</text:p>
          </table:table-cell>
          <table:table-cell office:value-type="string">
            <text:p><text:a xlink:href="http://de.wikipedia.org/wiki/Bundestagswahlkreis_Nienburg_II_–_Schaumburg">Nienburg II – Schaumburg</text:a></text:p>
          </table:table-cell>
          <table:table-cell office:value-type="string">
            <text:p><text:a xlink:href="http://de.wikipedia.org/wiki/Landkreis_Nienburg/Weser">Landkreis Nienburg/Weser</text:a> ohne die Samtgemeinden <text:a xlink:href="http://de.wikipedia.org/wiki/Samtgemeinde_Eystrup">Eystrup</text:a>, <text:a xlink:href="http://de.wikipedia.org/wiki/Samtgemeinde_Uchte">Uchte</text:a> und<text:a xlink:href="http://de.wikipedia.org/wiki/Samtgemeinde_Grafschaft_Hoya">Grafschaft Hoya</text:a>, <text:a xlink:href="http://de.wikipedia.org/wiki/Landkreis_Schaumburg">Landkreis Schaumburg</text:a></text:p>
          </table:table-cell>
          <table:table-cell/>
          <table:table-cell office:value-type="float" office:value="42">
            <text:p>42</text:p>
          </table:table-cell>
          <table:table-cell office:value-type="string">
            <text:p><text:a xlink:href="http://de.wikipedia.org/wiki/Bundestagswahlkreis_Stadt_Hannover_I">Stadt Hannover I</text:a></text:p>
          </table:table-cell>
          <table:table-cell office:value-type="string">
            <text:p><text:a xlink:href="http://de.wikipedia.org/wiki/Hannover">Hannover</text:a> (nördl. Teil)</text:p>
          </table:table-cell>
        </table:table-row>
        <table:table-row table:style-name="ro10">
          <table:table-cell office:value-type="float" office:value="43">
            <text:p>43</text:p>
          </table:table-cell>
          <table:table-cell office:value-type="string">
            <text:p><text:a xlink:href="http://de.wikipedia.org/wiki/Bundestagswahlkreis_Stadt_Hannover_II">Stadt Hannover II</text:a></text:p>
          </table:table-cell>
          <table:table-cell office:value-type="string">
            <text:p><text:a xlink:href="http://de.wikipedia.org/wiki/Hannover">Hannover</text:a> (südl. Teil)</text:p>
          </table:table-cell>
          <table:table-cell/>
          <table:table-cell office:value-type="float" office:value="44">
            <text:p>44</text:p>
          </table:table-cell>
          <table:table-cell office:value-type="string">
            <text:p><text:a xlink:href="http://de.wikipedia.org/wiki/Bundestagswahlkreis_Hannover-Land_I">Hannover-Land I</text:a></text:p>
          </table:table-cell>
          <table:table-cell office:value-type="string">
            <text:p><text:a xlink:href="http://de.wikipedia.org/wiki/Burgdorf_(Region_Hannover)">Burgdorf</text:a>, <text:a xlink:href="http://de.wikipedia.org/wiki/Burgwedel">Burgwedel</text:a>, <text:a xlink:href="http://de.wikipedia.org/wiki/Garbsen">Garbsen</text:a>, <text:a xlink:href="http://de.wikipedia.org/wiki/Isernhagen">Isernhagen</text:a>,<text:a xlink:href="http://de.wikipedia.org/wiki/Langenhagen">Langenhagen</text:a>, <text:a xlink:href="http://de.wikipedia.org/wiki/Neustadt_am_Rübenberge">Neustadt am Rübenberge</text:a>,<text:a xlink:href="http://de.wikipedia.org/wiki/Wedemark">Wedemark</text:a>, <text:a xlink:href="http://de.wikipedia.org/wiki/Wunstorf">Wunstorf</text:a></text:p>
          </table:table-cell>
        </table:table-row>
        <table:table-row table:style-name="ro9">
          <table:table-cell office:value-type="float" office:value="45">
            <text:p>45</text:p>
          </table:table-cell>
          <table:table-cell office:value-type="string">
            <text:p><text:a xlink:href="http://de.wikipedia.org/wiki/Bundestagswahlkreis_Celle_–_Uelzen">Celle – Uelzen</text:a></text:p>
          </table:table-cell>
          <table:table-cell office:value-type="string">
            <text:p><text:a xlink:href="http://de.wikipedia.org/wiki/Landkreis_Celle">Landkreis Celle</text:a>, <text:a xlink:href="http://de.wikipedia.org/wiki/Landkreis_Uelzen">Landkreis Uelzen</text:a></text:p>
          </table:table-cell>
          <table:table-cell/>
          <table:table-cell office:value-type="float" office:value="46">
            <text:p>46</text:p>
          </table:table-cell>
          <table:table-cell office:value-type="string">
            <text:p><text:a xlink:href="http://de.wikipedia.org/wiki/Bundestagswahlkreis_Gifhorn_–_Peine">Gifhorn – Peine</text:a></text:p>
          </table:table-cell>
          <table:table-cell office:value-type="string">
            <text:p><text:a xlink:href="http://de.wikipedia.org/wiki/Landkreis_Gifhorn">Landkreis Gifhorn</text:a> ohne die Samtgemeinden<text:a xlink:href="http://de.wikipedia.org/wiki/Samtgemeinde_Boldecker_Land">Boldecker Land</text:a> und <text:a xlink:href="http://de.wikipedia.org/wiki/Samtgemeinde_Brome">Brome</text:a>, <text:a xlink:href="http://de.wikipedia.org/wiki/Landkreis_Peine">Landkreis Peine</text:a></text:p>
          </table:table-cell>
        </table:table-row>
        <table:table-row table:style-name="ro5">
          <table:table-cell office:value-type="float" office:value="47">
            <text:p>47</text:p>
          </table:table-cell>
          <table:table-cell office:value-type="string">
            <text:p><text:a xlink:href="http://de.wikipedia.org/wiki/Bundestagswahlkreis_Hameln-Pyrmont_–_Holzminden">Hameln-Pyrmont – Holzminden</text:a></text:p>
          </table:table-cell>
          <table:table-cell office:value-type="string">
            <text:p><text:a xlink:href="http://de.wikipedia.org/wiki/Landkreis_Hameln-Pyrmont">Landkreis Hameln-Pyrmont</text:a>, <text:a xlink:href="http://de.wikipedia.org/wiki/Landkreis_Holzminden">Landkreis Holzminden</text:a>, vom <text:a xlink:href="http://de.wikipedia.org/wiki/Landkreis_Northeim">Landkreis Northeim</text:a> die Gemeinden <text:a xlink:href="http://de.wikipedia.org/wiki/Bodenfelde">Bodenfelde</text:a> und <text:a xlink:href="http://de.wikipedia.org/wiki/Uslar">Uslar</text:a></text:p>
          </table:table-cell>
          <table:table-cell/>
          <table:table-cell office:value-type="float" office:value="48">
            <text:p>48</text:p>
          </table:table-cell>
          <table:table-cell office:value-type="string">
            <text:p><text:a xlink:href="http://de.wikipedia.org/wiki/Bundestagswahlkreis_Hannover-Land_II">Hannover-Land II</text:a></text:p>
          </table:table-cell>
          <table:table-cell office:value-type="string">
            <text:p><text:a xlink:href="http://de.wikipedia.org/wiki/Barsinghausen">Barsinghausen</text:a>, <text:a xlink:href="http://de.wikipedia.org/wiki/Gehrden">Gehrden</text:a>, <text:a xlink:href="http://de.wikipedia.org/wiki/Hemmingen_(Niedersachsen)">Hemmingen</text:a>,<text:a xlink:href="http://de.wikipedia.org/wiki/Laatzen">Laatzen</text:a>, <text:a xlink:href="http://de.wikipedia.org/wiki/Lehrte">Lehrte</text:a>, <text:a xlink:href="http://de.wikipedia.org/wiki/Pattensen">Pattensen</text:a>, <text:a xlink:href="http://de.wikipedia.org/wiki/Ronnenberg">Ronnenberg</text:a>,<text:a xlink:href="http://de.wikipedia.org/wiki/Seelze">Seelze</text:a>, <text:a xlink:href="http://de.wikipedia.org/wiki/Sehnde">Sehnde</text:a>, <text:a xlink:href="http://de.wikipedia.org/wiki/Springe">Springe</text:a>, <text:a xlink:href="http://de.wikipedia.org/wiki/Uetze">Uetze</text:a>, <text:a xlink:href="http://de.wikipedia.org/wiki/Wennigsen_(Deister)">Wennigsen</text:a></text:p>
          </table:table-cell>
        </table:table-row>
        <table:table-row table:style-name="ro3">
          <table:table-cell office:value-type="float" office:value="49">
            <text:p>49</text:p>
          </table:table-cell>
          <table:table-cell office:value-type="string">
            <text:p><text:a xlink:href="http://de.wikipedia.org/wiki/Bundestagswahlkreis_Hildesheim">Hildesheim</text:a></text:p>
          </table:table-cell>
          <table:table-cell office:value-type="string">
            <text:p><text:a xlink:href="http://de.wikipedia.org/wiki/Landkreis_Hildesheim">Landkreis Hildesheim</text:a>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<text:a xlink:href="http://de.wikipedia.org/wiki/Bundestagswahlkreis_Salzgitter_–_Wolfenbüttel">Salzgitter – Wolfenbüttel</text:a></text:p>
          </table:table-cell>
          <table:table-cell office:value-type="string">
            <text:p><text:a xlink:href="http://de.wikipedia.org/wiki/Salzgitter">Salzgitter</text:a>, <text:a xlink:href="http://de.wikipedia.org/wiki/Landkreis_Wolfenbüttel">Landkreis Wolfenbüttel</text:a>, <text:a xlink:href="http://de.wikipedia.org/wiki/Landkreis_Goslar">Landkreis Goslar</text:a> (nördl. Teil)</text:p>
          </table:table-cell>
        </table:table-row>
        <table:table-row table:style-name="ro12">
          <table:table-cell office:value-type="float" office:value="51">
            <text:p>51</text:p>
          </table:table-cell>
          <table:table-cell office:value-type="string">
            <text:p><text:a xlink:href="http://de.wikipedia.org/wiki/Bundestagswahlkreis_Braunschweig">Braunschweig</text:a></text:p>
          </table:table-cell>
          <table:table-cell office:value-type="string">
            <text:p><text:a xlink:href="http://de.wikipedia.org/wiki/Braunschweig">Braunschweig</text:a></text:p>
          </table:table-cell>
          <table:table-cell/>
          <table:table-cell office:value-type="float" office:value="52">
            <text:p>52</text:p>
          </table:table-cell>
          <table:table-cell office:value-type="string">
            <text:p><text:a xlink:href="http://de.wikipedia.org/wiki/Bundestagswahlkreis_Helmstedt_–_Wolfsburg">Helmstedt – Wolfsburg</text:a></text:p>
          </table:table-cell>
          <table:table-cell office:value-type="string">
            <text:p><text:a xlink:href="http://de.wikipedia.org/wiki/Landkreis_Helmstedt">Landkreis Helmstedt</text:a>, <text:a xlink:href="http://de.wikipedia.org/wiki/Wolfsburg">Wolfsburg</text:a>, vom<text:a xlink:href="http://de.wikipedia.org/wiki/Landkreis_Gifhorn">Landkreis Gifhorn</text:a> die Samtgemeinden<text:a xlink:href="http://de.wikipedia.org/wiki/Samtgemeinde_Boldecker_Land">Boldecker Land</text:a> und <text:a xlink:href="http://de.wikipedia.org/wiki/Samtgemeinde_Brome">Brome</text:a></text:p>
          </table:table-cell>
        </table:table-row>
        <table:table-row table:style-name="ro12">
          <table:table-cell office:value-type="float" office:value="53">
            <text:p>53</text:p>
          </table:table-cell>
          <table:table-cell office:value-type="string">
            <text:p><text:a xlink:href="http://de.wikipedia.org/wiki/Bundestagswahlkreis_Goslar_–_Northeim_–_Osterode">Goslar – Northeim – Osterode</text:a></text:p>
          </table:table-cell>
          <table:table-cell office:value-type="string">
            <text:p><text:a xlink:href="http://de.wikipedia.org/wiki/Landkreis_Goslar">Landkreis Goslar</text:a> (südl. Teil), <text:a xlink:href="http://de.wikipedia.org/wiki/Landkreis_Northeim">Landkreis Northeim</text:a> ohne <text:a xlink:href="http://de.wikipedia.org/wiki/Bodenfelde">Bodenfelde</text:a> und <text:a xlink:href="http://de.wikipedia.org/wiki/Uslar">Uslar</text:a>, vom<text:a xlink:href="http://de.wikipedia.org/wiki/Landkreis_Osterode_am_Harz">Landkreis Osterode am Harz</text:a> die Gemeinde<text:a xlink:href="http://de.wikipedia.org/wiki/Osterode_am_Harz">Osterode am Harz</text:a> und die Samtgemeinden<text:a xlink:href="http://de.wikipedia.org/wiki/Samtgemeinde_Bad_Grund_(Harz)">Bad Grund</text:a> und <text:a xlink:href="http://de.wikipedia.org/wiki/Samtgemeinde_Hattorf_am_Harz">Hattorf</text:a></text:p>
          </table:table-cell>
          <table:table-cell/>
          <table:table-cell office:value-type="float" office:value="54">
            <text:p>54</text:p>
          </table:table-cell>
          <table:table-cell office:value-type="string">
            <text:p><text:a xlink:href="http://de.wikipedia.org/wiki/Bundestagswahlkreis_Göttingen">Göttingen</text:a></text:p>
          </table:table-cell>
          <table:table-cell office:value-type="string">
            <text:p><text:a xlink:href="http://de.wikipedia.org/wiki/Landkreis_Göttingen">Landkreis Göttingen</text:a>, vom <text:a xlink:href="http://de.wikipedia.org/wiki/Landkreis_Osterode_am_Harz">Landkreis Osterode am Harz</text:a> die Gemeinden <text:a xlink:href="http://de.wikipedia.org/wiki/Bad_Lauterberg">Bad Lauterberg</text:a>, <text:a xlink:href="http://de.wikipedia.org/wiki/Bad_Sachsa">Bad Sachsa</text:a> und <text:a xlink:href="http://de.wikipedia.org/wiki/Herzberg_am_Harz">Herzberg am Harz</text:a></text:p>
          </table:table-cell>
        </table:table-row>
        <table:table-row table:style-name="ro1">
          <table:table-cell table:style-name="ce1" office:value-type="string" table:number-columns-spanned="7" table:number-rows-spanned="1">
            <text:p>Bremen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10">
          <table:table-cell office:value-type="float" office:value="55">
            <text:p>55</text:p>
          </table:table-cell>
          <table:table-cell office:value-type="string">
            <text:p><text:a xlink:href="http://de.wikipedia.org/wiki/Bundestagswahlkreis_Bremen_I">Bremen I</text:a></text:p>
          </table:table-cell>
          <table:table-cell office:value-type="string">
            <text:p><text:a xlink:href="http://de.wikipedia.org/wiki/Liste_der_Verwaltungseinheiten_in_Bremen#Stadtbezirke">Stadtbezirke Ost und Mitte</text:a>, vom <text:a xlink:href="http://de.wikipedia.org/wiki/Liste_der_Verwaltungseinheiten_in_Bremen#Stadtbezirke">Stadtbezirk Süd</text:a> <text:a xlink:href="http://de.wikipedia.org/wiki/Obervieland">Obervieland</text:a>, <text:a xlink:href="http://de.wikipedia.org/wiki/Huchting_(Bremen)">Huchting</text:a> und <text:a xlink:href="http://de.wikipedia.org/wiki/Neustadt_(Bremen)">Neustadt</text:a></text:p>
          </table:table-cell>
          <table:table-cell/>
          <table:table-cell office:value-type="float" office:value="56">
            <text:p>56</text:p>
          </table:table-cell>
          <table:table-cell office:value-type="string">
            <text:p><text:a xlink:href="http://de.wikipedia.org/wiki/Bundestagswahlkreis_Bremen_II_–_Bremerhaven">Bremen II – Bremerhaven</text:a></text:p>
          </table:table-cell>
          <table:table-cell office:value-type="string">
            <text:p><text:a xlink:href="http://de.wikipedia.org/wiki/Liste_der_Verwaltungseinheiten_in_Bremen#Stadtbezirke">Stadtbezirke West und Nord</text:a>, vom <text:a xlink:href="http://de.wikipedia.org/wiki/Liste_der_Verwaltungseinheiten_in_Bremen#Stadtbezirke">Stadtbezirk Süd</text:a> <text:a xlink:href="http://de.wikipedia.org/wiki/Woltmershausen">Woltmershausen</text:a>, <text:a xlink:href="http://de.wikipedia.org/wiki/Seehausen_(Bremen)">Seehausen</text:a> und <text:a xlink:href="http://de.wikipedia.org/wiki/Strom_(Bremen)">Strom</text:a>,<text:a xlink:href="http://de.wikipedia.org/wiki/Bremerhaven">Bremerhaven</text:a></text:p>
          </table:table-cell>
        </table:table-row>
        <table:table-row table:style-name="ro1">
          <table:table-cell table:style-name="ce1" office:value-type="string" table:number-columns-spanned="7" table:number-rows-spanned="1">
            <text:p>Brandenburg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<text:a xlink:href="http://de.wikipedia.org/wiki/Bundestagswahlkreis_Prignitz_–_Ostprignitz-Ruppin_–_Havelland_I">Prignitz – Ostprignitz-Ruppin – Havelland I</text:a></text:p>
          </table:table-cell>
          <table:table-cell office:value-type="string">
            <text:p><text:a xlink:href="http://de.wikipedia.org/wiki/Landkreis_Prignitz">Landkreis Prignitz</text:a>, <text:a xlink:href="http://de.wikipedia.org/wiki/Landkreis_Ostprignitz-Ruppin">Landkreis Ostprignitz-Ruppin</text:a>, vom <text:a xlink:href="http://de.wikipedia.org/wiki/Landkreis_Havelland">Landkreis Havelland</text:a> die Ämter<text:a xlink:href="http://de.wikipedia.org/wiki/Amt_Friesack">Friesack</text:a> und <text:a xlink:href="http://de.wikipedia.org/wiki/Amt_Rhinow">Rhinow</text:a></text:p>
          </table:table-cell>
          <table:table-cell/>
          <table:table-cell office:value-type="float" office:value="58">
            <text:p>58</text:p>
          </table:table-cell>
          <table:table-cell office:value-type="string">
            <text:p><text:a xlink:href="http://de.wikipedia.org/wiki/Bundestagswahlkreis_Uckermark_–_Barnim_I">Uckermark – Barnim I</text:a></text:p>
          </table:table-cell>
          <table:table-cell office:value-type="string">
            <text:p><text:a xlink:href="http://de.wikipedia.org/wiki/Landkreis_Uckermark">Landkreis Uckermark</text:a>, <text:a xlink:href="http://de.wikipedia.org/wiki/Landkreis_Barnim">Landkreis Barnim</text:a>(nördl. Teil)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<text:a xlink:href="http://de.wikipedia.org/wiki/Bundestagswahlkreis_Oberhavel_–_Havelland_II">Oberhavel – Havelland II</text:a></text:p>
          </table:table-cell>
          <table:table-cell office:value-type="string">
            <text:p><text:a xlink:href="http://de.wikipedia.org/wiki/Landkreis_Oberhavel">Landkreis Oberhavel</text:a>, <text:a xlink:href="http://de.wikipedia.org/wiki/Landkreis_Havelland">Landkreis Havelland</text:a>(östl. Teil)</text:p>
          </table:table-cell>
          <table:table-cell/>
          <table:table-cell office:value-type="float" office:value="60">
            <text:p>60</text:p>
          </table:table-cell>
          <table:table-cell office:value-type="string">
            <text:p><text:a xlink:href="http://de.wikipedia.org/wiki/Bundestagswahlkreis_Märkisch-Oderland_–_Barnim_II">Märkisch-Oderland – Barnim II</text:a></text:p>
          </table:table-cell>
          <table:table-cell office:value-type="string">
            <text:p><text:a xlink:href="http://de.wikipedia.org/wiki/Landkreis_Märkisch-Oderland">Landkreis Märkisch-Oderland</text:a>, <text:a xlink:href="http://de.wikipedia.org/wiki/Landkreis_Barnim">Landkreis Barnim</text:a> (südl. Teil)</text:p>
          </table:table-cell>
        </table:table-row>
        <table:table-row table:style-name="ro4">
          <table:table-cell office:value-type="float" office:value="61">
            <text:p>61</text:p>
          </table:table-cell>
          <table:table-cell office:value-type="string">
            <text:p><text:a xlink:href="http://de.wikipedia.org/wiki/Bundestagswahlkreis_Brandenburg_an_der_Havel_–_Potsdam-Mittelmark_I_–_Havelland_III_–_Teltow-Fläming_I">Brandenburg a.d. Havel – Potsdam-Mittelmark I – Havelland III – Teltow-Fläming I</text:a></text:p>
          </table:table-cell>
          <table:table-cell office:value-type="string">
            <text:p><text:a xlink:href="http://de.wikipedia.org/wiki/Brandenburg_an_der_Havel">Brandenburg an der Havel</text:a>, <text:a xlink:href="http://de.wikipedia.org/wiki/Landkreis_Potsdam-Mittelmark">Landkreis Potsdam-Mittelmark</text:a> (südl. Teil), <text:a xlink:href="http://de.wikipedia.org/wiki/Landkreis_Havelland">Landkreis Havelland</text:a> (südwestl. Teil), vom <text:a xlink:href="http://de.wikipedia.org/wiki/Landkreis_Teltow-Fläming">Landkreis Teltow-Fläming</text:a> die Gemeinden <text:a xlink:href="http://de.wikipedia.org/wiki/Jüterbog">Jüterbog</text:a> und<text:a xlink:href="http://de.wikipedia.org/wiki/Niedergörsdorf">Niedergörsdorf</text:a></text:p>
          </table:table-cell>
          <table:table-cell/>
          <table:table-cell office:value-type="float" office:value="62">
            <text:p>62</text:p>
          </table:table-cell>
          <table:table-cell office:value-type="string">
            <text:p><text:a xlink:href="http://de.wikipedia.org/wiki/Bundestagswahlkreis_Potsdam_–_Potsdam-Mittelmark_II_–_Teltow-Fläming_II">Potsdam – Potsdam-Mittelmark II – Teltow-Fläming II</text:a></text:p>
          </table:table-cell>
          <table:table-cell office:value-type="string">
            <text:p><text:a xlink:href="http://de.wikipedia.org/wiki/Potsdam">Potsdam</text:a>, <text:a xlink:href="http://de.wikipedia.org/wiki/Landkreis_Potsdam-Mittelmark">Landkreis Potsdam-Mittelmark</text:a>(nordöstl. Teil), <text:a xlink:href="http://de.wikipedia.org/wiki/Landkreis_Teltow-Fläming">Landkreis Teltow-Fläming</text:a>(nördl. Teil)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<text:a xlink:href="http://de.wikipedia.org/wiki/Bundestagswahlkreis_Dahme-Spreewald_–_Teltow-Fläming_III_–_Oberspreewald-Lausitz_I">Dahme-Spreewald – Teltow-Fläming III – Oberspreewald-Lausitz I</text:a></text:p>
          </table:table-cell>
          <table:table-cell office:value-type="string">
            <text:p><text:a xlink:href="http://de.wikipedia.org/wiki/Landkreis_Dahme-Spreewald">Landkreis Dahme-Spreewald</text:a>, <text:a xlink:href="http://de.wikipedia.org/wiki/Landkreis_Teltow-Fläming">Landkreis Teltow-Fläming</text:a> (südl. Teil), vom <text:a xlink:href="http://de.wikipedia.org/wiki/Landkreis_Oberspreewald-Lausitz">Landkreis Oberspreewald-Lausitz</text:a> die Gemeinde<text:a xlink:href="http://de.wikipedia.org/wiki/Lübbenau/Spreewald">Lübbenau</text:a></text:p>
          </table:table-cell>
          <table:table-cell/>
          <table:table-cell office:value-type="float" office:value="64">
            <text:p>64</text:p>
          </table:table-cell>
          <table:table-cell office:value-type="string">
            <text:p><text:a xlink:href="http://de.wikipedia.org/wiki/Bundestagswahlkreis_Frankfurt_(Oder)_–_Oder-Spree">Frankfurt (Oder) – Oder-Spree</text:a></text:p>
          </table:table-cell>
          <table:table-cell office:value-type="string">
            <text:p><text:a xlink:href="http://de.wikipedia.org/wiki/Frankfurt_(Oder)">Frankfurt (Oder)</text:a>,<text:a xlink:href="http://de.wikipedia.org/wiki/Landkreis_Oder-Spree">Landkreis Oder-Spree</text:a></text:p>
          </table:table-cell>
        </table:table-row>
        <table:table-row table:style-name="ro3">
          <table:table-cell office:value-type="float" office:value="65">
            <text:p>65</text:p>
          </table:table-cell>
          <table:table-cell office:value-type="string">
            <text:p><text:a xlink:href="http://de.wikipedia.org/wiki/Bundestagswahlkreis_Cottbus_–_Spree-Neiße">Cottbus – Spree-Neiße</text:a></text:p>
          </table:table-cell>
          <table:table-cell office:value-type="string">
            <text:p><text:a xlink:href="http://de.wikipedia.org/wiki/Cottbus">Cottbus</text:a>, <text:a xlink:href="http://de.wikipedia.org/wiki/Landkreis_Spree-Neiße">Landkreis Spree-Neiße</text:a></text:p>
          </table:table-cell>
          <table:table-cell/>
          <table:table-cell office:value-type="float" office:value="66">
            <text:p>66</text:p>
          </table:table-cell>
          <table:table-cell office:value-type="string">
            <text:p><text:a xlink:href="http://de.wikipedia.org/wiki/Bundestagswahlkreis_Elbe-Elster_–_Oberspreewald-Lausitz_II">Elbe-Elster – Oberspreewald-Lausitz II</text:a></text:p>
          </table:table-cell>
          <table:table-cell office:value-type="string">
            <text:p><text:a xlink:href="http://de.wikipedia.org/wiki/Landkreis_Elbe-Elster">Landkreis Elbe-Elster</text:a>, <text:a xlink:href="http://de.wikipedia.org/wiki/Landkreis_Oberspreewald-Lausitz">Landkreis Oberspreewald-Lausitz</text:a> ohne <text:a xlink:href="http://de.wikipedia.org/wiki/Lübbenau/Spreewald">Lübbenau</text:a></text:p>
          </table:table-cell>
        </table:table-row>
        <table:table-row table:style-name="ro1">
          <table:table-cell table:style-name="ce1" office:value-type="string" table:number-columns-spanned="7" table:number-rows-spanned="1">
            <text:p>Sachsen-Anhalt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7">
          <table:table-cell office:value-type="float" office:value="67">
            <text:p>67</text:p>
          </table:table-cell>
          <table:table-cell office:value-type="string">
            <text:p><text:a xlink:href="http://de.wikipedia.org/wiki/Bundestagswahlkreis_Altmark">Altmark</text:a></text:p>
          </table:table-cell>
          <table:table-cell office:value-type="string">
            <text:p><text:a xlink:href="http://de.wikipedia.org/wiki/Altmarkkreis_Salzwedel">Altmarkkreis Salzwedel</text:a>, <text:a xlink:href="http://de.wikipedia.org/wiki/Landkreis_Stendal">Landkreis Stendal</text:a></text:p>
          </table:table-cell>
          <table:table-cell/>
          <table:table-cell office:value-type="float" office:value="68">
            <text:p>68</text:p>
          </table:table-cell>
          <table:table-cell office:value-type="string">
            <text:p><text:a xlink:href="http://de.wikipedia.org/wiki/Bundestagswahlkreis_Börde_–_Jerichower_Land">Börde – Jerichower Land</text:a></text:p>
          </table:table-cell>
          <table:table-cell office:value-type="string">
            <text:p><text:a xlink:href="http://de.wikipedia.org/wiki/Landkreis_Börde">Landkreis Börde</text:a>, <text:a xlink:href="http://de.wikipedia.org/wiki/Landkreis_Jerichower_Land">Landkreis Jerichower Land</text:a>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<text:a xlink:href="http://de.wikipedia.org/wiki/Bundestagswahlkreis_Harz">Harz</text:a></text:p>
          </table:table-cell>
          <table:table-cell office:value-type="string">
            <text:p><text:a xlink:href="http://de.wikipedia.org/wiki/Landkreis_Harz">Landkreis Harz</text:a>, <text:a xlink:href="http://de.wikipedia.org/wiki/Salzlandkreis">Salzlandkreis</text:a> (südwestl. Teil)</text:p>
          </table:table-cell>
          <table:table-cell/>
          <table:table-cell office:value-type="float" office:value="70">
            <text:p>70</text:p>
          </table:table-cell>
          <table:table-cell office:value-type="string">
            <text:p><text:a xlink:href="http://de.wikipedia.org/wiki/Bundestagswahlkreis_Magdeburg">Magdeburg</text:a></text:p>
          </table:table-cell>
          <table:table-cell office:value-type="string">
            <text:p><text:a xlink:href="http://de.wikipedia.org/wiki/Magdeburg">Magdeburg</text:a>, <text:a xlink:href="http://de.wikipedia.org/wiki/Salzlandkreis">Salzlandkreis</text:a> (nordöstl. Teil)</text:p>
          </table:table-cell>
        </table:table-row>
        <table:table-row table:style-name="ro7">
          <table:table-cell office:value-type="float" office:value="71">
            <text:p>71</text:p>
          </table:table-cell>
          <table:table-cell office:value-type="string">
            <text:p><text:a xlink:href="http://de.wikipedia.org/wiki/Bundestagswahlkreis_Dessau_–_Wittenberg">Dessau – Wittenberg</text:a></text:p>
          </table:table-cell>
          <table:table-cell office:value-type="string">
            <text:p><text:a xlink:href="http://de.wikipedia.org/wiki/Dessau-Roßlau">Dessau-Roßlau</text:a>, <text:a xlink:href="http://de.wikipedia.org/wiki/Landkreis_Wittenberg">Landkreis Wittenberg</text:a></text:p>
          </table:table-cell>
          <table:table-cell/>
          <table:table-cell office:value-type="float" office:value="72">
            <text:p>72</text:p>
          </table:table-cell>
          <table:table-cell office:value-type="string">
            <text:p><text:a xlink:href="http://de.wikipedia.org/wiki/Bundestagswahlkreis_Anhalt">Anhalt</text:a></text:p>
          </table:table-cell>
          <table:table-cell office:value-type="string">
            <text:p><text:a xlink:href="http://de.wikipedia.org/wiki/Landkreis_Anhalt-Bitterfeld">Landkreis Anhalt-Bitterfeld</text:a>, <text:a xlink:href="http://de.wikipedia.org/wiki/Salzlandkreis">Salzlandkreis</text:a>(mittl. Teil)</text:p>
          </table:table-cell>
        </table:table-row>
        <table:table-row table:style-name="ro7">
          <table:table-cell office:value-type="float" office:value="73">
            <text:p>73</text:p>
          </table:table-cell>
          <table:table-cell office:value-type="string">
            <text:p><text:a xlink:href="http://de.wikipedia.org/wiki/Bundestagswahlkreis_Halle">Halle</text:a></text:p>
          </table:table-cell>
          <table:table-cell office:value-type="string">
            <text:p><text:a xlink:href="http://de.wikipedia.org/wiki/Halle_(Saale)">Halle (Saale)</text:a>, <text:a xlink:href="http://de.wikipedia.org/wiki/Saalekreis">Saalekreis</text:a> (nordöstl. Teil)</text:p>
          </table:table-cell>
          <table:table-cell/>
          <table:table-cell office:value-type="float" office:value="74">
            <text:p>74</text:p>
          </table:table-cell>
          <table:table-cell office:value-type="string">
            <text:p><text:a xlink:href="http://de.wikipedia.org/wiki/Bundestagswahlkreis_Burgenland_–_Saalekreis">Burgenland – Saalekreis</text:a></text:p>
          </table:table-cell>
          <table:table-cell office:value-type="string">
            <text:p><text:a xlink:href="http://de.wikipedia.org/wiki/Burgenlandkreis">Burgenlandkreis</text:a>, <text:a xlink:href="http://de.wikipedia.org/wiki/Saalekreis">Saalekreis</text:a> (südöstl. Teil)</text:p>
          </table:table-cell>
        </table:table-row>
        <table:table-row table:style-name="ro6">
          <table:table-cell office:value-type="float" office:value="75">
            <text:p>75</text:p>
          </table:table-cell>
          <table:table-cell office:value-type="string">
            <text:p><text:a xlink:href="http://de.wikipedia.org/wiki/Bundestagswahlkreis_Mansfeld">Mansfeld</text:a></text:p>
          </table:table-cell>
          <table:table-cell office:value-type="string">
            <text:p><text:a xlink:href="http://de.wikipedia.org/wiki/Landkreis_Mansfeld-Südharz">Landkreis Mansfeld-Südharz</text:a>, <text:a xlink:href="http://de.wikipedia.org/wiki/Saalekreis">Saalekreis</text:a>(westl. Teil)</text:p>
          </table:table-cell>
          <table:table-cell/>
          <table:table-cell table:style-name="ce4" table:number-columns-repeated="3"/>
        </table:table-row>
        <table:table-row table:style-name="ro1">
          <table:table-cell table:style-name="ce1" office:value-type="string" table:number-columns-spanned="7" table:number-rows-spanned="1">
            <text:p>Berlin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3">
          <table:table-cell office:value-type="float" office:value="76">
            <text:p>76</text:p>
          </table:table-cell>
          <table:table-cell office:value-type="string">
            <text:p><text:a xlink:href="http://de.wikipedia.org/wiki/Bundestagswahlkreis_Berlin-Mitte">Berlin-Mitte</text:a></text:p>
          </table:table-cell>
          <table:table-cell office:value-type="string">
            <text:p><text:a xlink:href="http://de.wikipedia.org/wiki/Bezirk_Mitte">Bezirk Mitte</text:a></text:p>
          </table:table-cell>
          <table:table-cell/>
          <table:table-cell office:value-type="float" office:value="77">
            <text:p>77</text:p>
          </table:table-cell>
          <table:table-cell office:value-type="string">
            <text:p><text:a xlink:href="http://de.wikipedia.org/wiki/Bundestagswahlkreis_Berlin-Pankow">Berlin-Pankow</text:a></text:p>
          </table:table-cell>
          <table:table-cell office:value-type="string">
            <text:p><text:a xlink:href="http://de.wikipedia.org/wiki/Bezirk_Pankow">Bezirk Pankow</text:a> ohne den südöstlichen Teil von <text:a xlink:href="http://de.wikipedia.org/wiki/Berlin-Prenzlauer_Berg">Prenzlauer Berg</text:a></text:p>
          </table:table-cell>
        </table:table-row>
        <table:table-row table:style-name="ro3">
          <table:table-cell office:value-type="float" office:value="78">
            <text:p>78</text:p>
          </table:table-cell>
          <table:table-cell office:value-type="string">
            <text:p><text:a xlink:href="http://de.wikipedia.org/wiki/Bundestagswahlkreis_Berlin-Reinickendorf">Berlin-Reinickendorf</text:a></text:p>
          </table:table-cell>
          <table:table-cell office:value-type="string">
            <text:p><text:a xlink:href="http://de.wikipedia.org/wiki/Bezirk_Reinickendorf">Bezirk Reinickendorf</text:a></text:p>
          </table:table-cell>
          <table:table-cell/>
          <table:table-cell office:value-type="float" office:value="79">
            <text:p>79</text:p>
          </table:table-cell>
          <table:table-cell office:value-type="string">
            <text:p><text:a xlink:href="http://de.wikipedia.org/wiki/Bundestagswahlkreis_Berlin-Spandau_–_Charlottenburg_Nord">Berlin-Spandau – Charlottenburg Nord</text:a></text:p>
          </table:table-cell>
          <table:table-cell office:value-type="string">
            <text:p><text:a xlink:href="http://de.wikipedia.org/wiki/Bezirk_Spandau">Bezirk Spandau</text:a>, vom <text:a xlink:href="http://de.wikipedia.org/wiki/Bezirk_Charlottenburg-Wilmersdorf">Bezirk Charlottenburg-Wilmersdorf</text:a> der Ortsteil <text:a xlink:href="http://de.wikipedia.org/wiki/Berlin-Charlottenburg-Nord">Charlottenburg-Nord</text:a></text:p>
          </table:table-cell>
        </table:table-row>
        <table:table-row table:style-name="ro7">
          <table:table-cell office:value-type="float" office:value="80">
            <text:p>80</text:p>
          </table:table-cell>
          <table:table-cell office:value-type="string">
            <text:p><text:a xlink:href="http://de.wikipedia.org/wiki/Bundestagswahlkreis_Berlin-Steglitz_–_Zehlendorf">Berlin-Steglitz – Zehlendorf</text:a></text:p>
          </table:table-cell>
          <table:table-cell office:value-type="string">
            <text:p><text:a xlink:href="http://de.wikipedia.org/wiki/Bezirk_Steglitz-Zehlendorf">Bezirk Steglitz-Zehlendorf</text:a></text:p>
          </table:table-cell>
          <table:table-cell/>
          <table:table-cell office:value-type="float" office:value="81">
            <text:p>81</text:p>
          </table:table-cell>
          <table:table-cell office:value-type="string">
            <text:p><text:a xlink:href="http://de.wikipedia.org/wiki/Bundestagswahlkreis_Berlin-Charlottenburg_–_Wilmersdorf">Berlin-Charlottenburg – Wilmersdorf</text:a></text:p>
          </table:table-cell>
          <table:table-cell office:value-type="string">
            <text:p><text:a xlink:href="http://de.wikipedia.org/wiki/Bezirk_Charlottenburg-Wilmersdorf">Bezirk Charlottenburg-Wilmersdorf</text:a> ohne<text:a xlink:href="http://de.wikipedia.org/wiki/Berlin-Charlottenburg-Nord">Charlottenburg-Nord</text:a>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<text:a xlink:href="http://de.wikipedia.org/wiki/Bundestagswahlkreis_Berlin-Tempelhof_–_Schöneberg">Berlin-Tempelhof – Schöneberg</text:a></text:p>
          </table:table-cell>
          <table:table-cell office:value-type="string">
            <text:p><text:a xlink:href="http://de.wikipedia.org/wiki/Bezirk_Tempelhof-Schöneberg">Bezirk Tempelhof-Schöneberg</text:a></text:p>
          </table:table-cell>
          <table:table-cell/>
          <table:table-cell office:value-type="float" office:value="83">
            <text:p>83</text:p>
          </table:table-cell>
          <table:table-cell office:value-type="string">
            <text:p><text:a xlink:href="http://de.wikipedia.org/wiki/Bundestagswahlkreis_Berlin-Neukölln">Berlin-Neukölln</text:a></text:p>
          </table:table-cell>
          <table:table-cell office:value-type="string">
            <text:p><text:a xlink:href="http://de.wikipedia.org/wiki/Bezirk_Neukölln">Bezirk Neukölln</text:a></text:p>
          </table:table-cell>
        </table:table-row>
        <table:table-row table:style-name="ro7">
          <table:table-cell office:value-type="float" office:value="84">
            <text:p>84</text:p>
          </table:table-cell>
          <table:table-cell office:value-type="string">
            <text:p><text:a xlink:href="http://de.wikipedia.org/wiki/Bundestagswahlkreis_Berlin-Friedrichshain_–_Kreuzberg_–_Prenzlauer_Berg_Ost">Berlin-Friedrichshain – Kreuzberg – Prenzlauer Berg Ost</text:a></text:p>
          </table:table-cell>
          <table:table-cell office:value-type="string">
            <text:p><text:a xlink:href="http://de.wikipedia.org/wiki/Bezirk_Friedrichshain-Kreuzberg">Bezirk Friedrichshain-Kreuzberg</text:a>, vom <text:a xlink:href="http://de.wikipedia.org/wiki/Bezirk_Pankow">Bezirk Pankow</text:a> der südöstliche Teil von <text:a xlink:href="http://de.wikipedia.org/wiki/Berlin-Prenzlauer_Berg">Prenzlauer Berg</text:a></text:p>
          </table:table-cell>
          <table:table-cell/>
          <table:table-cell office:value-type="float" office:value="85">
            <text:p>85</text:p>
          </table:table-cell>
          <table:table-cell office:value-type="string">
            <text:p><text:a xlink:href="http://de.wikipedia.org/wiki/Bundestagswahlkreis_Berlin-Treptow_–_Köpenick">Berlin-Treptow – Köpenick</text:a></text:p>
          </table:table-cell>
          <table:table-cell office:value-type="string">
            <text:p><text:a xlink:href="http://de.wikipedia.org/wiki/Bezirk_Treptow-Köpenick">Bezirk Treptow-Köpenick</text:a>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<text:a xlink:href="http://de.wikipedia.org/wiki/Bundestagswahlkreis_Berlin-Marzahn_–_Hellersdorf">Berlin-Marzahn – Hellersdorf</text:a></text:p>
          </table:table-cell>
          <table:table-cell office:value-type="string">
            <text:p><text:a xlink:href="http://de.wikipedia.org/wiki/Bezirk_Marzahn-Hellersdorf">Bezirk Marzahn-Hellersdorf</text:a></text:p>
          </table:table-cell>
          <table:table-cell/>
          <table:table-cell office:value-type="float" office:value="87">
            <text:p>87</text:p>
          </table:table-cell>
          <table:table-cell office:value-type="string">
            <text:p><text:a xlink:href="http://de.wikipedia.org/wiki/Bundestagswahlkreis_Berlin-Lichtenberg">Berlin-Lichtenberg</text:a></text:p>
          </table:table-cell>
          <table:table-cell office:value-type="string">
            <text:p><text:a xlink:href="http://de.wikipedia.org/wiki/Bezirk_Lichtenberg">Bezirk Lichtenberg</text:a></text:p>
          </table:table-cell>
        </table:table-row>
        <table:table-row table:style-name="ro1">
          <table:table-cell table:style-name="ce1" office:value-type="string" table:number-columns-spanned="7" table:number-rows-spanned="1">
            <text:p>Nordrhein-Westfalen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<text:a xlink:href="http://de.wikipedia.org/wiki/Bundestagswahlkreis_Aachen">Aachen</text:a></text:p>
          </table:table-cell>
          <table:table-cell office:value-type="string">
            <text:p><text:a xlink:href="http://de.wikipedia.org/wiki/Aachen">Aachen</text:a></text:p>
          </table:table-cell>
          <table:table-cell/>
          <table:table-cell office:value-type="float" office:value="89">
            <text:p>89</text:p>
          </table:table-cell>
          <table:table-cell office:value-type="string">
            <text:p><text:a xlink:href="http://de.wikipedia.org/wiki/Bundestagswahlkreis_Kreis_Aachen">Kreis Aachen</text:a></text:p>
          </table:table-cell>
          <table:table-cell office:value-type="string">
            <text:p><text:a xlink:href="http://de.wikipedia.org/wiki/Städteregion_Aachen">Städteregion Aachen</text:a>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<text:a xlink:href="http://de.wikipedia.org/wiki/Bundestagswahlkreis_Heinsberg">Heinsberg</text:a></text:p>
          </table:table-cell>
          <table:table-cell office:value-type="string">
            <text:p><text:a xlink:href="http://de.wikipedia.org/wiki/Kreis_Heinsberg">Kreis Heinsberg</text:a></text:p>
          </table:table-cell>
          <table:table-cell/>
          <table:table-cell office:value-type="float" office:value="91">
            <text:p>91</text:p>
          </table:table-cell>
          <table:table-cell office:value-type="string">
            <text:p><text:a xlink:href="http://de.wikipedia.org/wiki/Bundestagswahlkreis_Düren">Düren</text:a></text:p>
          </table:table-cell>
          <table:table-cell office:value-type="string">
            <text:p><text:a xlink:href="http://de.wikipedia.org/wiki/Kreis_Düren">Kreis Düren</text:a></text:p>
          </table:table-cell>
        </table:table-row>
        <table:table-row table:style-name="ro10">
          <table:table-cell office:value-type="float" office:value="92">
            <text:p>92</text:p>
          </table:table-cell>
          <table:table-cell office:value-type="string">
            <text:p><text:a xlink:href="http://de.wikipedia.org/wiki/Bundestagswahlkreis_Erftkreis_I">Erftkreis I</text:a></text:p>
          </table:table-cell>
          <table:table-cell office:value-type="string">
            <text:p>Vom <text:a xlink:href="http://de.wikipedia.org/wiki/Rhein-Erft-Kreis">Rhein-Erft-Kreis</text:a> die Gemeinden<text:a xlink:href="http://de.wikipedia.org/wiki/Bedburg">Bedburg</text:a>, <text:a xlink:href="http://de.wikipedia.org/wiki/Bergheim">Bergheim</text:a>, <text:a xlink:href="http://de.wikipedia.org/wiki/Pulheim">Pulheim</text:a>, <text:a xlink:href="http://de.wikipedia.org/wiki/Elsdorf_(Rheinland)">Elsdorf</text:a>,<text:a xlink:href="http://de.wikipedia.org/wiki/Frechen">Frechen</text:a>, <text:a xlink:href="http://de.wikipedia.org/wiki/Hürth">Hürth</text:a> und <text:a xlink:href="http://de.wikipedia.org/wiki/Kerpen">Kerpen</text:a></text:p>
          </table:table-cell>
          <table:table-cell/>
          <table:table-cell office:value-type="float" office:value="93">
            <text:p>93</text:p>
          </table:table-cell>
          <table:table-cell office:value-type="string">
            <text:p><text:a xlink:href="http://de.wikipedia.org/wiki/Bundestagswahlkreis_Euskirchen_–_Erftkreis_II">Euskirchen – Erftkreis II</text:a></text:p>
          </table:table-cell>
          <table:table-cell office:value-type="string">
            <text:p><text:a xlink:href="http://de.wikipedia.org/wiki/Kreis_Euskirchen">Kreis Euskirchen</text:a>, vom <text:a xlink:href="http://de.wikipedia.org/wiki/Rhein-Erft-Kreis">Rhein-Erft-Kreis</text:a> die Gemeinden <text:a xlink:href="http://de.wikipedia.org/wiki/Brühl_(Rheinland)">Brühl</text:a>, <text:a xlink:href="http://de.wikipedia.org/wiki/Erftstadt">Erftstadt</text:a> und <text:a xlink:href="http://de.wikipedia.org/wiki/Wesseling">Wesseling</text:a></text:p>
          </table:table-cell>
        </table:table-row>
        <table:table-row table:style-name="ro5">
          <table:table-cell office:value-type="float" office:value="94">
            <text:p>94</text:p>
          </table:table-cell>
          <table:table-cell office:value-type="string">
            <text:p><text:a xlink:href="http://de.wikipedia.org/wiki/Bundestagswahlkreis_Köln_I">Köln I</text:a></text:p>
          </table:table-cell>
          <table:table-cell office:value-type="string">
            <text:p>Vom Stadtbezirk <text:a xlink:href="http://de.wikipedia.org/wiki/Köln-Innenstadt">Innenstadt</text:a> die Stadtteile<text:a xlink:href="http://de.wikipedia.org/wiki/Köln-Altstadt-Nord">Altstadt-Nord</text:a>, <text:a xlink:href="http://de.wikipedia.org/wiki/Köln-Neustadt-Nord">Neustadt-Nord</text:a> und <text:a xlink:href="http://de.wikipedia.org/wiki/Köln-Deutz">Deutz</text:a>, Stadtbezirke <text:a xlink:href="http://de.wikipedia.org/wiki/Köln-Porz_(Stadtbezirk)">Porz</text:a> und <text:a xlink:href="http://de.wikipedia.org/wiki/Köln-Kalk_(Stadtbezirk)">Kalk</text:a></text:p>
          </table:table-cell>
          <table:table-cell/>
          <table:table-cell office:value-type="float" office:value="95">
            <text:p>95</text:p>
          </table:table-cell>
          <table:table-cell office:value-type="string">
            <text:p><text:a xlink:href="http://de.wikipedia.org/wiki/Bundestagswahlkreis_Köln_II">Köln II</text:a></text:p>
          </table:table-cell>
          <table:table-cell office:value-type="string">
            <text:p>Vom Stadtbezirk <text:a xlink:href="http://de.wikipedia.org/wiki/Köln-Innenstadt">Innenstadt</text:a> die Stadtteile<text:a xlink:href="http://de.wikipedia.org/wiki/Köln-Altstadt-Süd">Altstadt-Süd</text:a> und <text:a xlink:href="http://de.wikipedia.org/wiki/Köln-Neustadt-Süd">Neustadt-Süd</text:a>, Stadtbezirke<text:a xlink:href="http://de.wikipedia.org/wiki/Köln-Rodenkirchen_(Stadtbezirk)">Rodenkirchen</text:a> und <text:a xlink:href="http://de.wikipedia.org/wiki/Köln-Lindenthal_(Stadtbezirk)">Lindenthal</text:a>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<text:a xlink:href="http://de.wikipedia.org/wiki/Bundestagswahlkreis_Köln_III">Köln III</text:a></text:p>
          </table:table-cell>
          <table:table-cell office:value-type="string">
            <text:p>Stadtbezirke <text:a xlink:href="http://de.wikipedia.org/wiki/Köln-Ehrenfeld_(Stadtbezirk)">Ehrenfeld</text:a>, <text:a xlink:href="http://de.wikipedia.org/wiki/Köln-Nippes_(Stadtbezirk)">Nippes</text:a> und<text:a xlink:href="http://de.wikipedia.org/wiki/Köln-Chorweiler_(Stadtbezirk)">Chorweiler</text:a></text:p>
          </table:table-cell>
          <table:table-cell/>
          <table:table-cell office:value-type="float" office:value="97">
            <text:p>97</text:p>
          </table:table-cell>
          <table:table-cell office:value-type="string">
            <text:p><text:a xlink:href="http://de.wikipedia.org/wiki/Bundestagswahlkreis_Bonn">Bonn</text:a></text:p>
          </table:table-cell>
          <table:table-cell office:value-type="string">
            <text:p><text:a xlink:href="http://de.wikipedia.org/wiki/Bonn">Bonn</text:a></text:p>
          </table:table-cell>
        </table:table-row>
        <table:table-row table:style-name="ro12">
          <table:table-cell office:value-type="float" office:value="98">
            <text:p>98</text:p>
          </table:table-cell>
          <table:table-cell office:value-type="string">
            <text:p><text:a xlink:href="http://de.wikipedia.org/wiki/Bundestagswahlkreis_Rhein-Sieg-Kreis_I">Rhein-Sieg-Kreis I</text:a></text:p>
          </table:table-cell>
          <table:table-cell office:value-type="string">
            <text:p><text:a xlink:href="http://de.wikipedia.org/wiki/Siegburg">Siegburg</text:a>, <text:a xlink:href="http://de.wikipedia.org/wiki/Troisdorf">Troisdorf</text:a>, <text:a xlink:href="http://de.wikipedia.org/wiki/Eitorf">Eitorf</text:a>, <text:a xlink:href="http://de.wikipedia.org/wiki/Hennef">Hennef</text:a>, <text:a xlink:href="http://de.wikipedia.org/wiki/Lohmar">Lohmar</text:a>,<text:a xlink:href="http://de.wikipedia.org/wiki/Much">Much</text:a>, <text:a xlink:href="http://de.wikipedia.org/wiki/Neunkirchen-Seelscheid">Neunkirchen-Seelscheid</text:a>,<text:a xlink:href="http://de.wikipedia.org/wiki/Niederkassel">Niederkassel</text:a>, <text:a xlink:href="http://de.wikipedia.org/wiki/Ruppichteroth">Ruppichteroth</text:a>, <text:a xlink:href="http://de.wikipedia.org/wiki/Windeck">Windeck</text:a></text:p>
          </table:table-cell>
          <table:table-cell/>
          <table:table-cell office:value-type="float" office:value="99">
            <text:p>99</text:p>
          </table:table-cell>
          <table:table-cell office:value-type="string">
            <text:p><text:a xlink:href="http://de.wikipedia.org/wiki/Bundestagswahlkreis_Rhein-Sieg-Kreis_II">Rhein-Sieg-Kreis II</text:a></text:p>
          </table:table-cell>
          <table:table-cell office:value-type="string">
            <text:p><text:a xlink:href="http://de.wikipedia.org/wiki/Sankt_Augustin">Sankt Augustin</text:a>, <text:a xlink:href="http://de.wikipedia.org/wiki/Königswinter">Königswinter</text:a>, <text:a xlink:href="http://de.wikipedia.org/wiki/Alfter">Alfter</text:a>, <text:a xlink:href="http://de.wikipedia.org/wiki/Bad_Honnef">Bad Honnef</text:a>, <text:a xlink:href="http://de.wikipedia.org/wiki/Bornheim_(Rheinland)">Bornheim</text:a>, <text:a xlink:href="http://de.wikipedia.org/wiki/Meckenheim_(Rheinland)">Meckenheim</text:a>, <text:a xlink:href="http://de.wikipedia.org/wiki/Rheinbach">Rheinbach</text:a>,<text:a xlink:href="http://de.wikipedia.org/wiki/Swisttal">Swisttal</text:a>, <text:a xlink:href="http://de.wikipedia.org/wiki/Wachtberg">Wachtberg</text:a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<text:a xlink:href="http://de.wikipedia.org/wiki/Bundestagswahlkreis_Oberbergischer_Kreis">Oberbergischer Kreis</text:a></text:p>
          </table:table-cell>
          <table:table-cell office:value-type="string">
            <text:p><text:a xlink:href="http://de.wikipedia.org/wiki/Oberbergischer_Kreis">Oberbergischer Kreis</text:a></text:p>
          </table:table-cell>
          <table:table-cell/>
          <table:table-cell office:value-type="float" office:value="101">
            <text:p>101</text:p>
          </table:table-cell>
          <table:table-cell office:value-type="string">
            <text:p><text:a xlink:href="http://de.wikipedia.org/wiki/Bundestagswahlkreis_Rheinisch-Bergischer_Kreis">Rheinisch-Bergischer Kreis</text:a></text:p>
          </table:table-cell>
          <table:table-cell office:value-type="string">
            <text:p><text:a xlink:href="http://de.wikipedia.org/wiki/Rheinisch-Bergischer_Kreis">Rheinisch-Bergischer Kreis</text:a></text:p>
          </table:table-cell>
        </table:table-row>
        <table:table-row table:style-name="ro3">
          <table:table-cell office:value-type="float" office:value="102">
            <text:p>102</text:p>
          </table:table-cell>
          <table:table-cell office:value-type="string">
            <text:p><text:a xlink:href="http://de.wikipedia.org/wiki/Bundestagswahlkreis_Leverkusen_–_Köln_IV">Leverkusen – Köln IV</text:a></text:p>
          </table:table-cell>
          <table:table-cell office:value-type="string">
            <text:p><text:a xlink:href="http://de.wikipedia.org/wiki/Leverkusen">Leverkusen</text:a>, von <text:a xlink:href="http://de.wikipedia.org/wiki/Köln">Köln</text:a> der Stadtbezirk<text:a xlink:href="http://de.wikipedia.org/wiki/Köln-Mülheim_(Stadtbezirk)">Mülheim</text:a></text:p>
          </table:table-cell>
          <table:table-cell/>
          <table:table-cell office:value-type="float" office:value="103">
            <text:p>103</text:p>
          </table:table-cell>
          <table:table-cell office:value-type="string">
            <text:p><text:a xlink:href="http://de.wikipedia.org/wiki/Bundestagswahlkreis_Wuppertal_I">Wuppertal I</text:a></text:p>
          </table:table-cell>
          <table:table-cell office:value-type="string">
            <text:p><text:a xlink:href="http://de.wikipedia.org/wiki/Wuppertal">Wuppertal</text:a> ohne die Stadtbezirke <text:a xlink:href="http://de.wikipedia.org/wiki/Cronenberg_(Wuppertal)">Cronenberg</text:a>und <text:a xlink:href="http://de.wikipedia.org/wiki/Ronsdorf">Ronsdorf</text:a></text:p>
          </table:table-cell>
        </table:table-row>
        <table:table-row table:style-name="ro12">
          <table:table-cell office:value-type="float" office:value="104">
            <text:p>104</text:p>
          </table:table-cell>
          <table:table-cell office:value-type="string">
            <text:p><text:a xlink:href="http://de.wikipedia.org/wiki/Bundestagswahlkreis_Solingen_–_Remscheid_–_Wuppertal_II">Solingen – Remscheid – Wuppertal II</text:a></text:p>
          </table:table-cell>
          <table:table-cell office:value-type="string">
            <text:p><text:a xlink:href="http://de.wikipedia.org/wiki/Solingen">Solingen</text:a>, <text:a xlink:href="http://de.wikipedia.org/wiki/Remscheid">Remscheid</text:a>, von <text:a xlink:href="http://de.wikipedia.org/wiki/Wuppertal">Wuppertal</text:a> die Stadtbezirke <text:a xlink:href="http://de.wikipedia.org/wiki/Cronenberg_(Wuppertal)">Cronenberg</text:a> und <text:a xlink:href="http://de.wikipedia.org/wiki/Ronsdorf">Ronsdorf</text:a></text:p>
          </table:table-cell>
          <table:table-cell/>
          <table:table-cell office:value-type="float" office:value="105">
            <text:p>105</text:p>
          </table:table-cell>
          <table:table-cell office:value-type="string">
            <text:p><text:a xlink:href="http://de.wikipedia.org/wiki/Bundestagswahlkreis_Mettmann_I">Mettmann I</text:a></text:p>
          </table:table-cell>
          <table:table-cell office:value-type="string">
            <text:p>Vom <text:a xlink:href="http://de.wikipedia.org/wiki/Kreis_Mettmann">Kreis Mettmann</text:a> die Gemeinden <text:a xlink:href="http://de.wikipedia.org/wiki/Erkrath">Erkrath</text:a>,<text:a xlink:href="http://de.wikipedia.org/wiki/Haan">Haan</text:a>, <text:a xlink:href="http://de.wikipedia.org/wiki/Hilden">Hilden</text:a>, <text:a xlink:href="http://de.wikipedia.org/wiki/Langenfeld_(Rheinland)">Langenfeld</text:a>, <text:a xlink:href="http://de.wikipedia.org/wiki/Mettmann">Mettmann</text:a> und<text:a xlink:href="http://de.wikipedia.org/wiki/Monheim_am_Rhein">Monheim</text:a></text:p>
          </table:table-cell>
        </table:table-row>
        <table:table-row table:style-name="ro6">
          <table:table-cell office:value-type="float" office:value="106">
            <text:p>106</text:p>
          </table:table-cell>
          <table:table-cell office:value-type="string">
            <text:p><text:a xlink:href="http://de.wikipedia.org/wiki/Bundestagswahlkreis_Mettmann_II">Mettmann II</text:a></text:p>
          </table:table-cell>
          <table:table-cell office:value-type="string">
            <text:p>Vom <text:a xlink:href="http://de.wikipedia.org/wiki/Kreis_Mettmann">Kreis Mettmann</text:a> die Gemeinden<text:a xlink:href="http://de.wikipedia.org/wiki/Ratingen">Ratingen</text:a>, <text:a xlink:href="http://de.wikipedia.org/wiki/Velbert">Velbert</text:a>, <text:a xlink:href="http://de.wikipedia.org/wiki/Heiligenhaus">Heiligenhaus</text:a> und <text:a xlink:href="http://de.wikipedia.org/wiki/Wülfrath">Wülfrath</text:a></text:p>
          </table:table-cell>
          <table:table-cell/>
          <table:table-cell office:value-type="float" office:value="107">
            <text:p>107</text:p>
          </table:table-cell>
          <table:table-cell office:value-type="string">
            <text:p><text:a xlink:href="http://de.wikipedia.org/wiki/Bundestagswahlkreis_Düsseldorf_I">Düsseldorf I</text:a></text:p>
          </table:table-cell>
          <table:table-cell office:value-type="string">
            <text:p>Stadtbezirke <text:a xlink:href="http://de.wikipedia.org/wiki/Düsseldorf-Stadtbezirk_01">1</text:a>, <text:a xlink:href="http://de.wikipedia.org/wiki/Düsseldorf-Stadtbezirk_02">2</text:a>, <text:a xlink:href="http://de.wikipedia.org/wiki/Düsseldorf-Stadtbezirk_04">4</text:a>, <text:a xlink:href="http://de.wikipedia.org/wiki/Düsseldorf-Stadtbezirk_05">5</text:a>, <text:a xlink:href="http://de.wikipedia.org/wiki/Düsseldorf-Stadtbezirk_06">6</text:a>, <text:a xlink:href="http://de.wikipedia.org/wiki/Düsseldorf-Stadtbezirk_07">7</text:a></text:p>
          </table:table-cell>
        </table:table-row>
        <table:table-row table:style-name="ro10">
          <table:table-cell office:value-type="float" office:value="108">
            <text:p>108</text:p>
          </table:table-cell>
          <table:table-cell office:value-type="string">
            <text:p><text:a xlink:href="http://de.wikipedia.org/wiki/Bundestagswahlkreis_Düsseldorf_II">Düsseldorf II</text:a></text:p>
          </table:table-cell>
          <table:table-cell office:value-type="string">
            <text:p>Stadtbezirke <text:a xlink:href="http://de.wikipedia.org/wiki/Düsseldorf-Stadtbezirk_03">3</text:a>, <text:a xlink:href="http://de.wikipedia.org/wiki/Düsseldorf-Stadtbezirk_08">8</text:a>, <text:a xlink:href="http://de.wikipedia.org/wiki/Düsseldorf-Stadtbezirk_09">9</text:a>, <text:a xlink:href="http://de.wikipedia.org/wiki/Düsseldorf-Stadtbezirk_10">10</text:a></text:p>
          </table:table-cell>
          <table:table-cell/>
          <table:table-cell office:value-type="float" office:value="109">
            <text:p>109</text:p>
          </table:table-cell>
          <table:table-cell office:value-type="string">
            <text:p><text:a xlink:href="http://de.wikipedia.org/wiki/Bundestagswahlkreis_Neuss_I">Neuss I</text:a></text:p>
          </table:table-cell>
          <table:table-cell office:value-type="string">
            <text:p>Vom <text:a xlink:href="http://de.wikipedia.org/wiki/Rhein-Kreis_Neuss">Rhein-Kreis Neuss</text:a> die Gemeinden<text:a xlink:href="http://de.wikipedia.org/wiki/Dormagen">Dormagen</text:a>, <text:a xlink:href="http://de.wikipedia.org/wiki/Grevenbroich">Grevenbroich</text:a>, <text:a xlink:href="http://de.wikipedia.org/wiki/Neuss">Neuss</text:a> und<text:a xlink:href="http://de.wikipedia.org/wiki/Rommerskirchen">Rommerskirchen</text:a></text:p>
          </table:table-cell>
        </table:table-row>
        <table:table-row table:style-name="ro11">
          <table:table-cell office:value-type="float" office:value="110">
            <text:p>110</text:p>
          </table:table-cell>
          <table:table-cell office:value-type="string">
            <text:p><text:a xlink:href="http://de.wikipedia.org/wiki/Bundestagswahlkreis_Mönchengladbach">Mönchengladbach</text:a></text:p>
          </table:table-cell>
          <table:table-cell office:value-type="string">
            <text:p><text:a xlink:href="http://de.wikipedia.org/wiki/Mönchengladbach">Mönchengladbach</text:a></text:p>
          </table:table-cell>
          <table:table-cell/>
          <table:table-cell office:value-type="float" office:value="111">
            <text:p>111</text:p>
          </table:table-cell>
          <table:table-cell office:value-type="string">
            <text:p><text:a xlink:href="http://de.wikipedia.org/wiki/Bundestagswahlkreis_Krefeld_I_–_Neuss_II">Krefeld I – Neuss II</text:a></text:p>
          </table:table-cell>
          <table:table-cell office:value-type="string">
            <text:p>Von <text:a xlink:href="http://de.wikipedia.org/wiki/Krefeld">Krefeld</text:a> die Stadtbezirke <text:a xlink:href="http://de.wikipedia.org/wiki/Krefeld#Stadtgebiet">West, Süd, Fischeln, Oppum-Linn und Uerdingen</text:a>, vom<text:a xlink:href="http://de.wikipedia.org/wiki/Rhein-Kreis_Neuss">Rhein-Kreis Neuss</text:a> die Gemeinden <text:a xlink:href="http://de.wikipedia.org/wiki/Jüchen">Jüchen</text:a>,<text:a xlink:href="http://de.wikipedia.org/wiki/Kaarst">Kaarst</text:a>, <text:a xlink:href="http://de.wikipedia.org/wiki/Meerbusch">Meerbusch</text:a> und <text:a xlink:href="http://de.wikipedia.org/wiki/Korschenbroich">Korschenbroich</text:a>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<text:a xlink:href="http://de.wikipedia.org/wiki/Bundestagswahlkreis_Viersen">Viersen</text:a></text:p>
          </table:table-cell>
          <table:table-cell office:value-type="string">
            <text:p><text:a xlink:href="http://de.wikipedia.org/wiki/Kreis_Viersen">Kreis Viersen</text:a></text:p>
          </table:table-cell>
          <table:table-cell/>
          <table:table-cell office:value-type="float" office:value="113">
            <text:p>113</text:p>
          </table:table-cell>
          <table:table-cell office:value-type="string">
            <text:p><text:a xlink:href="http://de.wikipedia.org/wiki/Bundestagswahlkreis_Kleve">Kleve</text:a></text:p>
          </table:table-cell>
          <table:table-cell office:value-type="string">
            <text:p><text:a xlink:href="http://de.wikipedia.org/wiki/Kreis_Kleve">Kreis Kleve</text:a></text:p>
          </table:table-cell>
        </table:table-row>
        <table:table-row table:style-name="ro13">
          <table:table-cell office:value-type="float" office:value="114">
            <text:p>114</text:p>
          </table:table-cell>
          <table:table-cell office:value-type="string">
            <text:p><text:a xlink:href="http://de.wikipedia.org/wiki/Bundestagswahlkreis_Wesel_I">Wesel I</text:a></text:p>
          </table:table-cell>
          <table:table-cell office:value-type="string">
            <text:p><text:a xlink:href="http://de.wikipedia.org/wiki/Alpen">Alpen</text:a>, <text:a xlink:href="http://de.wikipedia.org/wiki/Wesel">Wesel</text:a>, <text:a xlink:href="http://de.wikipedia.org/wiki/Hamminkeln">Hamminkeln</text:a>, <text:a xlink:href="http://de.wikipedia.org/wiki/Hünxe">Hünxe</text:a>, <text:a xlink:href="http://de.wikipedia.org/wiki/Kamp-Lintfort">Kamp-Lintfort</text:a>, <text:a xlink:href="http://de.wikipedia.org/wiki/Schermbeck">Schermbeck</text:a>, <text:a xlink:href="http://de.wikipedia.org/wiki/Voerde">Voerde</text:a>, <text:a xlink:href="http://de.wikipedia.org/wiki/Xanten">Xanten</text:a>,<text:a xlink:href="http://de.wikipedia.org/wiki/Rheinberg">Rheinberg</text:a>, <text:a xlink:href="http://de.wikipedia.org/wiki/Sonsbeck">Sonsbeck</text:a></text:p>
          </table:table-cell>
          <table:table-cell/>
          <table:table-cell office:value-type="float" office:value="115">
            <text:p>115</text:p>
          </table:table-cell>
          <table:table-cell office:value-type="string">
            <text:p><text:a xlink:href="http://de.wikipedia.org/wiki/Bundestagswahlkreis_Krefeld_II_–_Wesel_II">Krefeld II – Wesel II</text:a></text:p>
          </table:table-cell>
          <table:table-cell office:value-type="string">
            <text:p>Von <text:a xlink:href="http://de.wikipedia.org/wiki/Krefeld">Krefeld</text:a> die Stadtbezirke <text:a xlink:href="http://de.wikipedia.org/wiki/Krefeld#Stadtgebiet">Nord, Hüls, Mitte und Ost</text:a>, vom <text:a xlink:href="http://de.wikipedia.org/wiki/Kreis_Wesel">Kreis Wesel</text:a> die Gemeinden <text:a xlink:href="http://de.wikipedia.org/wiki/Moers">Moers</text:a> und <text:a xlink:href="http://de.wikipedia.org/wiki/Neukirchen-Vluyn">Neukirchen-Vluyn</text:a></text:p>
          </table:table-cell>
        </table:table-row>
        <table:table-row table:style-name="ro4">
          <table:table-cell office:value-type="float" office:value="116">
            <text:p>116</text:p>
          </table:table-cell>
          <table:table-cell office:value-type="string">
            <text:p><text:a xlink:href="http://de.wikipedia.org/wiki/Bundestagswahlkreis_Duisburg_I">Duisburg I</text:a></text:p>
          </table:table-cell>
          <table:table-cell office:value-type="string">
            <text:p>Stadtbezirke <text:a xlink:href="http://de.wikipedia.org/wiki/Duisburg-Mitte">Mitte</text:a>, <text:a xlink:href="http://de.wikipedia.org/wiki/Rheinhausen_(Duisburg)">Rheinhausen</text:a> und <text:a xlink:href="http://de.wikipedia.org/wiki/Duisburg-Süd">Süd</text:a></text:p>
          </table:table-cell>
          <table:table-cell/>
          <table:table-cell office:value-type="float" office:value="117">
            <text:p>117</text:p>
          </table:table-cell>
          <table:table-cell office:value-type="string">
            <text:p><text:a xlink:href="http://de.wikipedia.org/wiki/Bundestagswahlkreis_Duisburg_II">Duisburg II</text:a></text:p>
          </table:table-cell>
          <table:table-cell office:value-type="string">
            <text:p>Stadtbezirke <text:a xlink:href="http://de.wikipedia.org/wiki/Walsum">Walsum</text:a>, <text:a xlink:href="http://de.wikipedia.org/wiki/Hamborn">Hamborn</text:a>,<text:a xlink:href="http://de.wikipedia.org/wiki/Meiderich/Beeck">Meiderich/Beeck</text:a> und <text:a xlink:href="http://de.wikipedia.org/wiki/Homberg/Ruhrort/Baerl">Homberg/Ruhrort/Baerl</text:a></text:p>
          </table:table-cell>
        </table:table-row>
        <table:table-row table:style-name="ro7">
          <table:table-cell office:value-type="float" office:value="118">
            <text:p>118</text:p>
          </table:table-cell>
          <table:table-cell office:value-type="string">
            <text:p><text:a xlink:href="http://de.wikipedia.org/wiki/Bundestagswahlkreis_Oberhausen_–_Wesel_III">Oberhausen – Wesel III</text:a></text:p>
          </table:table-cell>
          <table:table-cell office:value-type="string">
            <text:p><text:a xlink:href="http://de.wikipedia.org/wiki/Oberhausen">Oberhausen</text:a>, vom <text:a xlink:href="http://de.wikipedia.org/wiki/Kreis_Wesel">Kreis Wesel</text:a> die Stadt<text:a xlink:href="http://de.wikipedia.org/wiki/Dinslaken">Dinslaken</text:a></text:p>
          </table:table-cell>
          <table:table-cell/>
          <table:table-cell office:value-type="float" office:value="119">
            <text:p>119</text:p>
          </table:table-cell>
          <table:table-cell office:value-type="string">
            <text:p><text:a xlink:href="http://de.wikipedia.org/wiki/Bundestagswahlkreis_Mülheim_–_Essen_I">Mülheim – Essen I</text:a></text:p>
          </table:table-cell>
          <table:table-cell office:value-type="string">
            <text:p><text:a xlink:href="http://de.wikipedia.org/wiki/Mülheim_an_der_Ruhr">Mülheim an der Ruhr</text:a>, von <text:a xlink:href="http://de.wikipedia.org/wiki/Essen">Essen</text:a> der Stadtbezirk <text:a xlink:href="http://de.wikipedia.org/wiki/Liste_der_Stadtbezirke_und_Stadtteile_von_Essen">IV</text:a></text:p>
          </table:table-cell>
        </table:table-row>
        <table:table-row table:style-name="ro6">
          <table:table-cell office:value-type="float" office:value="120">
            <text:p>120</text:p>
          </table:table-cell>
          <table:table-cell office:value-type="string">
            <text:p><text:a xlink:href="http://de.wikipedia.org/wiki/Bundestagswahlkreis_Essen_II">Essen II</text:a></text:p>
          </table:table-cell>
          <table:table-cell office:value-type="string">
            <text:p>Stadtbezirke <text:a xlink:href="http://de.wikipedia.org/wiki/Liste_der_Stadtbezirke_und_Stadtteile_von_Essen">I, V, VI und VII</text:a></text:p>
          </table:table-cell>
          <table:table-cell/>
          <table:table-cell office:value-type="float" office:value="121">
            <text:p>121</text:p>
          </table:table-cell>
          <table:table-cell office:value-type="string">
            <text:p><text:a xlink:href="http://de.wikipedia.org/wiki/Bundestagswahlkreis_Essen_III">Essen III</text:a></text:p>
          </table:table-cell>
          <table:table-cell office:value-type="string">
            <text:p>Stadtbezirke <text:a xlink:href="http://de.wikipedia.org/wiki/Liste_der_Stadtbezirke_und_Stadtteile_von_Essen">II, III, VIII und IX</text:a>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<text:a xlink:href="http://de.wikipedia.org/wiki/Bundestagswahlkreis_Recklinghausen_I">Recklinghausen I</text:a></text:p>
          </table:table-cell>
          <table:table-cell office:value-type="string">
            <text:p><text:a xlink:href="http://de.wikipedia.org/wiki/Castrop-Rauxel">Castrop-Rauxel</text:a>, <text:a xlink:href="http://de.wikipedia.org/wiki/Recklinghausen">Recklinghausen</text:a> und <text:a xlink:href="http://de.wikipedia.org/wiki/Waltrop">Waltrop</text:a></text:p>
          </table:table-cell>
          <table:table-cell/>
          <table:table-cell office:value-type="float" office:value="123">
            <text:p>123</text:p>
          </table:table-cell>
          <table:table-cell office:value-type="string">
            <text:p><text:a xlink:href="http://de.wikipedia.org/wiki/Bundestagswahlkreis_Recklinghausen_II">Recklinghausen II</text:a></text:p>
          </table:table-cell>
          <table:table-cell office:value-type="string">
            <text:p><text:a xlink:href="http://de.wikipedia.org/wiki/Datteln">Datteln</text:a>, <text:a xlink:href="http://de.wikipedia.org/wiki/Haltern_am_See">Haltern</text:a>, <text:a xlink:href="http://de.wikipedia.org/wiki/Herten">Herten</text:a>, <text:a xlink:href="http://de.wikipedia.org/wiki/Marl">Marl</text:a>, <text:a xlink:href="http://de.wikipedia.org/wiki/Oer-Erkenschwick">Oer-Erkenschwick</text:a></text:p>
          </table:table-cell>
        </table:table-row>
        <table:table-row table:style-name="ro14">
          <table:table-cell office:value-type="float" office:value="124">
            <text:p>124</text:p>
          </table:table-cell>
          <table:table-cell office:value-type="string">
            <text:p><text:a xlink:href="http://de.wikipedia.org/wiki/Bundestagswahlkreis_Gelsenkirchen">Gelsenkirchen</text:a></text:p>
          </table:table-cell>
          <table:table-cell office:value-type="string">
            <text:p><text:a xlink:href="http://de.wikipedia.org/wiki/Gelsenkirchen">Gelsenkirchen</text:a></text:p>
          </table:table-cell>
          <table:table-cell/>
          <table:table-cell office:value-type="float" office:value="125">
            <text:p>125</text:p>
          </table:table-cell>
          <table:table-cell office:value-type="string">
            <text:p><text:a xlink:href="http://de.wikipedia.org/wiki/Bundestagswahlkreis_Steinfurt_I_–_Borken_I">Steinfurt I – Borken I</text:a></text:p>
          </table:table-cell>
          <table:table-cell office:value-type="string">
            <text:p>Vom <text:a xlink:href="http://de.wikipedia.org/wiki/Kreis_Steinfurt">Kreis Steinfurt</text:a> die Gemeinden <text:a xlink:href="http://de.wikipedia.org/wiki/Horstmar">Horstmar</text:a>,<text:a xlink:href="http://de.wikipedia.org/wiki/Metelen">Metelen</text:a>, <text:a xlink:href="http://de.wikipedia.org/wiki/Neuenkirchen_(Kreis_Steinfurt)">Neuenkirchen</text:a>, <text:a xlink:href="http://de.wikipedia.org/wiki/Ochtrup">Ochtrup</text:a>, <text:a xlink:href="http://de.wikipedia.org/wiki/Rheine">Rheine</text:a>,<text:a xlink:href="http://de.wikipedia.org/wiki/Steinfurt">Steinfurt</text:a> und <text:a xlink:href="http://de.wikipedia.org/wiki/Wettringen_(Münsterland)">Wettringen</text:a>, vom <text:a xlink:href="http://de.wikipedia.org/wiki/Kreis_Borken">Kreis Borken</text:a>die Gemeinden <text:a xlink:href="http://de.wikipedia.org/wiki/Ahaus">Ahaus</text:a>, <text:a xlink:href="http://de.wikipedia.org/wiki/Gronau_(Westf.)">Gronau</text:a>, <text:a xlink:href="http://de.wikipedia.org/wiki/Heek">Heek</text:a>, <text:a xlink:href="http://de.wikipedia.org/wiki/Legden">Legden</text:a>und <text:a xlink:href="http://de.wikipedia.org/wiki/Schöppingen">Schöppingen</text:a></text:p>
          </table:table-cell>
        </table:table-row>
        <table:table-row table:style-name="ro15">
          <table:table-cell office:value-type="float" office:value="126">
            <text:p>126</text:p>
          </table:table-cell>
          <table:table-cell office:value-type="string">
            <text:p><text:a xlink:href="http://de.wikipedia.org/wiki/Bundestagswahlkreis_Bottrop_–_Recklinghausen_III">Bottrop – Recklinghausen III</text:a></text:p>
          </table:table-cell>
          <table:table-cell office:value-type="string">
            <text:p><text:a xlink:href="http://de.wikipedia.org/wiki/Bottrop">Bottrop</text:a>, vom <text:a xlink:href="http://de.wikipedia.org/wiki/Kreis_Recklinghausen">Kreis Recklinghausen</text:a> die Gemeinden <text:a xlink:href="http://de.wikipedia.org/wiki/Gladbeck">Gladbeck</text:a> und <text:a xlink:href="http://de.wikipedia.org/wiki/Dorsten">Dorsten</text:a></text:p>
          </table:table-cell>
          <table:table-cell/>
          <table:table-cell office:value-type="float" office:value="127">
            <text:p>127</text:p>
          </table:table-cell>
          <table:table-cell office:value-type="string">
            <text:p><text:a xlink:href="http://de.wikipedia.org/wiki/Bundestagswahlkreis_Borken_II">Borken II</text:a></text:p>
          </table:table-cell>
          <table:table-cell office:value-type="string">
            <text:p>Vom <text:a xlink:href="http://de.wikipedia.org/wiki/Kreis_Borken">Kreis Borken</text:a> die Gemeinden <text:a xlink:href="http://de.wikipedia.org/wiki/Bocholt">Bocholt</text:a>,<text:a xlink:href="http://de.wikipedia.org/wiki/Borken">Borken</text:a>, <text:a xlink:href="http://de.wikipedia.org/wiki/Gescher">Gescher</text:a>, <text:a xlink:href="http://de.wikipedia.org/wiki/Isselburg">Isselburg</text:a>, <text:a xlink:href="http://de.wikipedia.org/wiki/Rhede">Rhede</text:a>,<text:a xlink:href="http://de.wikipedia.org/wiki/Stadtlohn">Stadtlohn</text:a>, <text:a xlink:href="http://de.wikipedia.org/wiki/Südlohn">Südlohn</text:a>, <text:a xlink:href="http://de.wikipedia.org/wiki/Velen">Velen</text:a>, <text:a xlink:href="http://de.wikipedia.org/wiki/Vreden">Vreden</text:a> <text:a xlink:href="http://de.wikipedia.org/wiki/Heiden_(Münsterland)">Heiden</text:a>,<text:a xlink:href="http://de.wikipedia.org/wiki/Raesfeld">Raesfeld</text:a> und <text:a xlink:href="http://de.wikipedia.org/wiki/Reken">Reken</text:a></text:p>
          </table:table-cell>
        </table:table-row>
        <table:table-row table:style-name="ro16">
          <table:table-cell office:value-type="float" office:value="128">
            <text:p>128</text:p>
          </table:table-cell>
          <table:table-cell office:value-type="string">
            <text:p><text:a xlink:href="http://de.wikipedia.org/wiki/Bundestagswahlkreis_Coesfeld_–_Steinfurt_II">Coesfeld – Steinfurt II</text:a></text:p>
          </table:table-cell>
          <table:table-cell office:value-type="string">
            <text:p><text:a xlink:href="http://de.wikipedia.org/wiki/Kreis_Coesfeld">Kreis Coesfeld</text:a>, vom <text:a xlink:href="http://de.wikipedia.org/wiki/Kreis_Steinfurt">Kreis Steinfurt</text:a> die Gemeinden <text:a xlink:href="http://de.wikipedia.org/wiki/Altenberge">Altenberge</text:a>, <text:a xlink:href="http://de.wikipedia.org/wiki/Laer">Laer</text:a> und <text:a xlink:href="http://de.wikipedia.org/wiki/Nordwalde">Nordwalde</text:a></text:p>
          </table:table-cell>
          <table:table-cell/>
          <table:table-cell office:value-type="float" office:value="129">
            <text:p>129</text:p>
          </table:table-cell>
          <table:table-cell office:value-type="string">
            <text:p><text:a xlink:href="http://de.wikipedia.org/wiki/Bundestagswahlkreis_Steinfurt_III">Steinfurt III</text:a></text:p>
          </table:table-cell>
          <table:table-cell office:value-type="string">
            <text:p><text:a xlink:href="http://de.wikipedia.org/wiki/Emsdetten">Emsdetten</text:a>, <text:a xlink:href="http://de.wikipedia.org/wiki/Greven">Greven</text:a>, <text:a xlink:href="http://de.wikipedia.org/wiki/Hörstel">Hörstel</text:a>, <text:a xlink:href="http://de.wikipedia.org/wiki/Hopsten">Hopsten</text:a>,<text:a xlink:href="http://de.wikipedia.org/wiki/Ibbenbüren">Ibbenbüren</text:a>, <text:a xlink:href="http://de.wikipedia.org/wiki/Ladbergen">Ladbergen</text:a>, <text:a xlink:href="http://de.wikipedia.org/wiki/Lengerich_(Westfalen)">Lengerich</text:a>, <text:a xlink:href="http://de.wikipedia.org/wiki/Lienen">Lienen</text:a>,<text:a xlink:href="http://de.wikipedia.org/wiki/Lotte_(Westfalen)">Lotte</text:a>, <text:a xlink:href="http://de.wikipedia.org/wiki/Mettingen">Mettingen</text:a>, <text:a xlink:href="http://de.wikipedia.org/wiki/Recke_(Westfalen)">Recke</text:a>, <text:a xlink:href="http://de.wikipedia.org/wiki/Saerbeck">Saerbeck</text:a>,<text:a xlink:href="http://de.wikipedia.org/wiki/Tecklenburg">Tecklenburg</text:a> und <text:a xlink:href="http://de.wikipedia.org/wiki/Westerkappeln">Westerkappeln</text:a>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<text:a xlink:href="http://de.wikipedia.org/wiki/Bundestagswahlkreis_Münster">Münster</text:a></text:p>
          </table:table-cell>
          <table:table-cell office:value-type="string">
            <text:p><text:a xlink:href="http://de.wikipedia.org/wiki/Münster_(Westfalen)">Münster</text:a></text:p>
          </table:table-cell>
          <table:table-cell/>
          <table:table-cell office:value-type="float" office:value="131">
            <text:p>131</text:p>
          </table:table-cell>
          <table:table-cell office:value-type="string">
            <text:p><text:a xlink:href="http://de.wikipedia.org/wiki/Bundestagswahlkreis_Warendorf">Warendorf</text:a></text:p>
          </table:table-cell>
          <table:table-cell office:value-type="string">
            <text:p><text:a xlink:href="http://de.wikipedia.org/wiki/Kreis_Warendorf">Kreis Warendorf</text:a></text:p>
          </table:table-cell>
        </table:table-row>
        <table:table-row table:style-name="ro3">
          <table:table-cell office:value-type="float" office:value="132">
            <text:p>132</text:p>
          </table:table-cell>
          <table:table-cell office:value-type="string">
            <text:p><text:a xlink:href="http://de.wikipedia.org/wiki/Bundestagswahlkreis_Gütersloh">Gütersloh</text:a></text:p>
          </table:table-cell>
          <table:table-cell office:value-type="string">
            <text:p><text:a xlink:href="http://de.wikipedia.org/wiki/Kreis_Gütersloh">Kreis Gütersloh</text:a> ohne <text:a xlink:href="http://de.wikipedia.org/wiki/Werther_(Westf.)">Werther</text:a> und <text:a xlink:href="http://de.wikipedia.org/wiki/Schloß_Holte-Stukenbrock">Schloß Holte-Stukenbrock</text:a></text:p>
          </table:table-cell>
          <table:table-cell/>
          <table:table-cell office:value-type="float" office:value="133">
            <text:p>133</text:p>
          </table:table-cell>
          <table:table-cell office:value-type="string">
            <text:p><text:a xlink:href="http://de.wikipedia.org/wiki/Bundestagswahlkreis_Bielefeld">Bielefeld</text:a></text:p>
          </table:table-cell>
          <table:table-cell office:value-type="string">
            <text:p><text:a xlink:href="http://de.wikipedia.org/wiki/Bielefeld">Bielefeld</text:a>, vom <text:a xlink:href="http://de.wikipedia.org/wiki/Kreis_Gütersloh">Kreis Gütersloh</text:a> die Gemeinde<text:a xlink:href="http://de.wikipedia.org/wiki/Werther_(Westf.)">Werther</text:a></text:p>
          </table:table-cell>
        </table:table-row>
        <table:table-row table:style-name="ro7">
          <table:table-cell office:value-type="float" office:value="134">
            <text:p>134</text:p>
          </table:table-cell>
          <table:table-cell office:value-type="string">
            <text:p><text:a xlink:href="http://de.wikipedia.org/wiki/Bundestagswahlkreis_Herford_–_Minden-Lübbecke_II">Herford – Minden-Lübbecke II</text:a></text:p>
          </table:table-cell>
          <table:table-cell office:value-type="string">
            <text:p><text:a xlink:href="http://de.wikipedia.org/wiki/Kreis_Herford">Kreis Herford</text:a>, vom <text:a xlink:href="http://de.wikipedia.org/wiki/Kreis_Minden-Lübbecke">Kreis Minden-Lübbecke</text:a>die Gemeinde <text:a xlink:href="http://de.wikipedia.org/wiki/Bad_Oeynhausen">Bad Oeynhausen</text:a></text:p>
          </table:table-cell>
          <table:table-cell/>
          <table:table-cell office:value-type="float" office:value="135">
            <text:p>135</text:p>
          </table:table-cell>
          <table:table-cell office:value-type="string">
            <text:p><text:a xlink:href="http://de.wikipedia.org/wiki/Bundestagswahlkreis_Minden-Lübbecke_I">Minden-Lübbecke I</text:a></text:p>
          </table:table-cell>
          <table:table-cell office:value-type="string">
            <text:p><text:a xlink:href="http://de.wikipedia.org/wiki/Kreis_Minden-Lübbecke">Kreis Minden-Lübbecke</text:a> ohne <text:a xlink:href="http://de.wikipedia.org/wiki/Bad_Oeynhausen">Bad Oeynhausen</text:a></text:p>
          </table:table-cell>
        </table:table-row>
        <table:table-row table:style-name="ro5">
          <table:table-cell office:value-type="float" office:value="136">
            <text:p>136</text:p>
          </table:table-cell>
          <table:table-cell office:value-type="string">
            <text:p><text:a xlink:href="http://de.wikipedia.org/wiki/Bundestagswahlkreis_Lippe_I">Lippe I</text:a></text:p>
          </table:table-cell>
          <table:table-cell office:value-type="string">
            <text:p><text:a xlink:href="http://de.wikipedia.org/wiki/Lemgo">Lemgo</text:a>, <text:a xlink:href="http://de.wikipedia.org/wiki/Lage_(Lippe)">Lage</text:a>, <text:a xlink:href="http://de.wikipedia.org/wiki/Bad_Salzuflen">Bad Salzuflen</text:a>, <text:a xlink:href="http://de.wikipedia.org/wiki/Oerlinghausen">Oerlinghausen</text:a>,<text:a xlink:href="http://de.wikipedia.org/wiki/Leopoldshöhe">Leopoldshöhe</text:a>, <text:a xlink:href="http://de.wikipedia.org/wiki/Barntrup">Barntrup</text:a>, <text:a xlink:href="http://de.wikipedia.org/wiki/Blomberg">Blomberg</text:a>,<text:a xlink:href="http://de.wikipedia.org/wiki/Dörentrup">Dörentrup</text:a>, <text:a xlink:href="http://de.wikipedia.org/wiki/Kalletal">Kalletal</text:a> und <text:a xlink:href="http://de.wikipedia.org/wiki/Extertal">Extertal</text:a></text:p>
          </table:table-cell>
          <table:table-cell/>
          <table:table-cell office:value-type="float" office:value="137">
            <text:p>137</text:p>
          </table:table-cell>
          <table:table-cell office:value-type="string">
            <text:p><text:a xlink:href="http://de.wikipedia.org/wiki/Bundestagswahlkreis_Höxter_–_Lippe_II">Höxter – Lippe II</text:a></text:p>
          </table:table-cell>
          <table:table-cell office:value-type="string">
            <text:p><text:a xlink:href="http://de.wikipedia.org/wiki/Kreis_Höxter">Kreis Höxter</text:a>, vom <text:a xlink:href="http://de.wikipedia.org/wiki/Kreis_Lippe">Kreis Lippe</text:a> die Gemeinden<text:a xlink:href="http://de.wikipedia.org/wiki/Detmold">Detmold</text:a>, <text:a xlink:href="http://de.wikipedia.org/wiki/Augustdorf">Augustdorf</text:a>, <text:a xlink:href="http://de.wikipedia.org/wiki/Horn-Bad_Meinberg">Horn-Bad Meinberg</text:a>,<text:a xlink:href="http://de.wikipedia.org/wiki/Lügde">Lügde</text:a>, <text:a xlink:href="http://de.wikipedia.org/wiki/Schieder-Schwalenberg">Schieder-Schwalenberg</text:a> und<text:a xlink:href="http://de.wikipedia.org/wiki/Schlangen">Schlangen</text:a></text:p>
          </table:table-cell>
        </table:table-row>
        <table:table-row table:style-name="ro10">
          <table:table-cell office:value-type="float" office:value="138">
            <text:p>138</text:p>
          </table:table-cell>
          <table:table-cell office:value-type="string">
            <text:p><text:a xlink:href="http://de.wikipedia.org/wiki/Bundestagswahlkreis_Paderborn">Paderborn</text:a></text:p>
          </table:table-cell>
          <table:table-cell office:value-type="string">
            <text:p><text:a xlink:href="http://de.wikipedia.org/wiki/Kreis_Paderborn">Kreis Paderborn</text:a>, vom <text:a xlink:href="http://de.wikipedia.org/wiki/Kreis_Gütersloh">Kreis Gütersloh</text:a> die Gemeinde <text:a xlink:href="http://de.wikipedia.org/wiki/Schloß_Holte-Stukenbrock">Schloß Holte-Stukenbrock</text:a></text:p>
          </table:table-cell>
          <table:table-cell/>
          <table:table-cell office:value-type="float" office:value="139">
            <text:p>139</text:p>
          </table:table-cell>
          <table:table-cell office:value-type="string">
            <text:p><text:a xlink:href="http://de.wikipedia.org/wiki/Bundestagswahlkreis_Hagen_–_Ennepe-Ruhr-Kreis_I">Hagen – Ennepe-Ruhr-Kreis I</text:a></text:p>
          </table:table-cell>
          <table:table-cell office:value-type="string">
            <text:p><text:a xlink:href="http://de.wikipedia.org/wiki/Hagen">Hagen</text:a>, vom <text:a xlink:href="http://de.wikipedia.org/wiki/Ennepe-Ruhr-Kreis">Ennepe-Ruhr-Kreis</text:a> die Gemeinden <text:a xlink:href="http://de.wikipedia.org/wiki/Breckerfeld">Breckerfeld</text:a>, <text:a xlink:href="http://de.wikipedia.org/wiki/Gevelsberg">Gevelsberg</text:a>,<text:a xlink:href="http://de.wikipedia.org/wiki/Schwelm">Schwelm</text:a> und <text:a xlink:href="http://de.wikipedia.org/wiki/Ennepetal">Ennepetal</text:a></text:p>
          </table:table-cell>
        </table:table-row>
        <table:table-row table:style-name="ro7">
          <table:table-cell office:value-type="float" office:value="140">
            <text:p>140</text:p>
          </table:table-cell>
          <table:table-cell office:value-type="string">
            <text:p><text:a xlink:href="http://de.wikipedia.org/wiki/Bundestagswahlkreis_Ennepe-Ruhr-Kreis_II">Ennepe-Ruhr-Kreis II</text:a></text:p>
          </table:table-cell>
          <table:table-cell office:value-type="string">
            <text:p>Vom <text:a xlink:href="http://de.wikipedia.org/wiki/Ennepe-Ruhr-Kreis">Ennepe-Ruhr-Kreis</text:a> die Gemeinden<text:a xlink:href="http://de.wikipedia.org/wiki/Hattingen">Hattingen</text:a>, <text:a xlink:href="http://de.wikipedia.org/wiki/Herdecke">Herdecke</text:a>, <text:a xlink:href="http://de.wikipedia.org/wiki/Sprockhövel">Sprockhövel</text:a>, <text:a xlink:href="http://de.wikipedia.org/wiki/Wetter">Wetter</text:a>und <text:a xlink:href="http://de.wikipedia.org/wiki/Witten">Witten</text:a></text:p>
          </table:table-cell>
          <table:table-cell/>
          <table:table-cell office:value-type="float" office:value="141">
            <text:p>141</text:p>
          </table:table-cell>
          <table:table-cell office:value-type="string">
            <text:p><text:a xlink:href="http://de.wikipedia.org/wiki/Bundestagswahlkreis_Bochum_I">Bochum I</text:a></text:p>
          </table:table-cell>
          <table:table-cell office:value-type="string">
            <text:p>Von <text:a xlink:href="http://de.wikipedia.org/wiki/Bochum">Bochum</text:a> die <text:a xlink:href="http://de.wikipedia.org/wiki/Stadtteile_in_Bochum">Stadtbezirke Mitte, Wattenscheid, Süd und Südwest</text:a></text:p>
          </table:table-cell>
        </table:table-row>
        <table:table-row table:style-name="ro10">
          <table:table-cell office:value-type="float" office:value="142">
            <text:p>142</text:p>
          </table:table-cell>
          <table:table-cell office:value-type="string">
            <text:p><text:a xlink:href="http://de.wikipedia.org/wiki/Bundestagswahlkreis_Herne_–_Bochum_II">Herne – Bochum II</text:a></text:p>
          </table:table-cell>
          <table:table-cell office:value-type="string">
            <text:p><text:a xlink:href="http://de.wikipedia.org/wiki/Herne">Herne</text:a>, von <text:a xlink:href="http://de.wikipedia.org/wiki/Bochum">Bochum</text:a> die <text:a xlink:href="http://de.wikipedia.org/wiki/Stadtteile_in_Bochum">Stadtbezirke Nord und Ost</text:a></text:p>
          </table:table-cell>
          <table:table-cell/>
          <table:table-cell office:value-type="float" office:value="143">
            <text:p>143</text:p>
          </table:table-cell>
          <table:table-cell office:value-type="string">
            <text:p><text:a xlink:href="http://de.wikipedia.org/wiki/Bundestagswahlkreis_Dortmund_I">Dortmund I</text:a></text:p>
          </table:table-cell>
          <table:table-cell office:value-type="string">
            <text:p>Stadtbezirke <text:a xlink:href="http://de.wikipedia.org/wiki/Stadtbezirk_Dortmund-Innenstadt-West">Innenstadt-West</text:a>, <text:a xlink:href="http://de.wikipedia.org/wiki/Stadtbezirk_Dortmund-Innenstadt-Ost">Innenstadt-Ost</text:a>, <text:a xlink:href="http://de.wikipedia.org/wiki/Stadtbezirk_Dortmund-Hombruch">Hombruch</text:a>, <text:a xlink:href="http://de.wikipedia.org/wiki/Stadtbezirk_Dortmund-Huckarde">Huckarde</text:a>, <text:a xlink:href="http://de.wikipedia.org/wiki/Stadtbezirk_Dortmund-Lütgendortmund">Lütgendortmund</text:a>und <text:a xlink:href="http://de.wikipedia.org/wiki/Stadtbezirk_Dortmund-Mengede">Mengede</text:a></text:p>
          </table:table-cell>
        </table:table-row>
        <table:table-row table:style-name="ro4">
          <table:table-cell office:value-type="float" office:value="144">
            <text:p>144</text:p>
          </table:table-cell>
          <table:table-cell office:value-type="string">
            <text:p><text:a xlink:href="http://de.wikipedia.org/wiki/Bundestagswahlkreis_Dortmund_II">Dortmund II</text:a></text:p>
          </table:table-cell>
          <table:table-cell office:value-type="string">
            <text:p>Stadtbezirke <text:a xlink:href="http://de.wikipedia.org/wiki/Stadtbezirk_Dortmund-Innenstadt-Nord">Innenstadt-Nord</text:a>, <text:a xlink:href="http://de.wikipedia.org/wiki/Stadtbezirk_Dortmund-Eving">Eving</text:a>,<text:a xlink:href="http://de.wikipedia.org/wiki/Stadtbezirk_Dortmund-Aplerbeck">Aplerbeck</text:a>, <text:a xlink:href="http://de.wikipedia.org/wiki/Stadtbezirk_Dortmund-Brackel">Brackel</text:a>, <text:a xlink:href="http://de.wikipedia.org/wiki/Stadtbezirk_Dortmund-Hörde">Hörde</text:a> und <text:a xlink:href="http://de.wikipedia.org/wiki/Stadtbezirk_Dortmund-Scharnhorst">Scharnhorst</text:a></text:p>
          </table:table-cell>
          <table:table-cell/>
          <table:table-cell office:value-type="float" office:value="145">
            <text:p>145</text:p>
          </table:table-cell>
          <table:table-cell office:value-type="string">
            <text:p><text:a xlink:href="http://de.wikipedia.org/wiki/Bundestagswahlkreis_Unna_I">Unna I</text:a></text:p>
          </table:table-cell>
          <table:table-cell office:value-type="string">
            <text:p><text:a xlink:href="http://de.wikipedia.org/wiki/Unna">Unna</text:a>, <text:a xlink:href="http://de.wikipedia.org/wiki/Kamen">Kamen</text:a>, <text:a xlink:href="http://de.wikipedia.org/wiki/Bergkamen">Bergkamen</text:a>, <text:a xlink:href="http://de.wikipedia.org/wiki/Bönen">Bönen</text:a>,<text:a xlink:href="http://de.wikipedia.org/wiki/Fröndenberg">Fröndenberg</text:a>, <text:a xlink:href="http://de.wikipedia.org/wiki/Holzwickede">Holzwickede</text:a> und <text:a xlink:href="http://de.wikipedia.org/wiki/Schwerte">Schwerte</text:a></text:p>
          </table:table-cell>
        </table:table-row>
        <table:table-row table:style-name="ro6">
          <table:table-cell office:value-type="float" office:value="146">
            <text:p>146</text:p>
          </table:table-cell>
          <table:table-cell office:value-type="string">
            <text:p><text:a xlink:href="http://de.wikipedia.org/wiki/Bundestagswahlkreis_Hamm_–_Unna_II">Hamm – Unna II</text:a></text:p>
          </table:table-cell>
          <table:table-cell office:value-type="string">
            <text:p><text:a xlink:href="http://de.wikipedia.org/wiki/Hamm">Hamm</text:a>, vom <text:a xlink:href="http://de.wikipedia.org/wiki/Kreis_Unna">Kreis Unna</text:a> die Gemeinden<text:a xlink:href="http://de.wikipedia.org/wiki/Lünen">Lünen</text:a>, <text:a xlink:href="http://de.wikipedia.org/wiki/Selm">Selm</text:a> und <text:a xlink:href="http://de.wikipedia.org/wiki/Werne">Werne</text:a></text:p>
          </table:table-cell>
          <table:table-cell/>
          <table:table-cell office:value-type="float" office:value="147">
            <text:p>147</text:p>
          </table:table-cell>
          <table:table-cell office:value-type="string">
            <text:p><text:a xlink:href="http://de.wikipedia.org/wiki/Bundestagswahlkreis_Soest">Soest</text:a></text:p>
          </table:table-cell>
          <table:table-cell office:value-type="string">
            <text:p><text:a xlink:href="http://de.wikipedia.org/wiki/Kreis_Soest">Kreis Soest</text:a>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<text:a xlink:href="http://de.wikipedia.org/wiki/Bundestagswahlkreis_Hochsauerlandkreis">Hochsauerlandkreis</text:a></text:p>
          </table:table-cell>
          <table:table-cell office:value-type="string">
            <text:p><text:a xlink:href="http://de.wikipedia.org/wiki/Hochsauerlandkreis">Hochsauerlandkreis</text:a></text:p>
          </table:table-cell>
          <table:table-cell/>
          <table:table-cell office:value-type="float" office:value="149">
            <text:p>149</text:p>
          </table:table-cell>
          <table:table-cell office:value-type="string">
            <text:p><text:a xlink:href="http://de.wikipedia.org/wiki/Bundestagswahlkreis_Siegen-Wittgenstein">Siegen-Wittgenstein</text:a></text:p>
          </table:table-cell>
          <table:table-cell office:value-type="string">
            <text:p><text:a xlink:href="http://de.wikipedia.org/wiki/Kreis_Siegen-Wittgenstein">Kreis Siegen-Wittgenstein</text:a></text:p>
          </table:table-cell>
        </table:table-row>
        <table:table-row table:style-name="ro10">
          <table:table-cell office:value-type="float" office:value="150">
            <text:p>150</text:p>
          </table:table-cell>
          <table:table-cell office:value-type="string">
            <text:p><text:a xlink:href="http://de.wikipedia.org/wiki/Bundestagswahlkreis_Olpe_–_Märkischer_Kreis_I">Olpe – Märkischer Kreis I</text:a></text:p>
          </table:table-cell>
          <table:table-cell office:value-type="string">
            <text:p><text:a xlink:href="http://de.wikipedia.org/wiki/Kreis_Olpe">Kreis Olpe</text:a>, vom <text:a xlink:href="http://de.wikipedia.org/wiki/Märkischer_Kreis">Märkischen Kreis</text:a> die Gemeinden <text:a xlink:href="http://de.wikipedia.org/wiki/Lüdenscheid">Lüdenscheid</text:a>, <text:a xlink:href="http://de.wikipedia.org/wiki/Meinerzhagen">Meinerzhagen</text:a>,<text:a xlink:href="http://de.wikipedia.org/wiki/Kierspe">Kierspe</text:a>, <text:a xlink:href="http://de.wikipedia.org/wiki/Halver">Halver</text:a>, <text:a xlink:href="http://de.wikipedia.org/wiki/Herscheid">Herscheid</text:a> und<text:a xlink:href="http://de.wikipedia.org/wiki/Schalksmühle">Schalksmühle</text:a></text:p>
          </table:table-cell>
          <table:table-cell/>
          <table:table-cell office:value-type="float" office:value="151">
            <text:p>151</text:p>
          </table:table-cell>
          <table:table-cell office:value-type="string">
            <text:p><text:a xlink:href="http://de.wikipedia.org/wiki/Bundestagswahlkreis_Märkischer_Kreis_II">Märkischer Kreis II</text:a></text:p>
          </table:table-cell>
          <table:table-cell office:value-type="string">
            <text:p><text:a xlink:href="http://de.wikipedia.org/wiki/Iserlohn">Iserlohn</text:a>, <text:a xlink:href="http://de.wikipedia.org/wiki/Altena">Altena</text:a>, <text:a xlink:href="http://de.wikipedia.org/wiki/Plettenberg">Plettenberg</text:a>, <text:a xlink:href="http://de.wikipedia.org/wiki/Werdohl">Werdohl</text:a>, <text:a xlink:href="http://de.wikipedia.org/wiki/Balve">Balve</text:a>,<text:a xlink:href="http://de.wikipedia.org/wiki/Hemer">Hemer</text:a>, <text:a xlink:href="http://de.wikipedia.org/wiki/Menden">Menden</text:a>, <text:a xlink:href="http://de.wikipedia.org/wiki/Nachrodt-Wiblingwerde">Nachrodt-Wiblingwerde</text:a> und<text:a xlink:href="http://de.wikipedia.org/wiki/Neuenrade">Neuenrade</text:a></text:p>
          </table:table-cell>
        </table:table-row>
        <table:table-row table:style-name="ro1">
          <table:table-cell table:style-name="ce1" office:value-type="string" table:number-columns-spanned="7" table:number-rows-spanned="1">
            <text:p>Sachsen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<text:a xlink:href="http://de.wikipedia.org/wiki/Bundestagswahlkreis_Nordsachsen">Nordsachsen</text:a></text:p>
          </table:table-cell>
          <table:table-cell office:value-type="string">
            <text:p><text:a xlink:href="http://de.wikipedia.org/wiki/Landkreis_Nordsachsen">Landkreis Nordsachsen</text:a></text:p>
          </table:table-cell>
          <table:table-cell/>
          <table:table-cell office:value-type="float" office:value="153">
            <text:p>153</text:p>
          </table:table-cell>
          <table:table-cell office:value-type="string">
            <text:p><text:a xlink:href="http://de.wikipedia.org/wiki/Bundestagswahlkreis_Leipzig_I">Leipzig I</text:a></text:p>
          </table:table-cell>
          <table:table-cell office:value-type="string">
            <text:p><text:a xlink:href="http://de.wikipedia.org/wiki/Liste_der_Ortsteile_Leipzigs">Stadtbezirke Alt-West, Nord, Nordost, Nordwest, Ost</text:a>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<text:a xlink:href="http://de.wikipedia.org/wiki/Bundestagswahlkreis_Leipzig_II">Leipzig II</text:a></text:p>
          </table:table-cell>
          <table:table-cell office:value-type="string">
            <text:p><text:a xlink:href="http://de.wikipedia.org/wiki/Liste_der_Ortsteile_Leipzigs">Stadtbezirke Mitte, Süd, Südost, Südwest, West</text:a></text:p>
          </table:table-cell>
          <table:table-cell/>
          <table:table-cell office:value-type="float" office:value="155">
            <text:p>155</text:p>
          </table:table-cell>
          <table:table-cell office:value-type="string">
            <text:p><text:a xlink:href="http://de.wikipedia.org/wiki/Bundestagswahlkreis_Leipzig-Land">Leipzig-Land</text:a></text:p>
          </table:table-cell>
          <table:table-cell office:value-type="string">
            <text:p><text:a xlink:href="http://de.wikipedia.org/wiki/Landkreis_Leipzig">Landkreis Leipzig</text:a></text:p>
          </table:table-cell>
        </table:table-row>
        <table:table-row table:style-name="ro12">
          <table:table-cell office:value-type="float" office:value="156">
            <text:p>156</text:p>
          </table:table-cell>
          <table:table-cell office:value-type="string">
            <text:p><text:a xlink:href="http://de.wikipedia.org/wiki/Bundestagswahlkreis_Meißen">Meißen</text:a></text:p>
          </table:table-cell>
          <table:table-cell office:value-type="string">
            <text:p><text:a xlink:href="http://de.wikipedia.org/wiki/Landkreis_Meißen">Landkreis Meißen</text:a></text:p>
          </table:table-cell>
          <table:table-cell/>
          <table:table-cell office:value-type="float" office:value="157">
            <text:p>157</text:p>
          </table:table-cell>
          <table:table-cell office:value-type="string">
            <text:p><text:a xlink:href="http://de.wikipedia.org/wiki/Bundestagswahlkreis_Bautzen_I">Bautzen I</text:a></text:p>
          </table:table-cell>
          <table:table-cell office:value-type="string">
            <text:p><text:a xlink:href="http://de.wikipedia.org/wiki/Landkreis_Bautzen">Landkreis Bautzen</text:a> ohne <text:a xlink:href="http://de.wikipedia.org/wiki/Arnsdorf">Arnsdorf</text:a>, <text:a xlink:href="http://de.wikipedia.org/wiki/Ottendorf-Okrilla">Ottendorf-Okrilla</text:a>, <text:a xlink:href="http://de.wikipedia.org/wiki/Radeberg">Radeberg</text:a>, <text:a xlink:href="http://de.wikipedia.org/wiki/Wachau">Wachau</text:a>, <text:a xlink:href="http://de.wikipedia.org/wiki/Großröhrsdorf">Großröhrsdorf</text:a>und <text:a xlink:href="http://de.wikipedia.org/wiki/Bretnig-Hauswalde">Bretnig-Hauswalde</text:a>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<text:a xlink:href="http://de.wikipedia.org/wiki/Bundestagswahlkreis_Görlitz">Görlitz</text:a></text:p>
          </table:table-cell>
          <table:table-cell office:value-type="string">
            <text:p><text:a xlink:href="http://de.wikipedia.org/wiki/Landkreis_Görlitz">Landkreis Görlitz</text:a></text:p>
          </table:table-cell>
          <table:table-cell/>
          <table:table-cell office:value-type="float" office:value="159">
            <text:p>159</text:p>
          </table:table-cell>
          <table:table-cell office:value-type="string">
            <text:p><text:a xlink:href="http://de.wikipedia.org/wiki/Bundestagswahlkreis_Sächsische_Schweiz_–_Osterzgebirge">Sächsische Schweiz – Osterzgebirge</text:a></text:p>
          </table:table-cell>
          <table:table-cell office:value-type="string">
            <text:p><text:a xlink:href="http://de.wikipedia.org/wiki/Landkreis_Sächsische_Schweiz-Osterzgebirge">Landkreis Sächsische Schweiz-Osterzgebirge</text:a></text:p>
          </table:table-cell>
        </table:table-row>
        <table:table-row table:style-name="ro17">
          <table:table-cell office:value-type="float" office:value="160">
            <text:p>160</text:p>
          </table:table-cell>
          <table:table-cell office:value-type="string">
            <text:p><text:a xlink:href="http://de.wikipedia.org/wiki/Bundestagswahlkreis_Dresden_I">Dresden I</text:a></text:p>
          </table:table-cell>
          <table:table-cell office:value-type="string">
            <text:p><text:a xlink:href="http://de.wikipedia.org/wiki/Dresden">Dresden</text:a> (südl. Teil)</text:p>
          </table:table-cell>
          <table:table-cell/>
          <table:table-cell office:value-type="float" office:value="161">
            <text:p>161</text:p>
          </table:table-cell>
          <table:table-cell office:value-type="string">
            <text:p><text:a xlink:href="http://de.wikipedia.org/wiki/Bundestagswahlkreis_Dresden_II_–_Bautzen_II">Dresden II – Bautzen II</text:a></text:p>
          </table:table-cell>
          <table:table-cell office:value-type="string">
            <text:p><text:a xlink:href="http://de.wikipedia.org/wiki/Dresden">Dresden</text:a> (nördl. Teil), vom <text:a xlink:href="http://de.wikipedia.org/wiki/Landkreis_Bautzen">Landkreis Bautzen</text:a>die Gemeinden <text:a xlink:href="http://de.wikipedia.org/wiki/Arnsdorf">Arnsdorf</text:a>, <text:a xlink:href="http://de.wikipedia.org/wiki/Ottendorf-Okrilla">Ottendorf-Okrilla</text:a>,<text:a xlink:href="http://de.wikipedia.org/wiki/Radeberg">Radeberg</text:a>, <text:a xlink:href="http://de.wikipedia.org/wiki/Wachau">Wachau</text:a>, <text:a xlink:href="http://de.wikipedia.org/wiki/Großröhrsdorf">Großröhrsdorf</text:a> und<text:a xlink:href="http://de.wikipedia.org/wiki/Bretnig-Hauswalde">Bretnig-Hauswalde</text:a>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<text:a xlink:href="http://de.wikipedia.org/wiki/Bundestagswahlkreis_Mittelsachsen">Mittelsachsen</text:a></text:p>
          </table:table-cell>
          <table:table-cell office:value-type="string">
            <text:p><text:a xlink:href="http://de.wikipedia.org/wiki/Landkreis_Mittelsachsen">Landkreis Mittelsachsen</text:a> (östl. Teil)</text:p>
          </table:table-cell>
          <table:table-cell/>
          <table:table-cell office:value-type="float" office:value="163">
            <text:p>163</text:p>
          </table:table-cell>
          <table:table-cell office:value-type="string">
            <text:p><text:a xlink:href="http://de.wikipedia.org/wiki/Bundestagswahlkreis_Chemnitz">Chemnitz</text:a></text:p>
          </table:table-cell>
          <table:table-cell office:value-type="string">
            <text:p><text:a xlink:href="http://de.wikipedia.org/wiki/Chemnitz">Chemnitz</text:a></text:p>
          </table:table-cell>
        </table:table-row>
        <table:table-row table:style-name="ro7">
          <table:table-cell office:value-type="float" office:value="164">
            <text:p>164</text:p>
          </table:table-cell>
          <table:table-cell office:value-type="string">
            <text:p><text:a xlink:href="http://de.wikipedia.org/wiki/Bundestagswahlkreis_Chemnitzer_Umland_–_Erzgebirgskreis_II">Chemnitzer Umland – Erzgebirgskreis II</text:a></text:p>
          </table:table-cell>
          <table:table-cell office:value-type="string">
            <text:p><text:a xlink:href="http://de.wikipedia.org/wiki/Landkreis_Mittelsachsen">Landkreis Mittelsachsen</text:a> (westl. Teil),<text:a xlink:href="http://de.wikipedia.org/wiki/Landkreis_Zwickau">Landkreis Zwickau</text:a> (östl. Teil),<text:a xlink:href="http://de.wikipedia.org/wiki/Erzgebirgskreis">Erzgebirgskreis</text:a> (nördl. Teil)</text:p>
          </table:table-cell>
          <table:table-cell/>
          <table:table-cell office:value-type="float" office:value="165">
            <text:p>165</text:p>
          </table:table-cell>
          <table:table-cell office:value-type="string">
            <text:p><text:a xlink:href="http://de.wikipedia.org/wiki/Bundestagswahlkreis_Erzgebirgskreis_I">Erzgebirgskreis I</text:a></text:p>
          </table:table-cell>
          <table:table-cell office:value-type="string">
            <text:p><text:a xlink:href="http://de.wikipedia.org/wiki/Erzgebirgskreis">Erzgebirgskreis</text:a> (südl. Teil)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<text:a xlink:href="http://de.wikipedia.org/wiki/Bundestagswahlkreis_Zwickau">Zwickau</text:a></text:p>
          </table:table-cell>
          <table:table-cell office:value-type="string">
            <text:p><text:a xlink:href="http://de.wikipedia.org/wiki/Landkreis_Zwickau">Landkreis Zwickau</text:a> (westl. Teil)</text:p>
          </table:table-cell>
          <table:table-cell/>
          <table:table-cell office:value-type="float" office:value="167">
            <text:p>167</text:p>
          </table:table-cell>
          <table:table-cell office:value-type="string">
            <text:p><text:a xlink:href="http://de.wikipedia.org/wiki/Bundestagswahlkreis_Vogtlandkreis">Vogtlandkreis</text:a></text:p>
          </table:table-cell>
          <table:table-cell office:value-type="string">
            <text:p><text:a xlink:href="http://de.wikipedia.org/wiki/Vogtlandkreis">Vogtlandkreis</text:a></text:p>
          </table:table-cell>
        </table:table-row>
        <table:table-row table:style-name="ro1">
          <table:table-cell table:style-name="ce1" office:value-type="string" table:number-columns-spanned="7" table:number-rows-spanned="1">
            <text:p>Hessen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7">
          <table:table-cell office:value-type="float" office:value="168">
            <text:p>168</text:p>
          </table:table-cell>
          <table:table-cell office:value-type="string">
            <text:p><text:a xlink:href="http://de.wikipedia.org/wiki/Bundestagswahlkreis_Waldeck">Waldeck</text:a></text:p>
          </table:table-cell>
          <table:table-cell office:value-type="string">
            <text:p><text:a xlink:href="http://de.wikipedia.org/wiki/Landkreis_Waldeck-Frankenberg">Landkreis Waldeck-Frankenberg</text:a> (nördl. Teil),<text:a xlink:href="http://de.wikipedia.org/wiki/Landkreis_Kassel">Landkreis Kassel</text:a> (westl. Teil)</text:p>
          </table:table-cell>
          <table:table-cell/>
          <table:table-cell office:value-type="float" office:value="169">
            <text:p>169</text:p>
          </table:table-cell>
          <table:table-cell office:value-type="string">
            <text:p><text:a xlink:href="http://de.wikipedia.org/wiki/Bundestagswahlkreis_Kassel">Kassel</text:a></text:p>
          </table:table-cell>
          <table:table-cell office:value-type="string">
            <text:p><text:a xlink:href="http://de.wikipedia.org/wiki/Kassel">Kassel</text:a>, <text:a xlink:href="http://de.wikipedia.org/wiki/Landkreis_Kassel">Landkreis Kassel</text:a> (östl. Teil)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office:value-type="string">
            <text:p><text:a xlink:href="http://de.wikipedia.org/wiki/Bundestagswahlkreis_Werra-Meißner_–_Hersfeld-Rotenburg">Werra-Meißner – Hersfeld-Rotenburg</text:a></text:p>
          </table:table-cell>
          <table:table-cell office:value-type="string">
            <text:p><text:a xlink:href="http://de.wikipedia.org/wiki/Werra-Meißner-Kreis">Werra-Meißner-Kreis</text:a>, <text:a xlink:href="http://de.wikipedia.org/wiki/Landkreis_Hersfeld-Rotenburg">Landkreis Hersfeld-Rotenburg</text:a></text:p>
          </table:table-cell>
          <table:table-cell/>
          <table:table-cell office:value-type="float" office:value="171">
            <text:p>171</text:p>
          </table:table-cell>
          <table:table-cell office:value-type="string">
            <text:p><text:a xlink:href="http://de.wikipedia.org/wiki/Bundestagswahlkreis_Schwalm-Eder">Schwalm-Eder</text:a></text:p>
          </table:table-cell>
          <table:table-cell office:value-type="string">
            <text:p><text:a xlink:href="http://de.wikipedia.org/wiki/Schwalm-Eder-Kreis">Schwalm-Eder-Kreis</text:a>, <text:a xlink:href="http://de.wikipedia.org/wiki/Landkreis_Waldeck-Frankenberg">Landkreis Waldeck-Frankenberg</text:a> (südl. Teil)</text:p>
          </table:table-cell>
        </table:table-row>
        <table:table-row table:style-name="ro9">
          <table:table-cell office:value-type="float" office:value="172">
            <text:p>172</text:p>
          </table:table-cell>
          <table:table-cell office:value-type="string">
            <text:p><text:a xlink:href="http://de.wikipedia.org/wiki/Bundestagswahlkreis_Marburg">Marburg</text:a></text:p>
          </table:table-cell>
          <table:table-cell office:value-type="string">
            <text:p><text:a xlink:href="http://de.wikipedia.org/wiki/Landkreis_Marburg-Biedenkopf">Landkreis Marburg-Biedenkopf</text:a></text:p>
          </table:table-cell>
          <table:table-cell/>
          <table:table-cell office:value-type="float" office:value="173">
            <text:p>173</text:p>
          </table:table-cell>
          <table:table-cell office:value-type="string">
            <text:p><text:a xlink:href="http://de.wikipedia.org/wiki/Bundestagswahlkreis_Lahn-Dill">Lahn-Dill</text:a></text:p>
          </table:table-cell>
          <table:table-cell office:value-type="string">
            <text:p><text:a xlink:href="http://de.wikipedia.org/wiki/Lahn-Dill-Kreis">Lahn-Dill-Kreis</text:a>, vom <text:a xlink:href="http://de.wikipedia.org/wiki/Landkreis_Gießen">Landkreis Gießen</text:a> die Gemeinden <text:a xlink:href="http://de.wikipedia.org/wiki/Biebertal">Biebertal</text:a> und <text:a xlink:href="http://de.wikipedia.org/wiki/Wettenberg">Wettenberg</text:a></text:p>
          </table:table-cell>
        </table:table-row>
        <table:table-row table:style-name="ro10">
          <table:table-cell office:value-type="float" office:value="174">
            <text:p>174</text:p>
          </table:table-cell>
          <table:table-cell office:value-type="string">
            <text:p><text:a xlink:href="http://de.wikipedia.org/wiki/Bundestagswahlkreis_Gießen">Gießen</text:a></text:p>
          </table:table-cell>
          <table:table-cell office:value-type="string">
            <text:p><text:a xlink:href="http://de.wikipedia.org/wiki/Landkreis_Gießen">Landkreis Gießen</text:a> ohne <text:a xlink:href="http://de.wikipedia.org/wiki/Biebertal">Biebertal</text:a> und<text:a xlink:href="http://de.wikipedia.org/wiki/Wettenberg">Wettenberg</text:a>, <text:a xlink:href="http://de.wikipedia.org/wiki/Vogelsbergkreis">Vogelsbergkreis</text:a> (nordwestl. Teil)</text:p>
          </table:table-cell>
          <table:table-cell/>
          <table:table-cell office:value-type="float" office:value="175">
            <text:p>175</text:p>
          </table:table-cell>
          <table:table-cell office:value-type="string">
            <text:p><text:a xlink:href="http://de.wikipedia.org/wiki/Bundestagswahlkreis_Fulda">Fulda</text:a></text:p>
          </table:table-cell>
          <table:table-cell office:value-type="string">
            <text:p><text:a xlink:href="http://de.wikipedia.org/wiki/Landkreis_Fulda">Landkreis Fulda</text:a>, <text:a xlink:href="http://de.wikipedia.org/wiki/Vogelsbergkreis">Vogelsbergkreis</text:a> (südöstl. Teil), <text:a xlink:href="http://de.wikipedia.org/wiki/Main-Kinzig-Kreis">Main-Kinzig-Kreis</text:a> (nordöstl. Teil)</text:p>
          </table:table-cell>
        </table:table-row>
        <table:table-row table:style-name="ro10">
          <table:table-cell office:value-type="float" office:value="176">
            <text:p>176</text:p>
          </table:table-cell>
          <table:table-cell office:value-type="string">
            <text:p><text:a xlink:href="http://de.wikipedia.org/wiki/Bundestagswahlkreis_Hochtaunus">Hochtaunus</text:a></text:p>
          </table:table-cell>
          <table:table-cell office:value-type="string">
            <text:p><text:a xlink:href="http://de.wikipedia.org/wiki/Hochtaunuskreis">Hochtaunuskreis</text:a> (nördl. Teil), <text:a xlink:href="http://de.wikipedia.org/wiki/Landkreis_Limburg-Weilburg">Landkreis Limburg-Weilburg</text:a> (östl. Teil),</text:p>
          </table:table-cell>
          <table:table-cell/>
          <table:table-cell office:value-type="float" office:value="177">
            <text:p>177</text:p>
          </table:table-cell>
          <table:table-cell office:value-type="string">
            <text:p><text:a xlink:href="http://de.wikipedia.org/wiki/Bundestagswahlkreis_Wetterau">Wetterau</text:a></text:p>
          </table:table-cell>
          <table:table-cell office:value-type="string">
            <text:p><text:a xlink:href="http://de.wikipedia.org/wiki/Wetteraukreis">Wetteraukreis</text:a>, vom <text:a xlink:href="http://de.wikipedia.org/wiki/Main-Kinzig-Kreis">Main-Kinzig-Kreis</text:a> die Gemeinden <text:a xlink:href="http://de.wikipedia.org/wiki/Bad_Soden-Salmünster">Bad Soden-Salmünster</text:a>, <text:a xlink:href="http://de.wikipedia.org/wiki/Brachttal">Brachttal</text:a>und <text:a xlink:href="http://de.wikipedia.org/wiki/Wächtersbach">Wächtersbach</text:a></text:p>
          </table:table-cell>
        </table:table-row>
        <table:table-row table:style-name="ro6">
          <table:table-cell office:value-type="float" office:value="178">
            <text:p>178</text:p>
          </table:table-cell>
          <table:table-cell office:value-type="string">
            <text:p><text:a xlink:href="http://de.wikipedia.org/wiki/Bundestagswahlkreis_Rheingau-Taunus_–_Limburg">Rheingau-Taunus – Limburg</text:a></text:p>
          </table:table-cell>
          <table:table-cell office:value-type="string">
            <text:p><text:a xlink:href="http://de.wikipedia.org/wiki/Rheingau-Taunus-Kreis">Rheingau-Taunus-Kreis</text:a>, <text:a xlink:href="http://de.wikipedia.org/wiki/Landkreis_Limburg-Weilburg">Landkreis Limburg-Weilburg</text:a> (westl. Teil)</text:p>
          </table:table-cell>
          <table:table-cell/>
          <table:table-cell office:value-type="float" office:value="179">
            <text:p>179</text:p>
          </table:table-cell>
          <table:table-cell office:value-type="string">
            <text:p><text:a xlink:href="http://de.wikipedia.org/wiki/Bundestagswahlkreis_Wiesbaden">Wiesbaden</text:a></text:p>
          </table:table-cell>
          <table:table-cell office:value-type="string">
            <text:p><text:a xlink:href="http://de.wikipedia.org/wiki/Wiesbaden">Wiesbaden</text:a></text:p>
          </table:table-cell>
        </table:table-row>
        <table:table-row table:style-name="ro10">
          <table:table-cell office:value-type="float" office:value="180">
            <text:p>180</text:p>
          </table:table-cell>
          <table:table-cell office:value-type="string">
            <text:p><text:a xlink:href="http://de.wikipedia.org/wiki/Bundestagswahlkreis_Hanau">Hanau</text:a></text:p>
          </table:table-cell>
          <table:table-cell office:value-type="string">
            <text:p><text:a xlink:href="http://de.wikipedia.org/wiki/Main-Kinzig-Kreis">Main-Kinzig-Kreis</text:a> (südl. Teil)</text:p>
          </table:table-cell>
          <table:table-cell/>
          <table:table-cell office:value-type="float" office:value="181">
            <text:p>181</text:p>
          </table:table-cell>
          <table:table-cell office:value-type="string">
            <text:p><text:a xlink:href="http://de.wikipedia.org/wiki/Bundestagswahlkreis_Main-Taunus">Main-Taunus</text:a></text:p>
          </table:table-cell>
          <table:table-cell office:value-type="string">
            <text:p><text:a xlink:href="http://de.wikipedia.org/wiki/Main-Taunus-Kreis">Main-Taunus-Kreis</text:a>, vom <text:a xlink:href="http://de.wikipedia.org/wiki/Hochtaunuskreis">Hochtaunuskreis</text:a> die Gemeinden <text:a xlink:href="http://de.wikipedia.org/wiki/Königstein_im_Taunus">Königstein</text:a>, <text:a xlink:href="http://de.wikipedia.org/wiki/Kronberg_im_Taunus">Kronberg</text:a> und<text:a xlink:href="http://de.wikipedia.org/wiki/Steinbach_(Taunus)">Steinbach</text:a></text:p>
          </table:table-cell>
        </table:table-row>
        <table:table-row table:style-name="ro8">
          <table:table-cell office:value-type="float" office:value="182">
            <text:p>182</text:p>
          </table:table-cell>
          <table:table-cell office:value-type="string">
            <text:p><text:a xlink:href="http://de.wikipedia.org/wiki/Bundestagswahlkreis_Frankfurt_am_Main_I">Frankfurt am Main I</text:a></text:p>
          </table:table-cell>
          <table:table-cell office:value-type="string">
            <text:p><text:a xlink:href="http://de.wikipedia.org/wiki/Frankfurt-Höchst">Höchst</text:a>, <text:a xlink:href="http://de.wikipedia.org/wiki/Frankfurt-Altstadt">Altstadt</text:a>, <text:a xlink:href="http://de.wikipedia.org/wiki/Frankfurt-Bahnhofsviertel">Bahnhofsviertel</text:a>,<text:a xlink:href="http://de.wikipedia.org/wiki/Frankfurt-Bockenheim">Bockenheim</text:a>, <text:a xlink:href="http://de.wikipedia.org/wiki/Frankfurt-Dornbusch">Dornbusch</text:a>, <text:a xlink:href="http://de.wikipedia.org/wiki/Frankfurt-Eschersheim">Eschersheim</text:a>,<text:a xlink:href="http://de.wikipedia.org/wiki/Frankfurt-Innenstadt">Innenstadt</text:a>, <text:a xlink:href="http://de.wikipedia.org/wiki/Frankfurt-Gutleutviertel">Gutleutviertel</text:a>, <text:a xlink:href="http://de.wikipedia.org/wiki/Frankfurt-Gallus">Gallusviertel</text:a>,<text:a xlink:href="http://de.wikipedia.org/wiki/Frankfurt-Westend">Westend</text:a>, <text:a xlink:href="http://de.wikipedia.org/wiki/Frankfurt-Ginnheim">Ginnheim</text:a>, <text:a xlink:href="http://de.wikipedia.org/wiki/Frankfurt-Griesheim">Griesheim</text:a>, <text:a xlink:href="http://de.wikipedia.org/wiki/Frankfurt-Nied">Nied</text:a>,<text:a xlink:href="http://de.wikipedia.org/wiki/Frankfurt-Sindlingen">Sindlingen</text:a>, <text:a xlink:href="http://de.wikipedia.org/wiki/Frankfurt-Zeilsheim">Zeilsheim</text:a>, <text:a xlink:href="http://de.wikipedia.org/wiki/Frankfurt-Unterliederbach">Unterliederbach</text:a>,<text:a xlink:href="http://de.wikipedia.org/wiki/Frankfurt-Sossenheim">Sossenheim</text:a>, <text:a xlink:href="http://de.wikipedia.org/wiki/Frankfurt-Rödelheim">Rödelheim</text:a>, <text:a xlink:href="http://de.wikipedia.org/wiki/Frankfurt-Hausen">Hausen</text:a>,<text:a xlink:href="http://de.wikipedia.org/wiki/Frankfurt-Praunheim">Praunheim</text:a>, <text:a xlink:href="http://de.wikipedia.org/wiki/Frankfurt-Niederursel">Niederursel</text:a> und <text:a xlink:href="http://de.wikipedia.org/wiki/Frankfurt-Heddernheim">Heddernheim</text:a></text:p>
          </table:table-cell>
          <table:table-cell/>
          <table:table-cell office:value-type="float" office:value="183">
            <text:p>183</text:p>
          </table:table-cell>
          <table:table-cell office:value-type="string">
            <text:p><text:a xlink:href="http://de.wikipedia.org/wiki/Bundestagswahlkreis_Frankfurt_am_Main_II">Frankfurt am Main II</text:a></text:p>
          </table:table-cell>
          <table:table-cell office:value-type="string">
            <text:p><text:a xlink:href="http://de.wikipedia.org/wiki/Frankfurt-Nordend">Nordend</text:a>, <text:a xlink:href="http://de.wikipedia.org/wiki/Frankfurt-Ostend">Ostend</text:a>, <text:a xlink:href="http://de.wikipedia.org/wiki/Frankfurt-Bornheim">Bornheim</text:a>, <text:a xlink:href="http://de.wikipedia.org/wiki/Frankfurt-Seckbach">Seckbach</text:a>,<text:a xlink:href="http://de.wikipedia.org/wiki/Frankfurt-Eckenheim">Eckenheim</text:a>, <text:a xlink:href="http://de.wikipedia.org/wiki/Frankfurt-Preungesheim">Preungesheim</text:a>, <text:a xlink:href="http://de.wikipedia.org/wiki/Frankfurt-Bonames">Bonames</text:a>,<text:a xlink:href="http://de.wikipedia.org/wiki/Frankfurt-Berkersheim">Berkersheim</text:a>, <text:a xlink:href="http://de.wikipedia.org/wiki/Frankfurt-Fechenheim">Fechenheim</text:a>, <text:a xlink:href="http://de.wikipedia.org/wiki/Frankfurt-Oberrad">Oberrad</text:a>,<text:a xlink:href="http://de.wikipedia.org/wiki/Frankfurt-Riederwald">Riederwald</text:a>, <text:a xlink:href="http://de.wikipedia.org/wiki/Frankfurt-Frankfurter_Berg">Frankfurter Berg</text:a>, <text:a xlink:href="http://de.wikipedia.org/wiki/Frankfurt-Nieder-Erlenbach">Nieder-Erlenbach</text:a>, <text:a xlink:href="http://de.wikipedia.org/wiki/Frankfurt-Nieder-Eschbach">Nieder-Eschbach</text:a>, <text:a xlink:href="http://de.wikipedia.org/wiki/Frankfurt-Bergen-Enkheim">Bergen-Enkheim</text:a>, <text:a xlink:href="http://de.wikipedia.org/wiki/Frankfurt-Harheim">Harheim</text:a>, <text:a xlink:href="http://de.wikipedia.org/wiki/Frankfurt-Kalbach">Kalbach</text:a>, <text:a xlink:href="http://de.wikipedia.org/wiki/Frankfurt-Sachsenhausen">Sachsenhausen</text:a>,<text:a xlink:href="http://de.wikipedia.org/wiki/Frankfurt-Niederrad">Niederrad</text:a> und <text:a xlink:href="http://de.wikipedia.org/wiki/Frankfurt-Schwanheim">Schwanheim</text:a></text:p>
          </table:table-cell>
        </table:table-row>
        <table:table-row table:style-name="ro2">
          <table:table-cell office:value-type="float" office:value="184">
            <text:p>184</text:p>
          </table:table-cell>
          <table:table-cell office:value-type="string">
            <text:p><text:a xlink:href="http://de.wikipedia.org/wiki/Bundestagswahlkreis_Groß-Gerau">Groß-Gerau</text:a></text:p>
          </table:table-cell>
          <table:table-cell office:value-type="string">
            <text:p><text:a xlink:href="http://de.wikipedia.org/wiki/Landkreis_Groß-Gerau">Landkreis Groß-Gerau</text:a></text:p>
          </table:table-cell>
          <table:table-cell/>
          <table:table-cell office:value-type="float" office:value="185">
            <text:p>185</text:p>
          </table:table-cell>
          <table:table-cell office:value-type="string">
            <text:p><text:a xlink:href="http://de.wikipedia.org/wiki/Bundestagswahlkreis_Offenbach">Offenbach</text:a></text:p>
          </table:table-cell>
          <table:table-cell office:value-type="string">
            <text:p><text:a xlink:href="http://de.wikipedia.org/wiki/Offenbach_am_Main">Offenbach am Main</text:a>, <text:a xlink:href="http://de.wikipedia.org/wiki/Landkreis_Offenbach">Landkreis Offenbach</text:a>(westl. Teil)</text:p>
          </table:table-cell>
        </table:table-row>
        <table:table-row table:style-name="ro4">
          <table:table-cell office:value-type="float" office:value="186">
            <text:p>186</text:p>
          </table:table-cell>
          <table:table-cell office:value-type="string">
            <text:p><text:a xlink:href="http://de.wikipedia.org/wiki/Bundestagswahlkreis_Darmstadt">Darmstadt</text:a></text:p>
          </table:table-cell>
          <table:table-cell office:value-type="string">
            <text:p><text:a xlink:href="http://de.wikipedia.org/wiki/Darmstadt">Darmstadt</text:a>, <text:a xlink:href="http://de.wikipedia.org/wiki/Landkreis_Darmstadt-Dieburg">Landkreis Darmstadt-Dieburg</text:a>(westl. Teil.)</text:p>
          </table:table-cell>
          <table:table-cell/>
          <table:table-cell office:value-type="float" office:value="187">
            <text:p>187</text:p>
          </table:table-cell>
          <table:table-cell office:value-type="string">
            <text:p><text:a xlink:href="http://de.wikipedia.org/wiki/Bundestagswahlkreis_Odenwald">Odenwald</text:a></text:p>
          </table:table-cell>
          <table:table-cell office:value-type="string">
            <text:p><text:a xlink:href="http://de.wikipedia.org/wiki/Odenwaldkreis">Odenwaldkreis</text:a>, <text:a xlink:href="http://de.wikipedia.org/wiki/Landkreis_Darmstadt-Dieburg">Landkreis Darmstadt-Dieburg</text:a>(östl. Teil), <text:a xlink:href="http://de.wikipedia.org/wiki/Landkreis_Offenbach">Landkreis Offenbach</text:a> (östl. Teil)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<text:a xlink:href="http://de.wikipedia.org/wiki/Bundestagswahlkreis_Bergstraße">Bergstraße</text:a></text:p>
          </table:table-cell>
          <table:table-cell office:value-type="string">
            <text:p><text:a xlink:href="http://de.wikipedia.org/wiki/Landkreis_Bergstraße">Landkreis Bergstraße</text:a></text:p>
          </table:table-cell>
          <table:table-cell/>
          <table:table-cell table:style-name="ce4" table:number-columns-repeated="3"/>
        </table:table-row>
        <table:table-row table:style-name="ro1">
          <table:table-cell table:style-name="ce1" office:value-type="string" table:number-columns-spanned="7" table:number-rows-spanned="1">
            <text:p>Thüringen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3">
          <table:table-cell office:value-type="float" office:value="189">
            <text:p>189</text:p>
          </table:table-cell>
          <table:table-cell office:value-type="string">
            <text:p><text:a xlink:href="http://de.wikipedia.org/wiki/Bundestagswahlkreis_Eichsfeld_–_Nordhausen_–_Unstrut-Hainich-Kreis_I">Eichsfeld – Nordhausen – Unstrut-Hainich-Kreis I</text:a></text:p>
          </table:table-cell>
          <table:table-cell office:value-type="string">
            <text:p><text:a xlink:href="http://de.wikipedia.org/wiki/Landkreis_Eichsfeld">Landkreis Eichsfeld</text:a>, <text:a xlink:href="http://de.wikipedia.org/wiki/Landkreis_Nordhausen">Landkreis Nordhausen</text:a>,<text:a xlink:href="http://de.wikipedia.org/wiki/Unstrut-Hainich-Kreis">Unstrut-Hainich-Kreis</text:a> (nordwestl. Teil)</text:p>
          </table:table-cell>
          <table:table-cell/>
          <table:table-cell office:value-type="float" office:value="190">
            <text:p>190</text:p>
          </table:table-cell>
          <table:table-cell office:value-type="string">
            <text:p><text:a xlink:href="http://de.wikipedia.org/wiki/Bundestagswahlkreis_Eisenach_–_Wartburgkreis_–_Unstrut-Hainich-Kreis_II">Eisenach – Wartburgkreis – Unstrut-Hainich-Kreis II</text:a></text:p>
          </table:table-cell>
          <table:table-cell office:value-type="string">
            <text:p><text:a xlink:href="http://de.wikipedia.org/wiki/Eisenach">Eisenach</text:a>, <text:a xlink:href="http://de.wikipedia.org/wiki/Wartburgkreis">Wartburgkreis</text:a>, <text:a xlink:href="http://de.wikipedia.org/wiki/Unstrut-Hainich-Kreis">Unstrut-Hainich-Kreis</text:a> (südöstl. Teil)</text:p>
          </table:table-cell>
        </table:table-row>
        <table:table-row table:style-name="ro7">
          <table:table-cell office:value-type="float" office:value="191">
            <text:p>191</text:p>
          </table:table-cell>
          <table:table-cell office:value-type="string">
            <text:p><text:a xlink:href="http://de.wikipedia.org/wiki/Bundestagswahlkreis_Kyffhäuserkreis_–_Sömmerda_–_Weimarer_Land_I">Kyffhäuserkreis – Sömmerda – Weimarer Land I</text:a></text:p>
          </table:table-cell>
          <table:table-cell office:value-type="string">
            <text:p><text:a xlink:href="http://de.wikipedia.org/wiki/Kyffhäuserkreis">Kyffhäuserkreis</text:a>, <text:a xlink:href="http://de.wikipedia.org/wiki/Landkreis_Sömmerda">Landkreis Sömmerda</text:a>,<text:a xlink:href="http://de.wikipedia.org/wiki/Landkreis_Weimarer_Land">Landkreis Weimarer Land</text:a> ohne die<text:a xlink:href="http://de.wikipedia.org/wiki/Verwaltungsgemeinschaft_Grammetal">Verwaltungsgemeinschaft Grammetal</text:a></text:p>
          </table:table-cell>
          <table:table-cell/>
          <table:table-cell office:value-type="float" office:value="192">
            <text:p>192</text:p>
          </table:table-cell>
          <table:table-cell office:value-type="string">
            <text:p><text:a xlink:href="http://de.wikipedia.org/wiki/Bundestagswahlkreis_Gotha_–_Ilm-Kreis">Gotha – Ilm-Kreis</text:a></text:p>
          </table:table-cell>
          <table:table-cell office:value-type="string">
            <text:p><text:a xlink:href="http://de.wikipedia.org/wiki/Landkreis_Gotha">Landkreis Gotha</text:a>, <text:a xlink:href="http://de.wikipedia.org/wiki/Ilm-Kreis">Ilm-Kreis</text:a></text:p>
          </table:table-cell>
        </table:table-row>
        <table:table-row table:style-name="ro6">
          <table:table-cell office:value-type="float" office:value="193">
            <text:p>193</text:p>
          </table:table-cell>
          <table:table-cell office:value-type="string">
            <text:p><text:a xlink:href="http://de.wikipedia.org/wiki/Bundestagswahlkreis_Erfurt_–_Weimar_–_Weimarer_Land_II">Erfurt – Weimar – Weimarer Land II</text:a></text:p>
          </table:table-cell>
          <table:table-cell office:value-type="string">
            <text:p><text:a xlink:href="http://de.wikipedia.org/wiki/Erfurt">Erfurt</text:a>, <text:a xlink:href="http://de.wikipedia.org/wiki/Weimar">Weimar</text:a>, vom <text:a xlink:href="http://de.wikipedia.org/wiki/Landkreis_Weimarer_Land">Landkreis Weimarer Land</text:a> die <text:a xlink:href="http://de.wikipedia.org/wiki/Verwaltungsgemeinschaft_Grammetal">Verwaltungsgemeinschaft Grammetal</text:a></text:p>
          </table:table-cell>
          <table:table-cell/>
          <table:table-cell office:value-type="float" office:value="194">
            <text:p>194</text:p>
          </table:table-cell>
          <table:table-cell office:value-type="string">
            <text:p><text:a xlink:href="http://de.wikipedia.org/wiki/Bundestagswahlkreis_Gera_–_Jena_–_Saale-Holzland-Kreis">Gera – Jena – Saale-Holzland-Kreis</text:a></text:p>
          </table:table-cell>
          <table:table-cell office:value-type="string">
            <text:p><text:a xlink:href="http://de.wikipedia.org/wiki/Gera">Gera</text:a>, <text:a xlink:href="http://de.wikipedia.org/wiki/Jena">Jena</text:a>, <text:a xlink:href="http://de.wikipedia.org/wiki/Saale-Holzland-Kreis">Saale-Holzland-Kreis</text:a></text:p>
          </table:table-cell>
        </table:table-row>
        <table:table-row table:style-name="ro3">
          <table:table-cell office:value-type="float" office:value="195">
            <text:p>195</text:p>
          </table:table-cell>
          <table:table-cell office:value-type="string">
            <text:p><text:a xlink:href="http://de.wikipedia.org/wiki/Bundestagswahlkreis_Greiz_–_Altenburger_Land">Greiz – Altenburger Land</text:a></text:p>
          </table:table-cell>
          <table:table-cell office:value-type="string">
            <text:p><text:a xlink:href="http://de.wikipedia.org/wiki/Landkreis_Greiz">Landkreis Greiz</text:a>, <text:a xlink:href="http://de.wikipedia.org/wiki/Landkreis_Altenburger_Land">Landkreis Altenburger Land</text:a></text:p>
          </table:table-cell>
          <table:table-cell/>
          <table:table-cell office:value-type="float" office:value="196">
            <text:p>196</text:p>
          </table:table-cell>
          <table:table-cell office:value-type="string">
            <text:p><text:a xlink:href="http://de.wikipedia.org/wiki/Bundestagswahlkreis_Sonneberg_–_Saalfeld-Rudolstadt_–_Saale-Orla-Kreis">Sonneberg – Saalfeld-Rudolstadt – Saale-Orla-Kreis</text:a></text:p>
          </table:table-cell>
          <table:table-cell office:value-type="string">
            <text:p><text:a xlink:href="http://de.wikipedia.org/wiki/Landkreis_Sonneberg">Landkreis Sonneberg</text:a>, <text:a xlink:href="http://de.wikipedia.org/wiki/Landkreis_Saalfeld-Rudolstadt">Landkreis Saalfeld-Rudolstadt</text:a>, <text:a xlink:href="http://de.wikipedia.org/wiki/Saale-Orla-Kreis">Saale-Orla-Kreis</text:a></text:p>
          </table:table-cell>
        </table:table-row>
        <table:table-row table:style-name="ro6">
          <table:table-cell office:value-type="float" office:value="197">
            <text:p>197</text:p>
          </table:table-cell>
          <table:table-cell office:value-type="string">
            <text:p><text:a xlink:href="http://de.wikipedia.org/wiki/Bundestagswahlkreis_Suhl_–_Schmalkalden-Meiningen_–_Hildburghausen">Suhl – Schmalkalden-Meiningen – Hildburghausen</text:a></text:p>
          </table:table-cell>
          <table:table-cell office:value-type="string">
            <text:p><text:a xlink:href="http://de.wikipedia.org/wiki/Suhl">Suhl</text:a>, <text:a xlink:href="http://de.wikipedia.org/wiki/Landkreis_Schmalkalden-Meiningen">Landkreis Schmalkalden-Meiningen</text:a>,<text:a xlink:href="http://de.wikipedia.org/wiki/Landkreis_Hildburghausen">Landkreis Hildburghausen</text:a></text:p>
          </table:table-cell>
          <table:table-cell/>
          <table:table-cell table:style-name="ce4" table:number-columns-repeated="3"/>
        </table:table-row>
        <table:table-row table:style-name="ro1">
          <table:table-cell table:style-name="ce1" office:value-type="string" table:number-columns-spanned="7" table:number-rows-spanned="1">
            <text:p>Rheinland-Pfalz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2">
          <table:table-cell office:value-type="float" office:value="198">
            <text:p>198</text:p>
          </table:table-cell>
          <table:table-cell office:value-type="string">
            <text:p><text:a xlink:href="http://de.wikipedia.org/wiki/Bundestagswahlkreis_Neuwied">Neuwied</text:a></text:p>
          </table:table-cell>
          <table:table-cell office:value-type="string">
            <text:p><text:a xlink:href="http://de.wikipedia.org/wiki/Landkreis_Neuwied">Landkreis Neuwied</text:a>, <text:a xlink:href="http://de.wikipedia.org/wiki/Landkreis_Altenkirchen_(Westerwald)">Landkreis Altenkirchen (Westerwald)</text:a></text:p>
          </table:table-cell>
          <table:table-cell/>
          <table:table-cell office:value-type="float" office:value="199">
            <text:p>199</text:p>
          </table:table-cell>
          <table:table-cell office:value-type="string">
            <text:p><text:a xlink:href="http://de.wikipedia.org/wiki/Bundestagswahlkreis_Ahrweiler">Ahrweiler</text:a></text:p>
          </table:table-cell>
          <table:table-cell office:value-type="string">
            <text:p><text:a xlink:href="http://de.wikipedia.org/wiki/Landkreis_Ahrweiler">Landkreis Ahrweiler</text:a>, <text:a xlink:href="http://de.wikipedia.org/wiki/Landkreis_Mayen-Koblenz">Landkreis Mayen-Koblenz</text:a> (westl. Teil)</text:p>
          </table:table-cell>
        </table:table-row>
        <table:table-row table:style-name="ro4">
          <table:table-cell office:value-type="float" office:value="200">
            <text:p>200</text:p>
          </table:table-cell>
          <table:table-cell office:value-type="string">
            <text:p><text:a xlink:href="http://de.wikipedia.org/wiki/Bundestagswahlkreis_Koblenz">Koblenz</text:a></text:p>
          </table:table-cell>
          <table:table-cell office:value-type="string">
            <text:p><text:a xlink:href="http://de.wikipedia.org/wiki/Koblenz">Koblenz</text:a>, <text:a xlink:href="http://de.wikipedia.org/wiki/Rhein-Lahn-Kreis">Rhein-Lahn-Kreis</text:a> (westl. Teil),<text:a xlink:href="http://de.wikipedia.org/wiki/Landkreis_Mayen-Koblenz">Landkreis Mayen-Koblenz</text:a> (östl. Teil)</text:p>
          </table:table-cell>
          <table:table-cell/>
          <table:table-cell office:value-type="float" office:value="201">
            <text:p>201</text:p>
          </table:table-cell>
          <table:table-cell office:value-type="string">
            <text:p><text:a xlink:href="http://de.wikipedia.org/wiki/Bundestagswahlkreis_Mosel/Rhein-Hunsrück">Mosel/Rhein-Hunsrück</text:a></text:p>
          </table:table-cell>
          <table:table-cell office:value-type="string">
            <text:p><text:a xlink:href="http://de.wikipedia.org/wiki/Rhein-Hunsrück-Kreis">Rhein-Hunsrück-Kreis</text:a>, <text:a xlink:href="http://de.wikipedia.org/wiki/Landkreis_Cochem-Zell">Landkreis Cochem-Zell</text:a>, <text:a xlink:href="http://de.wikipedia.org/wiki/Landkreis_Bernkastel-Wittlich">Landkreis Bernkastel-Wittlich</text:a> (südl. Teil)</text:p>
          </table:table-cell>
        </table:table-row>
        <table:table-row table:style-name="ro4">
          <table:table-cell office:value-type="float" office:value="202">
            <text:p>202</text:p>
          </table:table-cell>
          <table:table-cell office:value-type="string">
            <text:p><text:a xlink:href="http://de.wikipedia.org/wiki/Bundestagswahlkreis_Kreuznach">Kreuznach</text:a></text:p>
          </table:table-cell>
          <table:table-cell office:value-type="string">
            <text:p><text:a xlink:href="http://de.wikipedia.org/wiki/Landkreis_Bad_Kreuznach">Landkreis Bad Kreuznach</text:a>, <text:a xlink:href="http://de.wikipedia.org/wiki/Landkreis_Birkenfeld">Landkreis Birkenfeld</text:a></text:p>
          </table:table-cell>
          <table:table-cell/>
          <table:table-cell office:value-type="float" office:value="203">
            <text:p>203</text:p>
          </table:table-cell>
          <table:table-cell office:value-type="string">
            <text:p><text:a xlink:href="http://de.wikipedia.org/wiki/Bundestagswahlkreis_Bitburg">Bitburg</text:a></text:p>
          </table:table-cell>
          <table:table-cell office:value-type="string">
            <text:p><text:a xlink:href="http://de.wikipedia.org/wiki/Eifelkreis_Bitburg-Prüm">Eifelkreis Bitburg-Prüm</text:a>, <text:a xlink:href="http://de.wikipedia.org/wiki/Landkreis_Vulkaneifel">Landkreis Vulkaneifel</text:a>, <text:a xlink:href="http://de.wikipedia.org/wiki/Landkreis_Bernkastel-Wittlich">Landkreis Bernkastel-Wittlich</text:a>(nördl. Teil)</text:p>
          </table:table-cell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<text:a xlink:href="http://de.wikipedia.org/wiki/Bundestagswahlkreis_Trier">Trier</text:a></text:p>
          </table:table-cell>
          <table:table-cell office:value-type="string">
            <text:p><text:a xlink:href="http://de.wikipedia.org/wiki/Trier">Trier</text:a>, <text:a xlink:href="http://de.wikipedia.org/wiki/Landkreis_Trier-Saarburg">Landkreis Trier-Saarburg</text:a></text:p>
          </table:table-cell>
          <table:table-cell/>
          <table:table-cell office:value-type="float" office:value="205">
            <text:p>205</text:p>
          </table:table-cell>
          <table:table-cell office:value-type="string">
            <text:p><text:a xlink:href="http://de.wikipedia.org/wiki/Bundestagswahlkreis_Montabaur">Montabaur</text:a></text:p>
          </table:table-cell>
          <table:table-cell office:value-type="string">
            <text:p><text:a xlink:href="http://de.wikipedia.org/wiki/Westerwaldkreis">Westerwaldkreis</text:a>, <text:a xlink:href="http://de.wikipedia.org/wiki/Rhein-Lahn-Kreis">Rhein-Lahn-Kreis</text:a> (östl. Teil)</text:p>
          </table:table-cell>
        </table:table-row>
        <table:table-row table:style-name="ro3">
          <table:table-cell office:value-type="float" office:value="206">
            <text:p>206</text:p>
          </table:table-cell>
          <table:table-cell office:value-type="string">
            <text:p><text:a xlink:href="http://de.wikipedia.org/wiki/Bundestagswahlkreis_Mainz">Mainz</text:a></text:p>
          </table:table-cell>
          <table:table-cell office:value-type="string">
            <text:p><text:a xlink:href="http://de.wikipedia.org/wiki/Mainz">Mainz</text:a>, <text:a xlink:href="http://de.wikipedia.org/wiki/Landkreis_Mainz-Bingen">Landkreis Mainz-Bingen</text:a> (nordwestl. Teil)</text:p>
          </table:table-cell>
          <table:table-cell/>
          <table:table-cell office:value-type="float" office:value="207">
            <text:p>207</text:p>
          </table:table-cell>
          <table:table-cell office:value-type="string">
            <text:p><text:a xlink:href="http://de.wikipedia.org/wiki/Bundestagswahlkreis_Worms">Worms</text:a></text:p>
          </table:table-cell>
          <table:table-cell office:value-type="string">
            <text:p><text:a xlink:href="http://de.wikipedia.org/wiki/Worms">Worms</text:a>, <text:a xlink:href="http://de.wikipedia.org/wiki/Landkreis_Alzey-Worms">Landkreis Alzey-Worms</text:a>, <text:a xlink:href="http://de.wikipedia.org/wiki/Landkreis_Mainz-Bingen">Landkreis Mainz-Bingen</text:a> (südöstl. Teil)</text:p>
          </table:table-cell>
        </table:table-row>
        <table:table-row table:style-name="ro4">
          <table:table-cell office:value-type="float" office:value="208">
            <text:p>208</text:p>
          </table:table-cell>
          <table:table-cell office:value-type="string">
            <text:p><text:a xlink:href="http://de.wikipedia.org/wiki/Bundestagswahlkreis_Ludwigshafen/Frankenthal">Ludwigshafen/Frankenthal</text:a></text:p>
          </table:table-cell>
          <table:table-cell office:value-type="string">
            <text:p><text:a xlink:href="http://de.wikipedia.org/wiki/Ludwigshafen_am_Rhein">Ludwigshafen am Rhein</text:a>, <text:a xlink:href="http://de.wikipedia.org/wiki/Frankenthal_(Pfalz)">Frankenthal (Pfalz)</text:a>,<text:a xlink:href="http://de.wikipedia.org/wiki/Rhein-Pfalz-Kreis">Rhein-Pfalz-Kreis</text:a> (nördl. Teil)</text:p>
          </table:table-cell>
          <table:table-cell/>
          <table:table-cell office:value-type="float" office:value="209">
            <text:p>209</text:p>
          </table:table-cell>
          <table:table-cell office:value-type="string">
            <text:p><text:a xlink:href="http://de.wikipedia.org/wiki/Bundestagswahlkreis_Neustadt_–_Speyer">Neustadt – Speyer</text:a></text:p>
          </table:table-cell>
          <table:table-cell office:value-type="string">
            <text:p><text:a xlink:href="http://de.wikipedia.org/wiki/Neustadt_an_der_Weinstraße">Neustadt an der Weinstraße</text:a>, <text:a xlink:href="http://de.wikipedia.org/wiki/Speyer">Speyer</text:a>,<text:a xlink:href="http://de.wikipedia.org/wiki/Landkreis_Bad_Dürkheim">Landkreis Bad Dürkheim</text:a>, <text:a xlink:href="http://de.wikipedia.org/wiki/Rhein-Pfalz-Kreis">Rhein-Pfalz-Kreis</text:a>(südl. Teil),</text:p>
          </table:table-cell>
        </table:table-row>
        <table:table-row table:style-name="ro3">
          <table:table-cell office:value-type="float" office:value="210">
            <text:p>210</text:p>
          </table:table-cell>
          <table:table-cell office:value-type="string">
            <text:p><text:a xlink:href="http://de.wikipedia.org/wiki/Bundestagswahlkreis_Kaiserslautern">Kaiserslautern</text:a></text:p>
          </table:table-cell>
          <table:table-cell office:value-type="string">
            <text:p><text:a xlink:href="http://de.wikipedia.org/wiki/Kaiserslautern">Kaiserslautern</text:a>, <text:a xlink:href="http://de.wikipedia.org/wiki/Donnersbergkreis">Donnersbergkreis</text:a>, <text:a xlink:href="http://de.wikipedia.org/wiki/Landkreis_Kaiserslautern">Landkreis Kaiserslautern</text:a> (nördl. Teil), <text:a xlink:href="http://de.wikipedia.org/wiki/Landkreis_Kusel">Landkreis Kusel</text:a></text:p>
          </table:table-cell>
          <table:table-cell/>
          <table:table-cell office:value-type="float" office:value="211">
            <text:p>211</text:p>
          </table:table-cell>
          <table:table-cell office:value-type="string">
            <text:p><text:a xlink:href="http://de.wikipedia.org/wiki/Bundestagswahlkreis_Pirmasens">Pirmasens</text:a></text:p>
          </table:table-cell>
          <table:table-cell office:value-type="string">
            <text:p><text:a xlink:href="http://de.wikipedia.org/wiki/Pirmasens">Pirmasens</text:a>, <text:a xlink:href="http://de.wikipedia.org/wiki/Landkreis_Kaiserslautern">Landkreis Kaiserslautern</text:a> (südl. Teil), <text:a xlink:href="http://de.wikipedia.org/wiki/Landkreis_Südwestpfalz">Landkreis Südwestpfalz</text:a>, <text:a xlink:href="http://de.wikipedia.org/wiki/Zweibrücken">Zweibrücken</text:a></text:p>
          </table:table-cell>
        </table:table-row>
        <table:table-row table:style-name="ro7">
          <table:table-cell office:value-type="float" office:value="212">
            <text:p>212</text:p>
          </table:table-cell>
          <table:table-cell office:value-type="string">
            <text:p><text:a xlink:href="http://de.wikipedia.org/wiki/Bundestagswahlkreis_Südpfalz">Südpfalz</text:a></text:p>
          </table:table-cell>
          <table:table-cell office:value-type="string">
            <text:p><text:a xlink:href="http://de.wikipedia.org/wiki/Landkreis_Germersheim">Landkreis Germersheim</text:a>, <text:a xlink:href="http://de.wikipedia.org/wiki/Landkreis_Südliche_Weinstraße">Landkreis Südliche Weinstraße</text:a>, <text:a xlink:href="http://de.wikipedia.org/wiki/Landau_in_der_Pfalz">Landau in der Pfalz</text:a></text:p>
          </table:table-cell>
          <table:table-cell/>
          <table:table-cell table:style-name="ce4" table:number-columns-repeated="3"/>
        </table:table-row>
        <table:table-row table:style-name="ro1">
          <table:table-cell table:style-name="ce1" office:value-type="string" table:number-columns-spanned="7" table:number-rows-spanned="1">
            <text:p>Bayern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7">
          <table:table-cell office:value-type="float" office:value="213">
            <text:p>213</text:p>
          </table:table-cell>
          <table:table-cell office:value-type="string">
            <text:p><text:a xlink:href="http://de.wikipedia.org/wiki/Bundestagswahlkreis_Altötting">Altötting</text:a></text:p>
          </table:table-cell>
          <table:table-cell office:value-type="string">
            <text:p><text:a xlink:href="http://de.wikipedia.org/wiki/Landkreis_Altötting">Landkreis Altötting</text:a>, <text:a xlink:href="http://de.wikipedia.org/wiki/Landkreis_Mühldorf_am_Inn">Landkreis Mühldorf am Inn</text:a></text:p>
          </table:table-cell>
          <table:table-cell/>
          <table:table-cell office:value-type="float" office:value="214">
            <text:p>214</text:p>
          </table:table-cell>
          <table:table-cell office:value-type="string">
            <text:p><text:a xlink:href="http://de.wikipedia.org/wiki/Bundestagswahlkreis_Erding_–_Ebersberg">Erding – Ebersberg</text:a></text:p>
          </table:table-cell>
          <table:table-cell office:value-type="string">
            <text:p><text:a xlink:href="http://de.wikipedia.org/wiki/Landkreis_Erding">Landkreis Erding</text:a>, <text:a xlink:href="http://de.wikipedia.org/wiki/Landkreis_Ebersberg">Landkreis Ebersberg</text:a></text:p>
          </table:table-cell>
        </table:table-row>
        <table:table-row table:style-name="ro7">
          <table:table-cell office:value-type="float" office:value="215">
            <text:p>215</text:p>
          </table:table-cell>
          <table:table-cell office:value-type="string">
            <text:p><text:a xlink:href="http://de.wikipedia.org/wiki/Bundestagswahlkreis_Freising">Freising</text:a></text:p>
          </table:table-cell>
          <table:table-cell office:value-type="string">
            <text:p><text:a xlink:href="http://de.wikipedia.org/wiki/Landkreis_Freising">Landkreis Freising</text:a>, <text:a xlink:href="http://de.wikipedia.org/wiki/Landkreis_Pfaffenhofen_an_der_Ilm">Landkreis Pfaffenhofen an der Ilm</text:a></text:p>
          </table:table-cell>
          <table:table-cell/>
          <table:table-cell office:value-type="float" office:value="216">
            <text:p>216</text:p>
          </table:table-cell>
          <table:table-cell office:value-type="string">
            <text:p><text:a xlink:href="http://de.wikipedia.org/wiki/Bundestagswahlkreis_Fürstenfeldbruck">Fürstenfeldbruck</text:a></text:p>
          </table:table-cell>
          <table:table-cell office:value-type="string">
            <text:p><text:a xlink:href="http://de.wikipedia.org/wiki/Landkreis_Fürstenfeldbruck">Landkreis Fürstenfeldbruck</text:a>, <text:a xlink:href="http://de.wikipedia.org/wiki/Landkreis_Dachau">Landkreis Dachau</text:a></text:p>
          </table:table-cell>
        </table:table-row>
        <table:table-row table:style-name="ro12">
          <table:table-cell office:value-type="float" office:value="217">
            <text:p>217</text:p>
          </table:table-cell>
          <table:table-cell office:value-type="string">
            <text:p><text:a xlink:href="http://de.wikipedia.org/wiki/Bundestagswahlkreis_Ingolstadt">Ingolstadt</text:a></text:p>
          </table:table-cell>
          <table:table-cell office:value-type="string">
            <text:p><text:a xlink:href="http://de.wikipedia.org/wiki/Ingolstadt">Ingolstadt</text:a>, <text:a xlink:href="http://de.wikipedia.org/wiki/Landkreis_Eichstätt">Landkreis Eichstätt</text:a>, <text:a xlink:href="http://de.wikipedia.org/wiki/Landkreis_Neuburg-Schrobenhausen">Landkreis Neuburg-Schrobenhausen</text:a></text:p>
          </table:table-cell>
          <table:table-cell/>
          <table:table-cell office:value-type="float" office:value="218">
            <text:p>218</text:p>
          </table:table-cell>
          <table:table-cell office:value-type="string">
            <text:p><text:a xlink:href="http://de.wikipedia.org/wiki/Bundestagswahlkreis_München-Nord">München-Nord</text:a></text:p>
          </table:table-cell>
          <table:table-cell office:value-type="string">
            <text:p>Stadtbezirke <text:a xlink:href="http://de.wikipedia.org/wiki/Maxvorstadt">Maxvorstadt</text:a>, <text:a xlink:href="http://de.wikipedia.org/wiki/Schwabing-West">Schwabing-West</text:a>,<text:a xlink:href="http://de.wikipedia.org/wiki/Moosach_(München)">Moosach</text:a>, <text:a xlink:href="http://de.wikipedia.org/wiki/Milbertshofen-Am_Hart">Milbertshofen-Am Hart</text:a>, <text:a xlink:href="http://de.wikipedia.org/wiki/Schwabing-Freimann">Schwabing-Freimann</text:a> und <text:a xlink:href="http://de.wikipedia.org/wiki/Feldmoching-Hasenbergl">Feldmoching-Hasenbergl</text:a></text:p>
          </table:table-cell>
        </table:table-row>
        <table:table-row table:style-name="ro10">
          <table:table-cell office:value-type="float" office:value="219">
            <text:p>219</text:p>
          </table:table-cell>
          <table:table-cell office:value-type="string">
            <text:p><text:a xlink:href="http://de.wikipedia.org/wiki/Bundestagswahlkreis_München-Ost">München-Ost</text:a></text:p>
          </table:table-cell>
          <table:table-cell office:value-type="string">
            <text:p>Stadtbezirke <text:a xlink:href="http://de.wikipedia.org/wiki/Altstadt-Lehel">Altstadt-Lehel</text:a>, <text:a xlink:href="http://de.wikipedia.org/wiki/Au-Haidhausen">Au-Haidhausen</text:a>,<text:a xlink:href="http://de.wikipedia.org/wiki/Trudering-Riem">Trudering-Riem</text:a>, <text:a xlink:href="http://de.wikipedia.org/wiki/Berg_am_Laim">Berg am Laim</text:a>, <text:a xlink:href="http://de.wikipedia.org/wiki/Bogenhausen">Bogenhausen</text:a>und <text:a xlink:href="http://de.wikipedia.org/wiki/Ramersdorf-Perlach">Ramersdorf-Perlach</text:a></text:p>
          </table:table-cell>
          <table:table-cell/>
          <table:table-cell office:value-type="float" office:value="220">
            <text:p>220</text:p>
          </table:table-cell>
          <table:table-cell office:value-type="string">
            <text:p><text:a xlink:href="http://de.wikipedia.org/wiki/Bundestagswahlkreis_München-Süd">München-Süd</text:a></text:p>
          </table:table-cell>
          <table:table-cell office:value-type="string">
            <text:p>Stadtbezirke <text:a xlink:href="http://de.wikipedia.org/wiki/Sendling">Sendling</text:a>, <text:a xlink:href="http://de.wikipedia.org/wiki/Sendling-Westpark">Sendling-Westpark</text:a>,<text:a xlink:href="http://de.wikipedia.org/wiki/Obergiesing">Obergiesing</text:a>, <text:a xlink:href="http://de.wikipedia.org/wiki/Untergiesing-Harlaching">Untergiesing-Harlaching</text:a>,<text:a xlink:href="http://de.wikipedia.org/wiki/Thalkirchen-Obersendling-Forstenried-Fürstenried-Solln">Thalkirchen-Obersendling-Forstenried-Fürstenried-Solln</text:a> und <text:a xlink:href="http://de.wikipedia.org/wiki/Hadern">Hadern</text:a></text:p>
          </table:table-cell>
        </table:table-row>
        <table:table-row table:style-name="ro3">
          <table:table-cell office:value-type="float" office:value="221">
            <text:p>221</text:p>
          </table:table-cell>
          <table:table-cell office:value-type="string">
            <text:p><text:a xlink:href="http://de.wikipedia.org/wiki/Bundestagswahlkreis_München-West/Mitte">München-West/Mitte</text:a></text:p>
          </table:table-cell>
          <table:table-cell office:value-type="string">
            <text:p>Stadtbezirke <text:a xlink:href="http://de.wikipedia.org/wiki/Ludwigsvorstadt-Isarvorstadt">Ludwigsvorstadt-Isarvorstadt</text:a>,<text:a xlink:href="http://de.wikipedia.org/wiki/Schwanthalerhöhe">Schwanthalerhöhe</text:a>, <text:a xlink:href="http://de.wikipedia.org/wiki/Neuhausen-Nymphenburg">Neuhausen-Nymphenburg</text:a>, <text:a xlink:href="http://de.wikipedia.org/wiki/Pasing-Obermenzing">Pasing-Obermenzing</text:a>, <text:a xlink:href="http://de.wikipedia.org/wiki/Aubing-Lochhausen-Langwied">Aubing-Lochhausen-Langwied</text:a>, <text:a xlink:href="http://de.wikipedia.org/wiki/Allach-Untermenzing">Allach-Untermenzing</text:a>und <text:a xlink:href="http://de.wikipedia.org/wiki/Laim">Laim</text:a></text:p>
          </table:table-cell>
          <table:table-cell/>
          <table:table-cell office:value-type="float" office:value="222">
            <text:p>222</text:p>
          </table:table-cell>
          <table:table-cell office:value-type="string">
            <text:p><text:a xlink:href="http://de.wikipedia.org/wiki/Bundestagswahlkreis_München-Land">München-Land</text:a></text:p>
          </table:table-cell>
          <table:table-cell office:value-type="string">
            <text:p><text:a xlink:href="http://de.wikipedia.org/wiki/Landkreis_München">Landkreis München</text:a>, vom <text:a xlink:href="http://de.wikipedia.org/wiki/Landkreis_Starnberg">Landkreis Starnberg</text:a>die Gemeinde <text:a xlink:href="http://de.wikipedia.org/wiki/Krailling">Krailling</text:a></text:p>
          </table:table-cell>
        </table:table-row>
        <table:table-row table:style-name="ro4">
          <table:table-cell office:value-type="float" office:value="223">
            <text:p>223</text:p>
          </table:table-cell>
          <table:table-cell office:value-type="string">
            <text:p><text:a xlink:href="http://de.wikipedia.org/wiki/Bundestagswahlkreis_Rosenheim">Rosenheim</text:a></text:p>
          </table:table-cell>
          <table:table-cell office:value-type="string">
            <text:p><text:a xlink:href="http://de.wikipedia.org/wiki/Landkreis_Rosenheim">Landkreis Rosenheim</text:a>, <text:a xlink:href="http://de.wikipedia.org/wiki/Rosenheim">Rosenheim</text:a></text:p>
          </table:table-cell>
          <table:table-cell/>
          <table:table-cell office:value-type="float" office:value="224">
            <text:p>224</text:p>
          </table:table-cell>
          <table:table-cell office:value-type="string">
            <text:p><text:a xlink:href="http://de.wikipedia.org/wiki/Bundestagswahlkreis_Starnberg">Starnberg</text:a></text:p>
          </table:table-cell>
          <table:table-cell office:value-type="string">
            <text:p><text:a xlink:href="http://de.wikipedia.org/wiki/Landkreis_Starnberg">Landkreis Starnberg</text:a> ohne <text:a xlink:href="http://de.wikipedia.org/wiki/Krailling">Krailling</text:a>, <text:a xlink:href="http://de.wikipedia.org/wiki/Landkreis_Miesbach">Landkreis Miesbach</text:a>, <text:a xlink:href="http://de.wikipedia.org/wiki/Landkreis_Bad_Tölz-Wolfratshausen">Landkreis Bad Tölz-Wolfratshausen</text:a></text:p>
          </table:table-cell>
        </table:table-row>
        <table:table-row table:style-name="ro3">
          <table:table-cell office:value-type="float" office:value="225">
            <text:p>225</text:p>
          </table:table-cell>
          <table:table-cell office:value-type="string">
            <text:p><text:a xlink:href="http://de.wikipedia.org/wiki/Bundestagswahlkreis_Traunstein">Traunstein</text:a></text:p>
          </table:table-cell>
          <table:table-cell office:value-type="string">
            <text:p><text:a xlink:href="http://de.wikipedia.org/wiki/Landkreis_Traunstein">Landkreis Traunstein</text:a>, <text:a xlink:href="http://de.wikipedia.org/wiki/Landkreis_Berchtesgadener_Land">Landkreis Berchtesgadener Land</text:a></text:p>
          </table:table-cell>
          <table:table-cell/>
          <table:table-cell office:value-type="float" office:value="226">
            <text:p>226</text:p>
          </table:table-cell>
          <table:table-cell office:value-type="string">
            <text:p><text:a xlink:href="http://de.wikipedia.org/wiki/Bundestagswahlkreis_Weilheim">Weilheim</text:a></text:p>
          </table:table-cell>
          <table:table-cell office:value-type="string">
            <text:p><text:a xlink:href="http://de.wikipedia.org/wiki/Landkreis_Weilheim-Schongau">Landkreis Weilheim-Schongau</text:a>, <text:a xlink:href="http://de.wikipedia.org/wiki/Landkreis_Garmisch-Partenkirchen">Landkreis Garmisch-Partenkirchen</text:a>, <text:a xlink:href="http://de.wikipedia.org/wiki/Landkreis_Landsberg_am_Lech">Landkreis Landsberg am Lech</text:a></text:p>
          </table:table-cell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<text:a xlink:href="http://de.wikipedia.org/wiki/Bundestagswahlkreis_Deggendorf">Deggendorf</text:a></text:p>
          </table:table-cell>
          <table:table-cell office:value-type="string">
            <text:p><text:a xlink:href="http://de.wikipedia.org/wiki/Landkreis_Deggendorf">Landkreis Deggendorf</text:a>, <text:a xlink:href="http://de.wikipedia.org/wiki/Landkreis_Freyung-Grafenau">Landkreis Freyung-Grafenau</text:a></text:p>
          </table:table-cell>
          <table:table-cell/>
          <table:table-cell office:value-type="float" office:value="228">
            <text:p>228</text:p>
          </table:table-cell>
          <table:table-cell office:value-type="string">
            <text:p><text:a xlink:href="http://de.wikipedia.org/wiki/Bundestagswahlkreis_Landshut">Landshut</text:a></text:p>
          </table:table-cell>
          <table:table-cell office:value-type="string">
            <text:p><text:a xlink:href="http://de.wikipedia.org/wiki/Landshut">Landshut</text:a>, <text:a xlink:href="http://de.wikipedia.org/wiki/Landkreis_Kelheim">Landkreis Kelheim</text:a>, <text:a xlink:href="http://de.wikipedia.org/wiki/Landkreis_Landshut">Landkreis Landshut</text:a></text:p>
          </table:table-cell>
        </table:table-row>
        <table:table-row table:style-name="ro7">
          <table:table-cell office:value-type="float" office:value="229">
            <text:p>229</text:p>
          </table:table-cell>
          <table:table-cell office:value-type="string">
            <text:p><text:a xlink:href="http://de.wikipedia.org/wiki/Bundestagswahlkreis_Passau">Passau</text:a></text:p>
          </table:table-cell>
          <table:table-cell office:value-type="string">
            <text:p><text:a xlink:href="http://de.wikipedia.org/wiki/Passau">Passau</text:a>, <text:a xlink:href="http://de.wikipedia.org/wiki/Landkreis_Passau">Landkreis Passau</text:a></text:p>
          </table:table-cell>
          <table:table-cell/>
          <table:table-cell office:value-type="float" office:value="230">
            <text:p>230</text:p>
          </table:table-cell>
          <table:table-cell office:value-type="string">
            <text:p><text:a xlink:href="http://de.wikipedia.org/wiki/Bundestagswahlkreis_Rottal-Inn">Rottal-Inn</text:a></text:p>
          </table:table-cell>
          <table:table-cell office:value-type="string">
            <text:p><text:a xlink:href="http://de.wikipedia.org/wiki/Landkreis_Rottal-Inn">Landkreis Rottal-Inn</text:a>, <text:a xlink:href="http://de.wikipedia.org/wiki/Landkreis_Dingolfing-Landau">Landkreis Dingolfing-Landau</text:a></text:p>
          </table:table-cell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<text:a xlink:href="http://de.wikipedia.org/wiki/Bundestagswahlkreis_Straubing">Straubing</text:a></text:p>
          </table:table-cell>
          <table:table-cell office:value-type="string">
            <text:p><text:a xlink:href="http://de.wikipedia.org/wiki/Straubing">Straubing</text:a>, <text:a xlink:href="http://de.wikipedia.org/wiki/Landkreis_Regen">Landkreis Regen</text:a>, <text:a xlink:href="http://de.wikipedia.org/wiki/Landkreis_Straubing-Bogen">Landkreis Straubing-Bogen</text:a></text:p>
          </table:table-cell>
          <table:table-cell/>
          <table:table-cell office:value-type="float" office:value="232">
            <text:p>232</text:p>
          </table:table-cell>
          <table:table-cell office:value-type="string">
            <text:p><text:a xlink:href="http://de.wikipedia.org/wiki/Bundestagswahlkreis_Amberg">Amberg</text:a></text:p>
          </table:table-cell>
          <table:table-cell office:value-type="string">
            <text:p><text:a xlink:href="http://de.wikipedia.org/wiki/Amberg">Amberg</text:a>, <text:a xlink:href="http://de.wikipedia.org/wiki/Landkreis_Amberg-Sulzbach">Landkreis Amberg-Sulzbach</text:a>,<text:a xlink:href="http://de.wikipedia.org/wiki/Landkreis_Neumarkt_in_der_Oberpfalz">Landkreis Neumarkt in der Oberpfalz</text:a></text:p>
          </table:table-cell>
        </table:table-row>
        <table:table-row table:style-name="ro7">
          <table:table-cell office:value-type="float" office:value="233">
            <text:p>233</text:p>
          </table:table-cell>
          <table:table-cell office:value-type="string">
            <text:p><text:a xlink:href="http://de.wikipedia.org/wiki/Bundestagswahlkreis_Regensburg">Regensburg</text:a></text:p>
          </table:table-cell>
          <table:table-cell office:value-type="string">
            <text:p><text:a xlink:href="http://de.wikipedia.org/wiki/Regensburg">Regensburg</text:a>, <text:a xlink:href="http://de.wikipedia.org/wiki/Landkreis_Regensburg">Landkreis Regensburg</text:a></text:p>
          </table:table-cell>
          <table:table-cell/>
          <table:table-cell office:value-type="float" office:value="234">
            <text:p>234</text:p>
          </table:table-cell>
          <table:table-cell office:value-type="string">
            <text:p><text:a xlink:href="http://de.wikipedia.org/wiki/Bundestagswahlkreis_Schwandorf">Schwandorf</text:a></text:p>
          </table:table-cell>
          <table:table-cell office:value-type="string">
            <text:p><text:a xlink:href="http://de.wikipedia.org/wiki/Landkreis_Schwandorf">Landkreis Schwandorf</text:a>, <text:a xlink:href="http://de.wikipedia.org/wiki/Landkreis_Cham">Landkreis Cham</text:a></text:p>
          </table:table-cell>
        </table:table-row>
        <table:table-row table:style-name="ro3">
          <table:table-cell office:value-type="float" office:value="235">
            <text:p>235</text:p>
          </table:table-cell>
          <table:table-cell office:value-type="string">
            <text:p><text:a xlink:href="http://de.wikipedia.org/wiki/Bundestagswahlkreis_Weiden">Weiden</text:a></text:p>
          </table:table-cell>
          <table:table-cell office:value-type="string">
            <text:p><text:a xlink:href="http://de.wikipedia.org/wiki/Weiden_in_der_Oberpfalz">Weiden in der Oberpfalz</text:a>, <text:a xlink:href="http://de.wikipedia.org/wiki/Landkreis_Tirschenreuth">Landkreis Tirschenreuth</text:a>, <text:a xlink:href="http://de.wikipedia.org/wiki/Landkreis_Neustadt_an_der_Waldnaab">Landkreis Neustadt an der Waldnaab</text:a></text:p>
          </table:table-cell>
          <table:table-cell/>
          <table:table-cell office:value-type="float" office:value="236">
            <text:p>236</text:p>
          </table:table-cell>
          <table:table-cell office:value-type="string">
            <text:p><text:a xlink:href="http://de.wikipedia.org/wiki/Bundestagswahlkreis_Bamberg">Bamberg</text:a></text:p>
          </table:table-cell>
          <table:table-cell office:value-type="string">
            <text:p><text:a xlink:href="http://de.wikipedia.org/wiki/Bamberg">Bamberg</text:a>, <text:a xlink:href="http://de.wikipedia.org/wiki/Landkreis_Bamberg">Landkreis Bamberg</text:a> (südl. Teil),<text:a xlink:href="http://de.wikipedia.org/wiki/Landkreis_Forchheim">Landkreis Forchheim</text:a> (westl. Teil)</text:p>
          </table:table-cell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<text:a xlink:href="http://de.wikipedia.org/wiki/Bundestagswahlkreis_Bayreuth">Bayreuth</text:a></text:p>
          </table:table-cell>
          <table:table-cell office:value-type="string">
            <text:p><text:a xlink:href="http://de.wikipedia.org/wiki/Bayreuth">Bayreuth</text:a>, <text:a xlink:href="http://de.wikipedia.org/wiki/Landkreis_Bayreuth">Landkreis Bayreuth</text:a>, <text:a xlink:href="http://de.wikipedia.org/wiki/Landkreis_Forchheim">Landkreis Forchheim</text:a> (östl. Teil)</text:p>
          </table:table-cell>
          <table:table-cell/>
          <table:table-cell office:value-type="float" office:value="238">
            <text:p>238</text:p>
          </table:table-cell>
          <table:table-cell office:value-type="string">
            <text:p><text:a xlink:href="http://de.wikipedia.org/wiki/Bundestagswahlkreis_Coburg">Coburg</text:a></text:p>
          </table:table-cell>
          <table:table-cell office:value-type="string">
            <text:p><text:a xlink:href="http://de.wikipedia.org/wiki/Coburg">Coburg</text:a>, <text:a xlink:href="http://de.wikipedia.org/wiki/Landkreis_Coburg">Landkreis Coburg</text:a>, <text:a xlink:href="http://de.wikipedia.org/wiki/Landkreis_Kronach">Landkreis Kronach</text:a></text:p>
          </table:table-cell>
        </table:table-row>
        <table:table-row table:style-name="ro3">
          <table:table-cell office:value-type="float" office:value="239">
            <text:p>239</text:p>
          </table:table-cell>
          <table:table-cell office:value-type="string">
            <text:p><text:a xlink:href="http://de.wikipedia.org/wiki/Bundestagswahlkreis_Hof">Hof</text:a></text:p>
          </table:table-cell>
          <table:table-cell office:value-type="string">
            <text:p><text:a xlink:href="http://de.wikipedia.org/wiki/Hof_(Saale)">Hof</text:a>, <text:a xlink:href="http://de.wikipedia.org/wiki/Landkreis_Hof">Landkreis Hof</text:a>, <text:a xlink:href="http://de.wikipedia.org/wiki/Landkreis_Wunsiedel_im_Fichtelgebirge">Landkreis Wunsiedel im Fichtelgebirge</text:a></text:p>
          </table:table-cell>
          <table:table-cell/>
          <table:table-cell office:value-type="float" office:value="240">
            <text:p>240</text:p>
          </table:table-cell>
          <table:table-cell office:value-type="string">
            <text:p><text:a xlink:href="http://de.wikipedia.org/wiki/Bundestagswahlkreis_Kulmbach">Kulmbach</text:a></text:p>
          </table:table-cell>
          <table:table-cell office:value-type="string">
            <text:p><text:a xlink:href="http://de.wikipedia.org/wiki/Landkreis_Kulmbach">Landkreis Kulmbach</text:a>, <text:a xlink:href="http://de.wikipedia.org/wiki/Landkreis_Bamberg">Landkreis Bamberg</text:a>(nördl. Teil), <text:a xlink:href="http://de.wikipedia.org/wiki/Landkreis_Lichtenfels">Landkreis Lichtenfels</text:a></text:p>
          </table:table-cell>
        </table:table-row>
        <table:table-row table:style-name="ro6">
          <table:table-cell office:value-type="float" office:value="241">
            <text:p>241</text:p>
          </table:table-cell>
          <table:table-cell office:value-type="string">
            <text:p><text:a xlink:href="http://de.wikipedia.org/wiki/Bundestagswahlkreis_Ansbach">Ansbach</text:a></text:p>
          </table:table-cell>
          <table:table-cell office:value-type="string">
            <text:p><text:a xlink:href="http://de.wikipedia.org/wiki/Ansbach">Ansbach</text:a>, <text:a xlink:href="http://de.wikipedia.org/wiki/Landkreis_Ansbach">Landkreis Ansbach</text:a>, <text:a xlink:href="http://de.wikipedia.org/wiki/Landkreis_Weißenburg-Gunzenhausen">Landkreis Weißenburg-Gunzenhausen</text:a></text:p>
          </table:table-cell>
          <table:table-cell/>
          <table:table-cell office:value-type="float" office:value="242">
            <text:p>242</text:p>
          </table:table-cell>
          <table:table-cell office:value-type="string">
            <text:p><text:a xlink:href="http://de.wikipedia.org/wiki/Bundestagswahlkreis_Erlangen">Erlangen</text:a></text:p>
          </table:table-cell>
          <table:table-cell office:value-type="string">
            <text:p><text:a xlink:href="http://de.wikipedia.org/wiki/Erlangen">Erlangen</text:a>, <text:a xlink:href="http://de.wikipedia.org/wiki/Landkreis_Erlangen-Höchstadt">Landkreis Erlangen-Höchstadt</text:a></text:p>
          </table:table-cell>
        </table:table-row>
        <table:table-row table:style-name="ro6">
          <table:table-cell office:value-type="float" office:value="243">
            <text:p>243</text:p>
          </table:table-cell>
          <table:table-cell office:value-type="string">
            <text:p><text:a xlink:href="http://de.wikipedia.org/wiki/Bundestagswahlkreis_Fürth">Fürth</text:a></text:p>
          </table:table-cell>
          <table:table-cell office:value-type="string">
            <text:p><text:a xlink:href="http://de.wikipedia.org/wiki/Fürth">Fürth</text:a>, <text:a xlink:href="http://de.wikipedia.org/wiki/Landkreis_Fürth">Landkreis Fürth</text:a>, <text:a xlink:href="http://de.wikipedia.org/wiki/Landkreis_Neustadt_an_der_Aisch-Bad_Windsheim">Landkreis Neustadt an der Aisch-Bad Windsheim</text:a></text:p>
          </table:table-cell>
          <table:table-cell/>
          <table:table-cell office:value-type="float" office:value="244">
            <text:p>244</text:p>
          </table:table-cell>
          <table:table-cell office:value-type="string">
            <text:p><text:a xlink:href="http://de.wikipedia.org/wiki/Bundestagswahlkreis_Nürnberg-Nord">Nürnberg-Nord</text:a></text:p>
          </table:table-cell>
          <table:table-cell office:value-type="string">
            <text:p><text:a xlink:href="http://de.wikipedia.org/wiki/Nürnberg">Nürnberg</text:a> (nördl. Teil)</text:p>
          </table:table-cell>
        </table:table-row>
        <table:table-row table:style-name="ro7">
          <table:table-cell office:value-type="float" office:value="245">
            <text:p>245</text:p>
          </table:table-cell>
          <table:table-cell office:value-type="string">
            <text:p><text:a xlink:href="http://de.wikipedia.org/wiki/Bundestagswahlkreis_Nürnberg-Süd">Nürnberg-Süd</text:a></text:p>
          </table:table-cell>
          <table:table-cell office:value-type="string">
            <text:p><text:a xlink:href="http://de.wikipedia.org/wiki/Nürnberg">Nürnberg</text:a> (südl. Teil), <text:a xlink:href="http://de.wikipedia.org/wiki/Schwabach">Schwabach</text:a></text:p>
          </table:table-cell>
          <table:table-cell/>
          <table:table-cell office:value-type="float" office:value="246">
            <text:p>246</text:p>
          </table:table-cell>
          <table:table-cell office:value-type="string">
            <text:p><text:a xlink:href="http://de.wikipedia.org/wiki/Bundestagswahlkreis_Roth">Roth</text:a></text:p>
          </table:table-cell>
          <table:table-cell office:value-type="string">
            <text:p><text:a xlink:href="http://de.wikipedia.org/wiki/Landkreis_Roth">Landkreis Roth</text:a>, <text:a xlink:href="http://de.wikipedia.org/wiki/Landkreis_Nürnberger_Land">Landkreis Nürnberger Land</text:a></text:p>
          </table:table-cell>
        </table:table-row>
        <table:table-row table:style-name="ro3">
          <table:table-cell office:value-type="float" office:value="247">
            <text:p>247</text:p>
          </table:table-cell>
          <table:table-cell office:value-type="string">
            <text:p><text:a xlink:href="http://de.wikipedia.org/wiki/Bundestagswahlkreis_Aschaffenburg">Aschaffenburg</text:a></text:p>
          </table:table-cell>
          <table:table-cell office:value-type="string">
            <text:p><text:a xlink:href="http://de.wikipedia.org/wiki/Aschaffenburg">Aschaffenburg</text:a>, <text:a xlink:href="http://de.wikipedia.org/wiki/Landkreis_Aschaffenburg">Landkreis Aschaffenburg</text:a></text:p>
          </table:table-cell>
          <table:table-cell/>
          <table:table-cell office:value-type="float" office:value="248">
            <text:p>248</text:p>
          </table:table-cell>
          <table:table-cell office:value-type="string">
            <text:p><text:a xlink:href="http://de.wikipedia.org/wiki/Bundestagswahlkreis_Bad_Kissingen">Bad Kissingen</text:a></text:p>
          </table:table-cell>
          <table:table-cell office:value-type="string">
            <text:p><text:a xlink:href="http://de.wikipedia.org/wiki/Landkreis_Bad_Kissingen">Landkreis Bad Kissingen</text:a>, <text:a xlink:href="http://de.wikipedia.org/wiki/Landkreis_Rhön-Grabfeld">Landkreis Rhön-Grabfeld</text:a>, <text:a xlink:href="http://de.wikipedia.org/wiki/Landkreis_Haßberge">Landkreis Haßberge</text:a></text:p>
          </table:table-cell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<text:a xlink:href="http://de.wikipedia.org/wiki/Bundestagswahlkreis_Main-Spessart">Main-Spessart</text:a></text:p>
          </table:table-cell>
          <table:table-cell office:value-type="string">
            <text:p><text:a xlink:href="http://de.wikipedia.org/wiki/Landkreis_Main-Spessart">Landkreis Main-Spessart</text:a>, <text:a xlink:href="http://de.wikipedia.org/wiki/Landkreis_Miltenberg">Landkreis Miltenberg</text:a></text:p>
          </table:table-cell>
          <table:table-cell/>
          <table:table-cell office:value-type="float" office:value="250">
            <text:p>250</text:p>
          </table:table-cell>
          <table:table-cell office:value-type="string">
            <text:p><text:a xlink:href="http://de.wikipedia.org/wiki/Bundestagswahlkreis_Schweinfurt">Schweinfurt</text:a></text:p>
          </table:table-cell>
          <table:table-cell office:value-type="string">
            <text:p><text:a xlink:href="http://de.wikipedia.org/wiki/Schweinfurt">Schweinfurt</text:a>, <text:a xlink:href="http://de.wikipedia.org/wiki/Landkreis_Schweinfurt">Landkreis Schweinfurt</text:a>,<text:a xlink:href="http://de.wikipedia.org/wiki/Landkreis_Kitzingen">Landkreis Kitzingen</text:a></text:p>
          </table:table-cell>
        </table:table-row>
        <table:table-row table:style-name="ro3">
          <table:table-cell office:value-type="float" office:value="251">
            <text:p>251</text:p>
          </table:table-cell>
          <table:table-cell office:value-type="string">
            <text:p><text:a xlink:href="http://de.wikipedia.org/wiki/Bundestagswahlkreis_Würzburg">Würzburg</text:a></text:p>
          </table:table-cell>
          <table:table-cell office:value-type="string">
            <text:p><text:a xlink:href="http://de.wikipedia.org/wiki/Würzburg">Würzburg</text:a>, <text:a xlink:href="http://de.wikipedia.org/wiki/Landkreis_Würzburg">Landkreis Würzburg</text:a></text:p>
          </table:table-cell>
          <table:table-cell/>
          <table:table-cell office:value-type="float" office:value="252">
            <text:p>252</text:p>
          </table:table-cell>
          <table:table-cell office:value-type="string">
            <text:p><text:a xlink:href="http://de.wikipedia.org/wiki/Bundestagswahlkreis_Augsburg-Stadt">Augsburg-Stadt</text:a></text:p>
          </table:table-cell>
          <table:table-cell office:value-type="string">
            <text:p><text:a xlink:href="http://de.wikipedia.org/wiki/Augsburg">Augsburg</text:a>, vom <text:a xlink:href="http://de.wikipedia.org/wiki/Landkreis_Augsburg">Landkreis Augsburg</text:a> die Gemeinde <text:a xlink:href="http://de.wikipedia.org/wiki/Königsbrunn">Königsbrunn</text:a></text:p>
          </table:table-cell>
        </table:table-row>
        <table:table-row table:style-name="ro3">
          <table:table-cell office:value-type="float" office:value="253">
            <text:p>253</text:p>
          </table:table-cell>
          <table:table-cell office:value-type="string">
            <text:p><text:a xlink:href="http://de.wikipedia.org/wiki/Bundestagswahlkreis_Augsburg-Land">Augsburg-Land</text:a></text:p>
          </table:table-cell>
          <table:table-cell office:value-type="string">
            <text:p><text:a xlink:href="http://de.wikipedia.org/wiki/Landkreis_Augsburg">Landkreis Augsburg</text:a> ohne <text:a xlink:href="http://de.wikipedia.org/wiki/Königsbrunn">Königsbrunn</text:a>,<text:a xlink:href="http://de.wikipedia.org/wiki/Landkreis_Aichach-Friedberg">Landkreis Aichach-Friedberg</text:a> (südl. Teil)</text:p>
          </table:table-cell>
          <table:table-cell/>
          <table:table-cell office:value-type="float" office:value="254">
            <text:p>254</text:p>
          </table:table-cell>
          <table:table-cell office:value-type="string">
            <text:p><text:a xlink:href="http://de.wikipedia.org/wiki/Bundestagswahlkreis_Donau-Ries">Donau-Ries</text:a></text:p>
          </table:table-cell>
          <table:table-cell office:value-type="string">
            <text:p><text:a xlink:href="http://de.wikipedia.org/wiki/Landkreis_Donau-Ries">Landkreis Donau-Ries</text:a>, <text:a xlink:href="http://de.wikipedia.org/wiki/Landkreis_Aichach-Friedberg">Landkreis Aichach-Friedberg</text:a> (nördl. Teil), <text:a xlink:href="http://de.wikipedia.org/wiki/Landkreis_Dillingen_an_der_Donau">Landkreis Dillingen an der Donau</text:a></text:p>
          </table:table-cell>
        </table:table-row>
        <table:table-row table:style-name="ro3">
          <table:table-cell office:value-type="float" office:value="255">
            <text:p>255</text:p>
          </table:table-cell>
          <table:table-cell office:value-type="string">
            <text:p><text:a xlink:href="http://de.wikipedia.org/wiki/Bundestagswahlkreis_Neu-Ulm">Neu-Ulm</text:a></text:p>
          </table:table-cell>
          <table:table-cell office:value-type="string">
            <text:p><text:a xlink:href="http://de.wikipedia.org/wiki/Landkreis_Neu-Ulm">Landkreis Neu-Ulm</text:a>, <text:a xlink:href="http://de.wikipedia.org/wiki/Landkreis_Unterallgäu">Landkreis Unterallgäu</text:a>(nordwestl. Teil.), <text:a xlink:href="http://de.wikipedia.org/wiki/Landkreis_Günzburg">Landkreis Günzburg</text:a></text:p>
          </table:table-cell>
          <table:table-cell/>
          <table:table-cell office:value-type="float" office:value="256">
            <text:p>256</text:p>
          </table:table-cell>
          <table:table-cell office:value-type="string">
            <text:p><text:a xlink:href="http://de.wikipedia.org/wiki/Bundestagswahlkreis_Oberallgäu">Oberallgäu</text:a></text:p>
          </table:table-cell>
          <table:table-cell office:value-type="string">
            <text:p><text:a xlink:href="http://de.wikipedia.org/wiki/Landkreis_Oberallgäu">Landkreis Oberallgäu</text:a>, <text:a xlink:href="http://de.wikipedia.org/wiki/Landkreis_Lindau_(Bodensee)">Landkreis Lindau (Bodensee)</text:a>, <text:a xlink:href="http://de.wikipedia.org/wiki/Kempten_(Allgäu)">Kempten (Allgäu)</text:a></text:p>
          </table:table-cell>
        </table:table-row>
        <table:table-row table:style-name="ro6">
          <table:table-cell office:value-type="float" office:value="257">
            <text:p>257</text:p>
          </table:table-cell>
          <table:table-cell office:value-type="string">
            <text:p><text:a xlink:href="http://de.wikipedia.org/wiki/Bundestagswahlkreis_Ostallgäu">Ostallgäu</text:a></text:p>
          </table:table-cell>
          <table:table-cell office:value-type="string">
            <text:p><text:a xlink:href="http://de.wikipedia.org/wiki/Landkreis_Ostallgäu">Landkreis Ostallgäu</text:a>, <text:a xlink:href="http://de.wikipedia.org/wiki/Landkreis_Unterallgäu">Landkreis Unterallgäu</text:a>(südöstl. Teil), <text:a xlink:href="http://de.wikipedia.org/wiki/Kaufbeuren">Kaufbeuren</text:a>, <text:a xlink:href="http://de.wikipedia.org/wiki/Memmingen">Memmingen</text:a></text:p>
          </table:table-cell>
          <table:table-cell/>
          <table:table-cell table:style-name="ce4" table:number-columns-repeated="2"/>
          <table:table-cell table:style-name="Default"/>
        </table:table-row>
        <table:table-row table:style-name="ro1">
          <table:table-cell table:style-name="ce1" office:value-type="string" table:number-columns-spanned="7" table:number-rows-spanned="1">
            <text:p>Baden-Württemberg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17">
          <table:table-cell office:value-type="float" office:value="258">
            <text:p>258</text:p>
          </table:table-cell>
          <table:table-cell office:value-type="string">
            <text:p><text:a xlink:href="http://de.wikipedia.org/wiki/Bundestagswahlkreis_Stuttgart_I">Stuttgart I</text:a></text:p>
          </table:table-cell>
          <table:table-cell office:value-type="string">
            <text:p>Stadtbezirke <text:a xlink:href="http://de.wikipedia.org/wiki/Stuttgart-West">Stuttgart-West</text:a>, <text:a xlink:href="http://de.wikipedia.org/wiki/Stuttgart-Mitte">Stuttgart-Mitte</text:a>,<text:a xlink:href="http://de.wikipedia.org/wiki/Stuttgart-Süd">Stuttgart-Süd</text:a>, <text:a xlink:href="http://de.wikipedia.org/wiki/Stuttgart-Nord">Stuttgart-Nord</text:a>, <text:a xlink:href="http://de.wikipedia.org/wiki/Stuttgart-Birkach">Birkach</text:a>,<text:a xlink:href="http://de.wikipedia.org/wiki/Stuttgart-Degerloch">Degerloch</text:a>, <text:a xlink:href="http://de.wikipedia.org/wiki/Stuttgart-Hedelfingen">Hedelfingen</text:a>, <text:a xlink:href="http://de.wikipedia.org/wiki/Stuttgart-Möhringen">Möhringen</text:a>,<text:a xlink:href="http://de.wikipedia.org/wiki/Stuttgart-Plieningen">Plieningen</text:a>, <text:a xlink:href="http://de.wikipedia.org/wiki/Stuttgart-Sillenbuch">Sillenbuch</text:a> und <text:a xlink:href="http://de.wikipedia.org/wiki/Stuttgart-Vaihingen">Vaihingen</text:a></text:p>
          </table:table-cell>
          <table:table-cell/>
          <table:table-cell office:value-type="float" office:value="259">
            <text:p>259</text:p>
          </table:table-cell>
          <table:table-cell office:value-type="string">
            <text:p><text:a xlink:href="http://de.wikipedia.org/wiki/Bundestagswahlkreis_Stuttgart_II">Stuttgart II</text:a></text:p>
          </table:table-cell>
          <table:table-cell office:value-type="string">
            <text:p>Stadtbezirke <text:a xlink:href="http://de.wikipedia.org/wiki/Stuttgart-Ost">Stuttgart-Ost</text:a>, <text:a xlink:href="http://de.wikipedia.org/wiki/Stuttgart-Weilimdorf">Weilimdorf</text:a>,<text:a xlink:href="http://de.wikipedia.org/wiki/Stuttgart-Feuerbach">Feuerbach</text:a>, <text:a xlink:href="http://de.wikipedia.org/wiki/Stuttgart-Botnang">Botnang</text:a>, <text:a xlink:href="http://de.wikipedia.org/wiki/Stuttgart-Bad_Cannstatt">Bad Cannstatt</text:a>,<text:a xlink:href="http://de.wikipedia.org/wiki/Stuttgart-Stammheim">Stammheim</text:a>, <text:a xlink:href="http://de.wikipedia.org/wiki/Stuttgart-Zuffenhausen">Zuffenhausen</text:a>, <text:a xlink:href="http://de.wikipedia.org/wiki/Stuttgart-Mühlhausen">Mühlhausen</text:a>,<text:a xlink:href="http://de.wikipedia.org/wiki/Stuttgart-Münster">Münster</text:a>, <text:a xlink:href="http://de.wikipedia.org/wiki/Stuttgart-Untertürkheim">Untertürkheim</text:a>, <text:a xlink:href="http://de.wikipedia.org/wiki/Stuttgart-Wangen">Wangen</text:a> und<text:a xlink:href="http://de.wikipedia.org/wiki/Stuttgart-Obertürkheim">Obertürkheim</text:a></text:p>
          </table:table-cell>
        </table:table-row>
        <table:table-row table:style-name="ro6">
          <table:table-cell office:value-type="float" office:value="260">
            <text:p>260</text:p>
          </table:table-cell>
          <table:table-cell office:value-type="string">
            <text:p><text:a xlink:href="http://de.wikipedia.org/wiki/Bundestagswahlkreis_Böblingen">Böblingen</text:a></text:p>
          </table:table-cell>
          <table:table-cell office:value-type="string">
            <text:p><text:a xlink:href="http://de.wikipedia.org/wiki/Landkreis_Böblingen">Landkreis Böblingen</text:a> ohne <text:a xlink:href="http://de.wikipedia.org/wiki/Steinenbronn">Steinenbronn</text:a> und<text:a xlink:href="http://de.wikipedia.org/wiki/Waldenbuch">Waldenbuch</text:a></text:p>
          </table:table-cell>
          <table:table-cell/>
          <table:table-cell office:value-type="float" office:value="261">
            <text:p>261</text:p>
          </table:table-cell>
          <table:table-cell office:value-type="string">
            <text:p><text:a xlink:href="http://de.wikipedia.org/wiki/Bundestagswahlkreis_Esslingen">Esslingen</text:a></text:p>
          </table:table-cell>
          <table:table-cell office:value-type="string">
            <text:p><text:a xlink:href="http://de.wikipedia.org/wiki/Landkreis_Esslingen">Landkreis Esslingen</text:a> (nördl. Teil)</text:p>
          </table:table-cell>
        </table:table-row>
        <table:table-row table:style-name="ro7">
          <table:table-cell office:value-type="float" office:value="262">
            <text:p>262</text:p>
          </table:table-cell>
          <table:table-cell office:value-type="string">
            <text:p><text:a xlink:href="http://de.wikipedia.org/wiki/Bundestagswahlkreis_Nürtingen">Nürtingen</text:a></text:p>
          </table:table-cell>
          <table:table-cell office:value-type="string">
            <text:p><text:a xlink:href="http://de.wikipedia.org/wiki/Landkreis_Esslingen">Landkreis Esslingen</text:a> (südl. Teil), vom<text:a xlink:href="http://de.wikipedia.org/wiki/Landkreis_Böblingen">Landkreis Böblingen</text:a> die Gemeinden<text:a xlink:href="http://de.wikipedia.org/wiki/Steinenbronn">Steinenbronn</text:a> und <text:a xlink:href="http://de.wikipedia.org/wiki/Waldenbuch">Waldenbuch</text:a></text:p>
          </table:table-cell>
          <table:table-cell/>
          <table:table-cell office:value-type="float" office:value="263">
            <text:p>263</text:p>
          </table:table-cell>
          <table:table-cell office:value-type="string">
            <text:p><text:a xlink:href="http://de.wikipedia.org/wiki/Bundestagswahlkreis_Göppingen">Göppingen</text:a></text:p>
          </table:table-cell>
          <table:table-cell office:value-type="string">
            <text:p><text:a xlink:href="http://de.wikipedia.org/wiki/Landkreis_Göppingen">Landkreis Göppingen</text:a></text:p>
          </table:table-cell>
        </table:table-row>
        <table:table-row table:style-name="ro6">
          <table:table-cell office:value-type="float" office:value="264">
            <text:p>264</text:p>
          </table:table-cell>
          <table:table-cell office:value-type="string">
            <text:p><text:a xlink:href="http://de.wikipedia.org/wiki/Bundestagswahlkreis_Waiblingen">Waiblingen</text:a></text:p>
          </table:table-cell>
          <table:table-cell office:value-type="string">
            <text:p><text:a xlink:href="http://de.wikipedia.org/wiki/Rems-Murr-Kreis">Rems-Murr-Kreis</text:a> (südl. Teil)</text:p>
          </table:table-cell>
          <table:table-cell/>
          <table:table-cell office:value-type="float" office:value="265">
            <text:p>265</text:p>
          </table:table-cell>
          <table:table-cell office:value-type="string">
            <text:p><text:a xlink:href="http://de.wikipedia.org/wiki/Bundestagswahlkreis_Ludwigsburg">Ludwigsburg</text:a></text:p>
          </table:table-cell>
          <table:table-cell office:value-type="string">
            <text:p><text:a xlink:href="http://de.wikipedia.org/wiki/Landkreis_Ludwigsburg">Landkreis Ludwigsburg</text:a> (südl. Teil)</text:p>
          </table:table-cell>
        </table:table-row>
        <table:table-row table:style-name="ro7">
          <table:table-cell office:value-type="float" office:value="266">
            <text:p>266</text:p>
          </table:table-cell>
          <table:table-cell office:value-type="string">
            <text:p><text:a xlink:href="http://de.wikipedia.org/wiki/Bundestagswahlkreis_Neckar-Zaber">Neckar-Zaber</text:a></text:p>
          </table:table-cell>
          <table:table-cell office:value-type="string">
            <text:p><text:a xlink:href="http://de.wikipedia.org/wiki/Landkreis_Ludwigsburg">Landkreis Ludwigsburg</text:a> (nördl. Teil), <text:a xlink:href="http://de.wikipedia.org/wiki/Landkreis_Heilbronn">Landkreis Heilbronn</text:a> (südl. Teil)</text:p>
          </table:table-cell>
          <table:table-cell/>
          <table:table-cell office:value-type="float" office:value="267">
            <text:p>267</text:p>
          </table:table-cell>
          <table:table-cell office:value-type="string">
            <text:p><text:a xlink:href="http://de.wikipedia.org/wiki/Bundestagswahlkreis_Heilbronn">Heilbronn</text:a></text:p>
          </table:table-cell>
          <table:table-cell office:value-type="string">
            <text:p><text:a xlink:href="http://de.wikipedia.org/wiki/Heilbronn">Heilbronn</text:a>, <text:a xlink:href="http://de.wikipedia.org/wiki/Landkreis_Heilbronn">Landkreis Heilbronn</text:a> (nördl. Teil)</text:p>
          </table:table-cell>
        </table:table-row>
        <table:table-row table:style-name="ro2">
          <table:table-cell office:value-type="float" office:value="268">
            <text:p>268</text:p>
          </table:table-cell>
          <table:table-cell office:value-type="string">
            <text:p><text:a xlink:href="http://de.wikipedia.org/wiki/Bundestagswahlkreis_Schwäbisch_Hall_–_Hohenlohe">Schwäbisch Hall – Hohenlohe</text:a></text:p>
          </table:table-cell>
          <table:table-cell office:value-type="string">
            <text:p><text:a xlink:href="http://de.wikipedia.org/wiki/Landkreis_Schwäbisch_Hall">Landkreis Schwäbisch Hall</text:a>, <text:a xlink:href="http://de.wikipedia.org/wiki/Hohenlohekreis">Hohenlohekreis</text:a></text:p>
          </table:table-cell>
          <table:table-cell/>
          <table:table-cell office:value-type="float" office:value="269">
            <text:p>269</text:p>
          </table:table-cell>
          <table:table-cell office:value-type="string">
            <text:p><text:a xlink:href="http://de.wikipedia.org/wiki/Bundestagswahlkreis_Backnang_–_Schwäbisch_Gmünd">Backnang – Schwäbisch Gmünd</text:a></text:p>
          </table:table-cell>
          <table:table-cell office:value-type="string">
            <text:p><text:a xlink:href="http://de.wikipedia.org/wiki/Ostalbkreis">Ostalbkreis</text:a> (westl. Teil), <text:a xlink:href="http://de.wikipedia.org/wiki/Rems-Murr-Kreis">Rems-Murr-Kreis</text:a>(nördl. Teil)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<text:a xlink:href="http://de.wikipedia.org/wiki/Bundestagswahlkreis_Aalen_–_Heidenheim">Aalen – Heidenheim</text:a></text:p>
          </table:table-cell>
          <table:table-cell office:value-type="string">
            <text:p><text:a xlink:href="http://de.wikipedia.org/wiki/Ostalbkreis">Ostalbkreis</text:a> (östl. Teil), <text:a xlink:href="http://de.wikipedia.org/wiki/Landkreis_Heidenheim">Landkreis Heidenheim</text:a></text:p>
          </table:table-cell>
          <table:table-cell/>
          <table:table-cell office:value-type="float" office:value="271">
            <text:p>271</text:p>
          </table:table-cell>
          <table:table-cell office:value-type="string">
            <text:p><text:a xlink:href="http://de.wikipedia.org/wiki/Bundestagswahlkreis_Karlsruhe-Stadt">Karlsruhe-Stadt</text:a></text:p>
          </table:table-cell>
          <table:table-cell office:value-type="string">
            <text:p><text:a xlink:href="http://de.wikipedia.org/wiki/Karlsruhe">Karlsruhe</text:a></text:p>
          </table:table-cell>
        </table:table-row>
        <table:table-row table:style-name="ro6">
          <table:table-cell office:value-type="float" office:value="272">
            <text:p>272</text:p>
          </table:table-cell>
          <table:table-cell office:value-type="string">
            <text:p><text:a xlink:href="http://de.wikipedia.org/wiki/Bundestagswahlkreis_Karlsruhe-Land">Karlsruhe-Land</text:a></text:p>
          </table:table-cell>
          <table:table-cell office:value-type="string">
            <text:p><text:a xlink:href="http://de.wikipedia.org/wiki/Landkreis_Karlsruhe">Landkreis Karlsruhe</text:a> (südl. Teil)</text:p>
          </table:table-cell>
          <table:table-cell/>
          <table:table-cell office:value-type="float" office:value="273">
            <text:p>273</text:p>
          </table:table-cell>
          <table:table-cell office:value-type="string">
            <text:p><text:a xlink:href="http://de.wikipedia.org/wiki/Bundestagswahlkreis_Rastatt">Rastatt</text:a></text:p>
          </table:table-cell>
          <table:table-cell office:value-type="string">
            <text:p><text:a xlink:href="http://de.wikipedia.org/wiki/Landkreis_Rastatt">Landkreis Rastatt</text:a>, <text:a xlink:href="http://de.wikipedia.org/wiki/Baden-Baden">Baden-Baden</text:a>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<text:a xlink:href="http://de.wikipedia.org/wiki/Bundestagswahlkreis_Heidelberg">Heidelberg</text:a></text:p>
          </table:table-cell>
          <table:table-cell office:value-type="string">
            <text:p><text:a xlink:href="http://de.wikipedia.org/wiki/Heidelberg">Heidelberg</text:a>, <text:a xlink:href="http://de.wikipedia.org/wiki/Rhein-Neckar-Kreis">Rhein-Neckar-Kreis</text:a> (nördl. Teil)</text:p>
          </table:table-cell>
          <table:table-cell/>
          <table:table-cell office:value-type="float" office:value="275">
            <text:p>275</text:p>
          </table:table-cell>
          <table:table-cell office:value-type="string">
            <text:p><text:a xlink:href="http://de.wikipedia.org/wiki/Bundestagswahlkreis_Mannheim">Mannheim</text:a></text:p>
          </table:table-cell>
          <table:table-cell office:value-type="string">
            <text:p><text:a xlink:href="http://de.wikipedia.org/wiki/Mannheim">Mannheim</text:a></text:p>
          </table:table-cell>
        </table:table-row>
        <table:table-row table:style-name="ro6">
          <table:table-cell office:value-type="float" office:value="276">
            <text:p>276</text:p>
          </table:table-cell>
          <table:table-cell office:value-type="string">
            <text:p><text:a xlink:href="http://de.wikipedia.org/wiki/Bundestagswahlkreis_Odenwald_–_Tauber">Odenwald – Tauber</text:a></text:p>
          </table:table-cell>
          <table:table-cell office:value-type="string">
            <text:p><text:a xlink:href="http://de.wikipedia.org/wiki/Neckar-Odenwald-Kreis">Neckar-Odenwald-Kreis</text:a>, <text:a xlink:href="http://de.wikipedia.org/wiki/Main-Tauber-Kreis">Main-Tauber-Kreis</text:a></text:p>
          </table:table-cell>
          <table:table-cell/>
          <table:table-cell office:value-type="float" office:value="277">
            <text:p>277</text:p>
          </table:table-cell>
          <table:table-cell office:value-type="string">
            <text:p><text:a xlink:href="http://de.wikipedia.org/wiki/Bundestagswahlkreis_Rhein-Neckar">Rhein-Neckar</text:a></text:p>
          </table:table-cell>
          <table:table-cell office:value-type="string">
            <text:p><text:a xlink:href="http://de.wikipedia.org/wiki/Rhein-Neckar-Kreis">Rhein-Neckar-Kreis</text:a> (östl. Teil)</text:p>
          </table:table-cell>
        </table:table-row>
        <table:table-row table:style-name="ro6">
          <table:table-cell office:value-type="float" office:value="278">
            <text:p>278</text:p>
          </table:table-cell>
          <table:table-cell office:value-type="string">
            <text:p><text:a xlink:href="http://de.wikipedia.org/wiki/Bundestagswahlkreis_Bruchsal_–_Schwetzingen">Bruchsal – Schwetzingen</text:a></text:p>
          </table:table-cell>
          <table:table-cell office:value-type="string">
            <text:p><text:a xlink:href="http://de.wikipedia.org/wiki/Landkreis_Karlsruhe">Landkreis Karlsruhe</text:a> (nördl. Teil), <text:a xlink:href="http://de.wikipedia.org/wiki/Rhein-Neckar-Kreis">Rhein-Neckar-Kreis</text:a> (westl. Teil)</text:p>
          </table:table-cell>
          <table:table-cell/>
          <table:table-cell office:value-type="float" office:value="279">
            <text:p>279</text:p>
          </table:table-cell>
          <table:table-cell office:value-type="string">
            <text:p><text:a xlink:href="http://de.wikipedia.org/wiki/Bundestagswahlkreis_Pforzheim">Pforzheim</text:a></text:p>
          </table:table-cell>
          <table:table-cell office:value-type="string">
            <text:p><text:a xlink:href="http://de.wikipedia.org/wiki/Pforzheim">Pforzheim</text:a>, <text:a xlink:href="http://de.wikipedia.org/wiki/Enzkreis">Enzkreis</text:a></text:p>
          </table:table-cell>
        </table:table-row>
        <table:table-row table:style-name="ro3">
          <table:table-cell office:value-type="float" office:value="280">
            <text:p>280</text:p>
          </table:table-cell>
          <table:table-cell office:value-type="string">
            <text:p><text:a xlink:href="http://de.wikipedia.org/wiki/Bundestagswahlkreis_Calw">Calw</text:a></text:p>
          </table:table-cell>
          <table:table-cell office:value-type="string">
            <text:p><text:a xlink:href="http://de.wikipedia.org/wiki/Landkreis_Calw">Landkreis Calw</text:a>, <text:a xlink:href="http://de.wikipedia.org/wiki/Landkreis_Freudenstadt">Landkreis Freudenstadt</text:a></text:p>
          </table:table-cell>
          <table:table-cell/>
          <table:table-cell office:value-type="float" office:value="281">
            <text:p>281</text:p>
          </table:table-cell>
          <table:table-cell office:value-type="string">
            <text:p><text:a xlink:href="http://de.wikipedia.org/wiki/Bundestagswahlkreis_Freiburg">Freiburg</text:a></text:p>
          </table:table-cell>
          <table:table-cell office:value-type="string">
            <text:p><text:a xlink:href="http://de.wikipedia.org/wiki/Freiburg_im_Breisgau">Freiburg im Breisgau</text:a>, <text:a xlink:href="http://de.wikipedia.org/wiki/Landkreis_Breisgau-Hochschwarzwald">Landkreis Breisgau-Hochschwarzwald</text:a> (nordwestl. Teil)</text:p>
          </table:table-cell>
        </table:table-row>
        <table:table-row table:style-name="ro7">
          <table:table-cell office:value-type="float" office:value="282">
            <text:p>282</text:p>
          </table:table-cell>
          <table:table-cell office:value-type="string">
            <text:p><text:a xlink:href="http://de.wikipedia.org/wiki/Bundestagswahlkreis_Lörrach_–_Müllheim">Lörrach – Müllheim</text:a></text:p>
          </table:table-cell>
          <table:table-cell office:value-type="string">
            <text:p><text:a xlink:href="http://de.wikipedia.org/wiki/Landkreis_Lörrach">Landkreis Lörrach</text:a>, <text:a xlink:href="http://de.wikipedia.org/wiki/Landkreis_Breisgau-Hochschwarzwald">Landkreis Breisgau-Hochschwarzwald</text:a> (südwestl. Teil)</text:p>
          </table:table-cell>
          <table:table-cell/>
          <table:table-cell office:value-type="float" office:value="283">
            <text:p>283</text:p>
          </table:table-cell>
          <table:table-cell office:value-type="string">
            <text:p><text:a xlink:href="http://de.wikipedia.org/wiki/Bundestagswahlkreis_Emmendingen_–_Lahr">Emmendingen – Lahr</text:a></text:p>
          </table:table-cell>
          <table:table-cell office:value-type="string">
            <text:p><text:a xlink:href="http://de.wikipedia.org/wiki/Landkreis_Emmendingen">Landkreis Emmendingen</text:a>, <text:a xlink:href="http://de.wikipedia.org/wiki/Ortenaukreis">Ortenaukreis</text:a> (südl. Teil)</text:p>
          </table:table-cell>
        </table:table-row>
        <table:table-row table:style-name="ro7">
          <table:table-cell office:value-type="float" office:value="284">
            <text:p>284</text:p>
          </table:table-cell>
          <table:table-cell office:value-type="string">
            <text:p><text:a xlink:href="http://de.wikipedia.org/wiki/Bundestagswahlkreis_Offenburg">Offenburg</text:a></text:p>
          </table:table-cell>
          <table:table-cell office:value-type="string">
            <text:p><text:a xlink:href="http://de.wikipedia.org/wiki/Ortenaukreis">Ortenaukreis</text:a> (nördl. Teil)</text:p>
          </table:table-cell>
          <table:table-cell/>
          <table:table-cell office:value-type="float" office:value="285">
            <text:p>285</text:p>
          </table:table-cell>
          <table:table-cell office:value-type="string">
            <text:p><text:a xlink:href="http://de.wikipedia.org/wiki/Bundestagswahlkreis_Rottweil_–_Tuttlingen">Rottweil – Tuttlingen</text:a></text:p>
          </table:table-cell>
          <table:table-cell office:value-type="string">
            <text:p><text:a xlink:href="http://de.wikipedia.org/wiki/Landkreis_Rottweil">Landkreis Rottweil</text:a>, <text:a xlink:href="http://de.wikipedia.org/wiki/Landkreis_Tuttlingen">Landkreis Tuttlingen</text:a></text:p>
          </table:table-cell>
        </table:table-row>
        <table:table-row table:style-name="ro6">
          <table:table-cell office:value-type="float" office:value="286">
            <text:p>286</text:p>
          </table:table-cell>
          <table:table-cell office:value-type="string">
            <text:p><text:a xlink:href="http://de.wikipedia.org/wiki/Bundestagswahlkreis_Schwarzwald-Baar">Schwarzwald-Baar</text:a></text:p>
          </table:table-cell>
          <table:table-cell office:value-type="string">
            <text:p><text:a xlink:href="http://de.wikipedia.org/wiki/Schwarzwald-Baar-Kreis">Schwarzwald-Baar-Kreis</text:a>, <text:a xlink:href="http://de.wikipedia.org/wiki/Ortenaukreis">Ortenaukreis</text:a> (östl. Teil)</text:p>
          </table:table-cell>
          <table:table-cell/>
          <table:table-cell office:value-type="float" office:value="287">
            <text:p>287</text:p>
          </table:table-cell>
          <table:table-cell office:value-type="string">
            <text:p><text:a xlink:href="http://de.wikipedia.org/wiki/Bundestagswahlkreis_Konstanz">Konstanz</text:a></text:p>
          </table:table-cell>
          <table:table-cell office:value-type="string">
            <text:p><text:a xlink:href="http://de.wikipedia.org/wiki/Landkreis_Konstanz">Landkreis Konstanz</text:a></text:p>
          </table:table-cell>
        </table:table-row>
        <table:table-row table:style-name="ro7">
          <table:table-cell office:value-type="float" office:value="288">
            <text:p>288</text:p>
          </table:table-cell>
          <table:table-cell office:value-type="string">
            <text:p><text:a xlink:href="http://de.wikipedia.org/wiki/Bundestagswahlkreis_Waldshut">Waldshut</text:a></text:p>
          </table:table-cell>
          <table:table-cell office:value-type="string">
            <text:p><text:a xlink:href="http://de.wikipedia.org/wiki/Landkreis_Waldshut">Landkreis Waldshut</text:a>, <text:a xlink:href="http://de.wikipedia.org/wiki/Landkreis_Breisgau-Hochschwarzwald">Landkreis Breisgau-Hochschwarzwald</text:a> (östl. Teil)</text:p>
          </table:table-cell>
          <table:table-cell/>
          <table:table-cell office:value-type="float" office:value="289">
            <text:p>289</text:p>
          </table:table-cell>
          <table:table-cell office:value-type="string">
            <text:p><text:a xlink:href="http://de.wikipedia.org/wiki/Bundestagswahlkreis_Reutlingen">Reutlingen</text:a></text:p>
          </table:table-cell>
          <table:table-cell office:value-type="string">
            <text:p><text:a xlink:href="http://de.wikipedia.org/wiki/Landkreis_Reutlingen">Landkreis Reutlingen</text:a></text:p>
          </table:table-cell>
        </table:table-row>
        <table:table-row table:style-name="ro6">
          <table:table-cell office:value-type="float" office:value="290">
            <text:p>290</text:p>
          </table:table-cell>
          <table:table-cell office:value-type="string">
            <text:p><text:a xlink:href="http://de.wikipedia.org/wiki/Bundestagswahlkreis_Tübingen">Tübingen</text:a></text:p>
          </table:table-cell>
          <table:table-cell office:value-type="string">
            <text:p><text:a xlink:href="http://de.wikipedia.org/wiki/Landkreis_Tübingen">Landkreis Tübingen</text:a>, <text:a xlink:href="http://de.wikipedia.org/wiki/Zollernalbkreis">Zollernalbkreis</text:a> (nördl. Teil)</text:p>
          </table:table-cell>
          <table:table-cell/>
          <table:table-cell office:value-type="float" office:value="291">
            <text:p>291</text:p>
          </table:table-cell>
          <table:table-cell office:value-type="string">
            <text:p><text:a xlink:href="http://de.wikipedia.org/wiki/Bundestagswahlkreis_Ulm">Ulm</text:a></text:p>
          </table:table-cell>
          <table:table-cell office:value-type="string">
            <text:p><text:a xlink:href="http://de.wikipedia.org/wiki/Ulm">Ulm</text:a>, <text:a xlink:href="http://de.wikipedia.org/wiki/Alb-Donau-Kreis">Alb-Donau-Kreis</text:a></text:p>
          </table:table-cell>
        </table:table-row>
        <table:table-row table:style-name="ro12">
          <table:table-cell office:value-type="float" office:value="292">
            <text:p>292</text:p>
          </table:table-cell>
          <table:table-cell office:value-type="string">
            <text:p><text:a xlink:href="http://de.wikipedia.org/wiki/Bundestagswahlkreis_Biberach">Biberach</text:a></text:p>
          </table:table-cell>
          <table:table-cell office:value-type="string">
            <text:p><text:a xlink:href="http://de.wikipedia.org/wiki/Landkreis_Biberach">Landkreis Biberach</text:a>, vom <text:a xlink:href="http://de.wikipedia.org/wiki/Landkreis_Ravensburg">Landkreis Ravensburg</text:a> die Gemeinden <text:a xlink:href="http://de.wikipedia.org/wiki/Aichstetten">Aichstetten</text:a>,<text:a xlink:href="http://de.wikipedia.org/wiki/Aitrach">Aitrach</text:a>, <text:a xlink:href="http://de.wikipedia.org/wiki/Bad_Wurzach">Bad Wurzach</text:a> und <text:a xlink:href="http://de.wikipedia.org/wiki/Kißlegg">Kißlegg</text:a></text:p>
          </table:table-cell>
          <table:table-cell/>
          <table:table-cell office:value-type="float" office:value="293">
            <text:p>293</text:p>
          </table:table-cell>
          <table:table-cell office:value-type="string">
            <text:p><text:a xlink:href="http://de.wikipedia.org/wiki/Bundestagswahlkreis_Bodensee">Bodensee</text:a></text:p>
          </table:table-cell>
          <table:table-cell office:value-type="string">
            <text:p><text:a xlink:href="http://de.wikipedia.org/wiki/Bodenseekreis">Bodenseekreis</text:a>, vom <text:a xlink:href="http://de.wikipedia.org/wiki/Landkreis_Sigmaringen">Landkreis Sigmaringen</text:a>die Gemeinden <text:a xlink:href="http://de.wikipedia.org/wiki/Herdwangen-Schönach">Herdwangen-Schönach</text:a>,<text:a xlink:href="http://de.wikipedia.org/wiki/Illmensee">Illmensee</text:a>, <text:a xlink:href="http://de.wikipedia.org/wiki/Pfullendorf">Pfullendorf</text:a> und <text:a xlink:href="http://de.wikipedia.org/wiki/Wald_(Hohenzollern)">Wald</text:a></text:p>
          </table:table-cell>
        </table:table-row>
        <table:table-row table:style-name="ro10">
          <table:table-cell office:value-type="float" office:value="294">
            <text:p>294</text:p>
          </table:table-cell>
          <table:table-cell office:value-type="string">
            <text:p><text:a xlink:href="http://de.wikipedia.org/wiki/Bundestagswahlkreis_Ravensburg">Ravensburg</text:a></text:p>
          </table:table-cell>
          <table:table-cell office:value-type="string">
            <text:p><text:a xlink:href="http://de.wikipedia.org/wiki/Landkreis_Ravensburg">Landkreis Ravensburg</text:a> ohne <text:a xlink:href="http://de.wikipedia.org/wiki/Aichstetten">Aichstetten</text:a>,<text:a xlink:href="http://de.wikipedia.org/wiki/Aitrach">Aitrach</text:a>, <text:a xlink:href="http://de.wikipedia.org/wiki/Bad_Wurzach">Bad Wurzach</text:a> und <text:a xlink:href="http://de.wikipedia.org/wiki/Kißlegg">Kißlegg</text:a></text:p>
          </table:table-cell>
          <table:table-cell/>
          <table:table-cell office:value-type="float" office:value="295">
            <text:p>295</text:p>
          </table:table-cell>
          <table:table-cell office:value-type="string">
            <text:p><text:a xlink:href="http://de.wikipedia.org/wiki/Bundestagswahlkreis_Zollernalb_–_Sigmaringen">Zollernalb – Sigmaringen</text:a></text:p>
          </table:table-cell>
          <table:table-cell office:value-type="string">
            <text:p><text:a xlink:href="http://de.wikipedia.org/wiki/Zollernalbkreis">Zollernalbkreis</text:a> (südl. Teil), <text:a xlink:href="http://de.wikipedia.org/wiki/Landkreis_Sigmaringen">Landkreis Sigmaringen</text:a> ohne <text:a xlink:href="http://de.wikipedia.org/wiki/Herdwangen-Schönach">Herdwangen-Schönach</text:a>,<text:a xlink:href="http://de.wikipedia.org/wiki/Illmensee">Illmensee</text:a>, <text:a xlink:href="http://de.wikipedia.org/wiki/Pfullendorf">Pfullendorf</text:a> und <text:a xlink:href="http://de.wikipedia.org/wiki/Wald_(Hohenzollern)">Wald</text:a></text:p>
          </table:table-cell>
        </table:table-row>
        <table:table-row table:style-name="ro1">
          <table:table-cell table:style-name="ce1" office:value-type="string" table:number-columns-spanned="7" table:number-rows-spanned="1">
            <text:p>Saarland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2">
          <table:table-cell office:value-type="float" office:value="296">
            <text:p>296</text:p>
          </table:table-cell>
          <table:table-cell office:value-type="string">
            <text:p><text:a xlink:href="http://de.wikipedia.org/wiki/Bundestagswahlkreis_Saarbrücken">Saarbrücken</text:a></text:p>
          </table:table-cell>
          <table:table-cell office:value-type="string">
            <text:p>Vom <text:a xlink:href="http://de.wikipedia.org/wiki/Regionalverband_Saarbrücken">Regionalverband Saarbrücken</text:a> die Gemeinden <text:a xlink:href="http://de.wikipedia.org/wiki/Saarbrücken">Saarbrücken</text:a>, <text:a xlink:href="http://de.wikipedia.org/wiki/Großrosseln">Großrosseln</text:a>,<text:a xlink:href="http://de.wikipedia.org/wiki/Püttlingen">Püttlingen</text:a>, <text:a xlink:href="http://de.wikipedia.org/wiki/Riegelsberg">Riegelsberg</text:a>, <text:a xlink:href="http://de.wikipedia.org/wiki/Kleinblittersdorf">Kleinblittersdorf</text:a> und<text:a xlink:href="http://de.wikipedia.org/wiki/Völklingen">Völklingen</text:a></text:p>
          </table:table-cell>
          <table:table-cell/>
          <table:table-cell office:value-type="float" office:value="297">
            <text:p>297</text:p>
          </table:table-cell>
          <table:table-cell office:value-type="string">
            <text:p><text:a xlink:href="http://de.wikipedia.org/wiki/Bundestagswahlkreis_Saarlouis">Saarlouis</text:a></text:p>
          </table:table-cell>
          <table:table-cell office:value-type="string">
            <text:p><text:a xlink:href="http://de.wikipedia.org/wiki/Landkreis_Saarlouis">Landkreis Saarlouis</text:a> ohne <text:a xlink:href="http://de.wikipedia.org/wiki/Lebach">Lebach</text:a> und<text:a xlink:href="http://de.wikipedia.org/wiki/Schmelz_(Saar)">Schmelz</text:a>, <text:a xlink:href="http://de.wikipedia.org/wiki/Landkreis_Merzig-Wadern">Landkreis Merzig-Wadern</text:a></text:p>
          </table:table-cell>
        </table:table-row>
        <table:table-row table:style-name="ro18">
          <table:table-cell office:value-type="float" office:value="298">
            <text:p>298</text:p>
          </table:table-cell>
          <table:table-cell office:value-type="string">
            <text:p><text:a xlink:href="http://de.wikipedia.org/wiki/Bundestagswahlkreis_St._Wendel">St. Wendel</text:a></text:p>
          </table:table-cell>
          <table:table-cell office:value-type="string">
            <text:p><text:a xlink:href="http://de.wikipedia.org/wiki/Landkreis_St._Wendel">Landkreis St. Wendel</text:a>, vom <text:a xlink:href="http://de.wikipedia.org/wiki/Landkreis_Saarlouis">Landkreis Saarlouis</text:a> die Gemeinden <text:a xlink:href="http://de.wikipedia.org/wiki/Lebach">Lebach</text:a> und<text:a xlink:href="http://de.wikipedia.org/wiki/Schmelz_(Saar)">Schmelz</text:a>, vom <text:a xlink:href="http://de.wikipedia.org/wiki/Landkreis_Neunkirchen">Landkreis Neunkirchen</text:a> die Gemeinden <text:a xlink:href="http://de.wikipedia.org/wiki/Eppelborn">Eppelborn</text:a>, <text:a xlink:href="http://de.wikipedia.org/wiki/Illingen_(Saar)">Illingen</text:a>, <text:a xlink:href="http://de.wikipedia.org/wiki/Merchweiler">Merchweiler</text:a>,<text:a xlink:href="http://de.wikipedia.org/wiki/Ottweiler">Ottweiler</text:a> und <text:a xlink:href="http://de.wikipedia.org/wiki/Schiffweiler">Schiffweiler</text:a>, vom<text:a xlink:href="http://de.wikipedia.org/wiki/Regionalverband_Saarbrücken">Regionalverband Saarbrücken</text:a> die Gemeinde<text:a xlink:href="http://de.wikipedia.org/wiki/Heusweiler">Heusweiler</text:a></text:p>
          </table:table-cell>
          <table:table-cell/>
          <table:table-cell office:value-type="float" office:value="299">
            <text:p>299</text:p>
          </table:table-cell>
          <table:table-cell office:value-type="string">
            <text:p><text:a xlink:href="http://de.wikipedia.org/wiki/Bundestagswahlkreis_Homburg">Homburg</text:a></text:p>
          </table:table-cell>
          <table:table-cell office:value-type="string">
            <text:p><text:a xlink:href="http://de.wikipedia.org/wiki/Saarpfalz-Kreis">Saarpfalz-Kreis</text:a>, vom <text:a xlink:href="http://de.wikipedia.org/wiki/Landkreis_Neunkirchen">Landkreis Neunkirchen</text:a>die Gemeinden <text:a xlink:href="http://de.wikipedia.org/wiki/Neunkirchen_(Saar)">Neunkirchen</text:a> und <text:a xlink:href="http://de.wikipedia.org/wiki/Spiesen-Elversberg">Spiesen-Elversberg</text:a>, vom <text:a xlink:href="http://de.wikipedia.org/wiki/Regionalverband_Saarbrücken">Regionalverband Saarbrücken</text:a> die Gemeinden <text:a xlink:href="http://de.wikipedia.org/wiki/Friedrichsthal_(Saar)">Friedrichsthal</text:a>,<text:a xlink:href="http://de.wikipedia.org/wiki/Quierschied">Quierschied</text:a> und <text:a xlink:href="http://de.wikipedia.org/wiki/Sulzbach/Saar">Sulzbach/Saar</text:a>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7">07.11.2010</text:date>, <text:time>00:15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oschi </meta:initial-creator>
    <meta:creation-date>2010-11-06T20:38:33</meta:creation-date>
    <meta:generator>OpenOffice.org/3.2$Unix OpenOffice.org_project/320m12$Build-9483</meta:generator>
    <dc:date>2010-11-07T00:15:56</dc:date>
    <dc:creator>Eva </dc:creator>
    <meta:editing-duration>PT01H51M06S</meta:editing-duration>
    <meta:editing-cycles>1</meta:editing-cycles>
    <meta:document-statistic meta:table-count="3" meta:cell-count="913" meta:object-count="0"/>
  </office:meta>
</office:document-meta>
</file>